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Inconsolata" svg:font-family="Inconsolat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8" style:family="table-cell" style:parent-style-name="Default" style:data-style-name="N1">
      <style:table-cell-properties style:vertical-align="automatic" style:repeat-content="false"/>
      <style:paragraph-properties fo:text-align="center"/>
      <style:text-properties fo:color="#4472C4"/>
    </style:style>
    <style:style style:name="ce9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o1" style:family="table-column">
      <style:table-column-properties fo:break-before="auto" style:column-width="4.826cm"/>
    </style:style>
    <style:style style:name="co2" style:family="table-column">
      <style:table-column-properties fo:break-before="auto" style:column-width="5.08cm"/>
    </style:style>
    <style:style style:name="co3" style:family="table-column">
      <style:table-column-properties fo:break-before="auto" style:column-width="3.25966666666667cm"/>
    </style:style>
    <style:style style:name="co4" style:family="table-column">
      <style:table-column-properties fo:break-before="auto" style:column-width="3.15383333333333cm"/>
    </style:style>
    <style:style style:name="co5" style:family="table-column">
      <style:table-column-properties fo:break-before="auto" style:column-width="1.651cm"/>
    </style:style>
    <style:style style:name="co6" style:family="table-column">
      <style:table-column-properties fo:break-before="auto" style:column-width="2.751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6.2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[.$C2:.$C1000]&gt;16105)" style:apply-style-name="cf3" style:base-cell-address="Sheet1.A2"/>
      <style:map style:condition="of:is-true-formula(NOT(ISERROR(SEARCH((&quot;Gujarat&quot;);([.A2])))))" style:apply-style-name="cf2" style:base-cell-address="Sheet1.A2"/>
    </style:style>
    <style:style style:name="ce11" style:family="table-cell" style:parent-style-name="Default" style:data-style-name="N1">
      <style:table-cell-properties style:vertical-align="automatic" style:repeat-content="false"/>
      <style:paragraph-properties fo:text-align="center"/>
      <style:map style:condition="of:is-true-formula([.$C2:.$C1000]&gt;16105)" style:apply-style-name="cf3" style:base-cell-address="Sheet1.A2"/>
      <style:map style:condition="of:is-true-formula(NOT(ISERROR(SEARCH((&quot;Gujarat&quot;);([.A2])))))" style:apply-style-name="cf2" style:base-cell-address="Sheet1.A2"/>
    </style:style>
    <style:style style:name="ce12" style:family="table-cell" style:parent-style-name="Default" style:data-style-name="N1">
      <style:table-cell-properties style:vertical-align="automatic" style:repeat-content="false"/>
      <style:paragraph-properties fo:text-align="center"/>
      <style:text-properties fo:color="#4472C4"/>
      <style:map style:condition="of:is-true-formula([.$C2:.$C1000]&gt;16105)" style:apply-style-name="cf3" style:base-cell-address="Sheet1.A2"/>
      <style:map style:condition="of:is-true-formula(NOT(ISERROR(SEARCH((&quot;Gujarat&quot;);([.A2])))))" style:apply-style-name="cf2" style:base-cell-address="Sheet1.A2"/>
    </style:style>
    <style:style style:name="ce13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map style:condition="of:is-true-formula([.$C2:.$C1000]&gt;16105)" style:apply-style-name="cf3" style:base-cell-address="Sheet1.A2"/>
      <style:map style:condition="of:is-true-formula(NOT(ISERROR(SEARCH((&quot;Gujarat&quot;);([.A2])))))" style:apply-style-name="cf2" style:base-cell-address="Sheet1.A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2" table:default-cell-style-name="ce4"/>
        <table:table-column table:style-name="co6" table:number-columns-repeated="16358" table:default-cell-style-name="ce4"/>
        <table:table-row table:style-name="ro1">
          <table:table-cell office:value-type="string" table:style-name="ce2">
            <text:p>District</text:p>
          </table:table-cell>
          <table:table-cell office:value-type="string" table:style-name="ce2">
            <text:p>State</text:p>
          </table:table-cell>
          <table:table-cell office:value-type="string" table:style-name="ce3">
            <text:p>Area_km2</text:p>
          </table:table-cell>
          <table:table-cell office:value-type="string" table:style-name="ce3">
            <text:p>Population</text:p>
          </table:table-cell>
          <table:table-cell table:number-columns-repeated="16380" table:style-name="ce4"/>
        </table:table-row>
        <table:table-row table:style-name="ro1">
          <table:table-cell office:value-type="string" table:style-name="ce10">
            <text:p>Adilabad</text:p>
          </table:table-cell>
          <table:table-cell office:value-type="string" table:style-name="ce10">
            <text:p>Andhra Pradesh</text:p>
          </table:table-cell>
          <table:table-cell office:value-type="float" office:value="16105" table:style-name="ce11">
            <text:p>16105</text:p>
          </table:table-cell>
          <table:table-cell office:value-type="float" office:value="2741239" table:style-name="ce11">
            <text:p>2741239</text:p>
          </table:table-cell>
          <table:table-cell table:style-name="ce6"/>
          <table:table-cell table:style-name="ce5"/>
          <table:table-cell table:number-columns-repeated="16378" table:style-name="ce4"/>
        </table:table-row>
        <table:table-row table:style-name="ro1">
          <table:table-cell office:value-type="string" table:style-name="ce10">
            <text:p>Agra</text:p>
          </table:table-cell>
          <table:table-cell office:value-type="string" table:style-name="ce10">
            <text:p>Uttar Pradesh</text:p>
          </table:table-cell>
          <table:table-cell office:value-type="float" office:value="4041" table:style-name="ce11">
            <text:p>4041</text:p>
          </table:table-cell>
          <table:table-cell office:value-type="float" office:value="4418797" table:style-name="ce11">
            <text:p>4418797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10">
            <text:p>Ahmadabad</text:p>
          </table:table-cell>
          <table:table-cell office:value-type="string" table:style-name="ce10">
            <text:p>Gujarat</text:p>
          </table:table-cell>
          <table:table-cell office:value-type="float" office:value="8107" table:style-name="ce11">
            <text:p>8107</text:p>
          </table:table-cell>
          <table:table-cell office:value-type="float" office:value="7214225" table:style-name="ce11">
            <text:p>7214225</text:p>
          </table:table-cell>
          <table:table-cell table:style-name="ce4"/>
          <table:table-cell table:style-name="ce5"/>
          <table:table-cell table:style-name="ce7"/>
          <table:table-cell table:number-columns-repeated="16377"/>
        </table:table-row>
        <table:table-row table:style-name="ro1">
          <table:table-cell office:value-type="string" table:style-name="ce10">
            <text:p>Ahmadnagar</text:p>
          </table:table-cell>
          <table:table-cell office:value-type="string" table:style-name="ce10">
            <text:p>Maharashtra</text:p>
          </table:table-cell>
          <table:table-cell office:value-type="float" office:value="17048" table:style-name="ce11">
            <text:p>17048</text:p>
          </table:table-cell>
          <table:table-cell office:value-type="float" office:value="4543159" table:style-name="ce12">
            <text:p>4543159</text:p>
          </table:table-cell>
          <table:table-cell table:number-columns-repeated="16380" table:style-name="ce4"/>
        </table:table-row>
        <table:table-row table:style-name="ro1">
          <table:table-cell office:value-type="string" table:style-name="ce10">
            <text:p>Aizawl</text:p>
          </table:table-cell>
          <table:table-cell office:value-type="string" table:style-name="ce10">
            <text:p>Mizoram</text:p>
          </table:table-cell>
          <table:table-cell office:value-type="float" office:value="3576" table:style-name="ce11">
            <text:p>3576</text:p>
          </table:table-cell>
          <table:table-cell office:value-type="float" office:value="400309" table:style-name="ce11">
            <text:p>400309</text:p>
          </table:table-cell>
          <table:table-cell table:number-columns-repeated="16380" table:style-name="ce4"/>
        </table:table-row>
        <table:table-row table:style-name="ro1">
          <table:table-cell office:value-type="string" table:style-name="ce10">
            <text:p>Ajmer</text:p>
          </table:table-cell>
          <table:table-cell office:value-type="string" table:style-name="ce10">
            <text:p>Rajasthan</text:p>
          </table:table-cell>
          <table:table-cell office:value-type="float" office:value="8481" table:style-name="ce11">
            <text:p>8481</text:p>
          </table:table-cell>
          <table:table-cell office:value-type="float" office:value="2583052" table:style-name="ce11">
            <text:p>2583052</text:p>
          </table:table-cell>
          <table:table-cell table:number-columns-repeated="16380" table:style-name="ce4"/>
        </table:table-row>
        <table:table-row table:style-name="ro1">
          <table:table-cell office:value-type="string" table:style-name="ce10">
            <text:p>Akola</text:p>
          </table:table-cell>
          <table:table-cell office:value-type="string" table:style-name="ce10">
            <text:p>Maharashtra</text:p>
          </table:table-cell>
          <table:table-cell office:value-type="float" office:value="5676" table:style-name="ce11">
            <text:p>5676</text:p>
          </table:table-cell>
          <table:table-cell office:value-type="float" office:value="1813906" table:style-name="ce11">
            <text:p>1813906</text:p>
          </table:table-cell>
          <table:table-cell table:number-columns-repeated="16380" table:style-name="ce4"/>
        </table:table-row>
        <table:table-row table:style-name="ro1">
          <table:table-cell office:value-type="string" table:style-name="ce10">
            <text:p>Alappuzha</text:p>
          </table:table-cell>
          <table:table-cell office:value-type="string" table:style-name="ce10">
            <text:p>Kerala</text:p>
          </table:table-cell>
          <table:table-cell office:value-type="float" office:value="1415" table:style-name="ce11">
            <text:p>1415</text:p>
          </table:table-cell>
          <table:table-cell office:value-type="float" office:value="2127789" table:style-name="ce11">
            <text:p>2127789</text:p>
          </table:table-cell>
          <table:table-cell table:number-columns-repeated="16380" table:style-name="ce4"/>
        </table:table-row>
        <table:table-row table:style-name="ro1">
          <table:table-cell office:value-type="string" table:style-name="ce10">
            <text:p>Aligarh</text:p>
          </table:table-cell>
          <table:table-cell office:value-type="string" table:style-name="ce10">
            <text:p>Uttar Pradesh</text:p>
          </table:table-cell>
          <table:table-cell office:value-type="float" office:value="3650" table:style-name="ce11">
            <text:p>3650</text:p>
          </table:table-cell>
          <table:table-cell office:value-type="float" office:value="3673889" table:style-name="ce11">
            <text:p>3673889</text:p>
          </table:table-cell>
          <table:table-cell table:number-columns-repeated="16380" table:style-name="ce4"/>
        </table:table-row>
        <table:table-row table:style-name="ro1">
          <table:table-cell office:value-type="string" table:style-name="ce10">
            <text:p>Alirajpur</text:p>
          </table:table-cell>
          <table:table-cell office:value-type="string" table:style-name="ce10">
            <text:p>Madhya Pradesh</text:p>
          </table:table-cell>
          <table:table-cell office:value-type="float" office:value="3182" table:style-name="ce11">
            <text:p>3182</text:p>
          </table:table-cell>
          <table:table-cell office:value-type="float" office:value="728999" table:style-name="ce11">
            <text:p>728999</text:p>
          </table:table-cell>
          <table:table-cell table:number-columns-repeated="16380" table:style-name="ce4"/>
        </table:table-row>
        <table:table-row table:style-name="ro1">
          <table:table-cell office:value-type="string" table:style-name="ce10">
            <text:p>Allahabad</text:p>
          </table:table-cell>
          <table:table-cell office:value-type="string" table:style-name="ce10">
            <text:p>Uttar Pradesh</text:p>
          </table:table-cell>
          <table:table-cell office:value-type="float" office:value="5482" table:style-name="ce11">
            <text:p>5482</text:p>
          </table:table-cell>
          <table:table-cell office:value-type="float" office:value="5954391" table:style-name="ce11">
            <text:p>5954391</text:p>
          </table:table-cell>
          <table:table-cell table:number-columns-repeated="16380" table:style-name="ce4"/>
        </table:table-row>
        <table:table-row table:style-name="ro1">
          <table:table-cell office:value-type="string" table:style-name="ce10">
            <text:p>Almora</text:p>
          </table:table-cell>
          <table:table-cell office:value-type="string" table:style-name="ce10">
            <text:p>Uttarakhand</text:p>
          </table:table-cell>
          <table:table-cell office:value-type="float" office:value="3144" table:style-name="ce11">
            <text:p>3144</text:p>
          </table:table-cell>
          <table:table-cell office:value-type="float" office:value="622506" table:style-name="ce11">
            <text:p>622506</text:p>
          </table:table-cell>
          <table:table-cell table:number-columns-repeated="16380" table:style-name="ce4"/>
        </table:table-row>
        <table:table-row table:style-name="ro1">
          <table:table-cell office:value-type="string" table:style-name="ce10">
            <text:p>Alwar</text:p>
          </table:table-cell>
          <table:table-cell office:value-type="string" table:style-name="ce10">
            <text:p>Rajasthan</text:p>
          </table:table-cell>
          <table:table-cell office:value-type="float" office:value="8380" table:style-name="ce11">
            <text:p>8380</text:p>
          </table:table-cell>
          <table:table-cell office:value-type="float" office:value="3674179" table:style-name="ce11">
            <text:p>3674179</text:p>
          </table:table-cell>
          <table:table-cell table:number-columns-repeated="16380" table:style-name="ce4"/>
        </table:table-row>
        <table:table-row table:style-name="ro1">
          <table:table-cell office:value-type="string" table:style-name="ce10">
            <text:p>Ambala</text:p>
          </table:table-cell>
          <table:table-cell office:value-type="string" table:style-name="ce10">
            <text:p>Haryana</text:p>
          </table:table-cell>
          <table:table-cell office:value-type="float" office:value="1574" table:style-name="ce11">
            <text:p>1574</text:p>
          </table:table-cell>
          <table:table-cell office:value-type="float" office:value="1128350" table:style-name="ce11">
            <text:p>1128350</text:p>
          </table:table-cell>
          <table:table-cell table:number-columns-repeated="16380" table:style-name="ce4"/>
        </table:table-row>
        <table:table-row table:style-name="ro1">
          <table:table-cell office:value-type="string" table:style-name="ce10">
            <text:p>Ambedkar Nagar</text:p>
          </table:table-cell>
          <table:table-cell office:value-type="string" table:style-name="ce10">
            <text:p>Uttar Pradesh</text:p>
          </table:table-cell>
          <table:table-cell office:value-type="float" office:value="2350" table:style-name="ce11">
            <text:p>2350</text:p>
          </table:table-cell>
          <table:table-cell office:value-type="float" office:value="2397888" table:style-name="ce11">
            <text:p>2397888</text:p>
          </table:table-cell>
          <table:table-cell table:number-columns-repeated="16380" table:style-name="ce4"/>
        </table:table-row>
        <table:table-row table:style-name="ro1">
          <table:table-cell office:value-type="string" table:style-name="ce10">
            <text:p>Amravati</text:p>
          </table:table-cell>
          <table:table-cell office:value-type="string" table:style-name="ce10">
            <text:p>Maharashtra</text:p>
          </table:table-cell>
          <table:table-cell office:value-type="float" office:value="12210" table:style-name="ce11">
            <text:p>12210</text:p>
          </table:table-cell>
          <table:table-cell office:value-type="float" office:value="2888445" table:style-name="ce11">
            <text:p>288844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Amreli</text:p>
          </table:table-cell>
          <table:table-cell office:value-type="string" table:style-name="ce13">
            <text:p>Gujarat</text:p>
          </table:table-cell>
          <table:table-cell office:value-type="float" office:value="7397" table:style-name="ce11">
            <text:p>7397</text:p>
          </table:table-cell>
          <table:table-cell office:value-type="float" office:value="1514190" table:style-name="ce11">
            <text:p>151419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Amritsar</text:p>
          </table:table-cell>
          <table:table-cell office:value-type="string" table:style-name="ce10">
            <text:p>Punjab</text:p>
          </table:table-cell>
          <table:table-cell office:value-type="float" office:value="2683" table:style-name="ce11">
            <text:p>2683</text:p>
          </table:table-cell>
          <table:table-cell office:value-type="float" office:value="2490656" table:style-name="ce11">
            <text:p>2490656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Anand</text:p>
          </table:table-cell>
          <table:table-cell office:value-type="string" table:style-name="ce10">
            <text:p>Gujarat</text:p>
          </table:table-cell>
          <table:table-cell office:value-type="float" office:value="3204" table:style-name="ce11">
            <text:p>3204</text:p>
          </table:table-cell>
          <table:table-cell office:value-type="float" office:value="2092745" table:style-name="ce11">
            <text:p>209274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Anantapur</text:p>
          </table:table-cell>
          <table:table-cell office:value-type="string" table:style-name="ce10">
            <text:p>Andhra Pradesh</text:p>
          </table:table-cell>
          <table:table-cell office:value-type="float" office:value="19130" table:style-name="ce11">
            <text:p>19130</text:p>
          </table:table-cell>
          <table:table-cell office:value-type="float" office:value="4081148" table:style-name="ce11">
            <text:p>4081148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Anantnag</text:p>
          </table:table-cell>
          <table:table-cell office:value-type="string" table:style-name="ce10">
            <text:p>Jammu and Kashmir</text:p>
          </table:table-cell>
          <table:table-cell office:value-type="float" office:value="3574" table:style-name="ce11">
            <text:p>3574</text:p>
          </table:table-cell>
          <table:table-cell office:value-type="float" office:value="1078692" table:style-name="ce11">
            <text:p>107869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Anjaw</text:p>
          </table:table-cell>
          <table:table-cell office:value-type="string" table:style-name="ce10">
            <text:p>Arunachal Pradesh</text:p>
          </table:table-cell>
          <table:table-cell office:value-type="float" office:value="6190" table:style-name="ce11">
            <text:p>6190</text:p>
          </table:table-cell>
          <table:table-cell office:value-type="float" office:value="21167" table:style-name="ce11">
            <text:p>21167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Anugul</text:p>
          </table:table-cell>
          <table:table-cell office:value-type="string" table:style-name="ce10">
            <text:p>Orissa</text:p>
          </table:table-cell>
          <table:table-cell office:value-type="float" office:value="6375" table:style-name="ce11">
            <text:p>6375</text:p>
          </table:table-cell>
          <table:table-cell office:value-type="float" office:value="1273821" table:style-name="ce11">
            <text:p>127382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Anuppur</text:p>
          </table:table-cell>
          <table:table-cell office:value-type="string" table:style-name="ce10">
            <text:p>Madhya Pradesh</text:p>
          </table:table-cell>
          <table:table-cell office:value-type="float" office:value="3747" table:style-name="ce11">
            <text:p>3747</text:p>
          </table:table-cell>
          <table:table-cell office:value-type="float" office:value="749237" table:style-name="ce11">
            <text:p>749237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Araria</text:p>
          </table:table-cell>
          <table:table-cell office:value-type="string" table:style-name="ce10">
            <text:p>Bihar</text:p>
          </table:table-cell>
          <table:table-cell office:value-type="float" office:value="2830" table:style-name="ce11">
            <text:p>2830</text:p>
          </table:table-cell>
          <table:table-cell office:value-type="float" office:value="2811569" table:style-name="ce11">
            <text:p>2811569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Perambalur</text:p>
          </table:table-cell>
          <table:table-cell office:value-type="string" table:style-name="ce10">
            <text:p>Tamil Nadu</text:p>
          </table:table-cell>
          <table:table-cell office:value-type="float" office:value="1756" table:style-name="ce11">
            <text:p>1756</text:p>
          </table:table-cell>
          <table:table-cell office:value-type="float" office:value="565223" table:style-name="ce11">
            <text:p>565223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Arwal</text:p>
          </table:table-cell>
          <table:table-cell office:value-type="string" table:style-name="ce10">
            <text:p>Bihar</text:p>
          </table:table-cell>
          <table:table-cell office:value-type="float" office:value="638" table:style-name="ce11">
            <text:p>638</text:p>
          </table:table-cell>
          <table:table-cell office:value-type="float" office:value="700843" table:style-name="ce11">
            <text:p>700843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Ashoknagar</text:p>
          </table:table-cell>
          <table:table-cell office:value-type="string" table:style-name="ce10">
            <text:p>Madhya Pradesh</text:p>
          </table:table-cell>
          <table:table-cell office:value-type="float" office:value="4674" table:style-name="ce11">
            <text:p>4674</text:p>
          </table:table-cell>
          <table:table-cell office:value-type="float" office:value="845071" table:style-name="ce11">
            <text:p>84507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Auraiya</text:p>
          </table:table-cell>
          <table:table-cell office:value-type="string" table:style-name="ce10">
            <text:p>Uttar Pradesh</text:p>
          </table:table-cell>
          <table:table-cell office:value-type="float" office:value="2016" table:style-name="ce11">
            <text:p>2016</text:p>
          </table:table-cell>
          <table:table-cell office:value-type="float" office:value="1379545" table:style-name="ce11">
            <text:p>137954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Aurangabad</text:p>
          </table:table-cell>
          <table:table-cell office:value-type="string" table:style-name="ce10">
            <text:p>Maharashtra</text:p>
          </table:table-cell>
          <table:table-cell office:value-type="float" office:value="3305" table:style-name="ce11">
            <text:p>3305</text:p>
          </table:table-cell>
          <table:table-cell office:value-type="float" office:value="2540073" table:style-name="ce11">
            <text:p>2540073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Aurangabad</text:p>
          </table:table-cell>
          <table:table-cell office:value-type="string" table:style-name="ce10">
            <text:p>Maharashtra</text:p>
          </table:table-cell>
          <table:table-cell office:value-type="float" office:value="10107" table:style-name="ce11">
            <text:p>10107</text:p>
          </table:table-cell>
          <table:table-cell office:value-type="float" office:value="3701282" table:style-name="ce11">
            <text:p>370128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Azamgarh</text:p>
          </table:table-cell>
          <table:table-cell office:value-type="string" table:style-name="ce10">
            <text:p>Uttar Pradesh</text:p>
          </table:table-cell>
          <table:table-cell office:value-type="float" office:value="4054" table:style-name="ce11">
            <text:p>4054</text:p>
          </table:table-cell>
          <table:table-cell office:value-type="float" office:value="4613913" table:style-name="ce11">
            <text:p>4613913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Badgam</text:p>
          </table:table-cell>
          <table:table-cell office:value-type="string" table:style-name="ce10">
            <text:p>Jammu and Kashmir</text:p>
          </table:table-cell>
          <table:table-cell office:value-type="float" office:value="1361" table:style-name="ce11">
            <text:p>1361</text:p>
          </table:table-cell>
          <table:table-cell office:value-type="float" office:value="753745" table:style-name="ce11">
            <text:p>75374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Bagalkot</text:p>
          </table:table-cell>
          <table:table-cell office:value-type="string" table:style-name="ce10">
            <text:p>Karnataka</text:p>
          </table:table-cell>
          <table:table-cell office:value-type="float" office:value="6552" table:style-name="ce11">
            <text:p>6552</text:p>
          </table:table-cell>
          <table:table-cell office:value-type="float" office:value="1889752" table:style-name="ce11">
            <text:p>188975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Bageshwar</text:p>
          </table:table-cell>
          <table:table-cell office:value-type="string" table:style-name="ce10">
            <text:p>Uttarakhand</text:p>
          </table:table-cell>
          <table:table-cell office:value-type="float" office:value="2241" table:style-name="ce11">
            <text:p>2241</text:p>
          </table:table-cell>
          <table:table-cell office:value-type="float" office:value="259898" table:style-name="ce11">
            <text:p>259898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Baghpat</text:p>
          </table:table-cell>
          <table:table-cell office:value-type="string" table:style-name="ce10">
            <text:p>Uttar Pradesh</text:p>
          </table:table-cell>
          <table:table-cell office:value-type="float" office:value="1321" table:style-name="ce11">
            <text:p>1321</text:p>
          </table:table-cell>
          <table:table-cell office:value-type="float" office:value="1303048" table:style-name="ce11">
            <text:p>1303048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Bahraich</text:p>
          </table:table-cell>
          <table:table-cell office:value-type="string" table:style-name="ce10">
            <text:p>Uttar Pradesh</text:p>
          </table:table-cell>
          <table:table-cell office:value-type="float" office:value="5237" table:style-name="ce11">
            <text:p>5237</text:p>
          </table:table-cell>
          <table:table-cell office:value-type="float" office:value="3487731" table:style-name="ce11">
            <text:p>348773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Baksa</text:p>
          </table:table-cell>
          <table:table-cell office:value-type="string" table:style-name="ce10">
            <text:p>Assam</text:p>
          </table:table-cell>
          <table:table-cell office:value-type="float" office:value="2457" table:style-name="ce11">
            <text:p>2457</text:p>
          </table:table-cell>
          <table:table-cell office:value-type="float" office:value="950075" table:style-name="ce11">
            <text:p>95007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Balaghat</text:p>
          </table:table-cell>
          <table:table-cell office:value-type="string" table:style-name="ce10">
            <text:p>Madhya Pradesh</text:p>
          </table:table-cell>
          <table:table-cell office:value-type="float" office:value="9229" table:style-name="ce11">
            <text:p>9229</text:p>
          </table:table-cell>
          <table:table-cell office:value-type="float" office:value="1701698" table:style-name="ce11">
            <text:p>1701698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Balangir</text:p>
          </table:table-cell>
          <table:table-cell office:value-type="string" table:style-name="ce10">
            <text:p>Orissa</text:p>
          </table:table-cell>
          <table:table-cell office:value-type="float" office:value="6575" table:style-name="ce11">
            <text:p>6575</text:p>
          </table:table-cell>
          <table:table-cell office:value-type="float" office:value="1648997" table:style-name="ce11">
            <text:p>1648997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Baleshwar</text:p>
          </table:table-cell>
          <table:table-cell office:value-type="string" table:style-name="ce10">
            <text:p>Orissa</text:p>
          </table:table-cell>
          <table:table-cell office:value-type="float" office:value="3806" table:style-name="ce11">
            <text:p>3806</text:p>
          </table:table-cell>
          <table:table-cell office:value-type="float" office:value="2320529" table:style-name="ce11">
            <text:p>2320529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Ballia</text:p>
          </table:table-cell>
          <table:table-cell office:value-type="string" table:style-name="ce10">
            <text:p>Uttar Pradesh</text:p>
          </table:table-cell>
          <table:table-cell office:value-type="float" office:value="2981" table:style-name="ce11">
            <text:p>2981</text:p>
          </table:table-cell>
          <table:table-cell office:value-type="float" office:value="3239774" table:style-name="ce11">
            <text:p>3239774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Balrampur</text:p>
          </table:table-cell>
          <table:table-cell office:value-type="string" table:style-name="ce10">
            <text:p>Uttar Pradesh</text:p>
          </table:table-cell>
          <table:table-cell office:value-type="float" office:value="3349" table:style-name="ce11">
            <text:p>3349</text:p>
          </table:table-cell>
          <table:table-cell office:value-type="float" office:value="2148665" table:style-name="ce11">
            <text:p>214866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Banaskantha</text:p>
          </table:table-cell>
          <table:table-cell office:value-type="string" table:style-name="ce10">
            <text:p>Gujarat</text:p>
          </table:table-cell>
          <table:table-cell office:value-type="float" office:value="10743" table:style-name="ce11">
            <text:p>10743</text:p>
          </table:table-cell>
          <table:table-cell office:value-type="float" office:value="3120506" table:style-name="ce11">
            <text:p>3120506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Banda</text:p>
          </table:table-cell>
          <table:table-cell office:value-type="string" table:style-name="ce10">
            <text:p>Uttar Pradesh</text:p>
          </table:table-cell>
          <table:table-cell office:value-type="float" office:value="4408" table:style-name="ce11">
            <text:p>4408</text:p>
          </table:table-cell>
          <table:table-cell office:value-type="float" office:value="1799410" table:style-name="ce11">
            <text:p>179941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Bandipora</text:p>
          </table:table-cell>
          <table:table-cell office:value-type="string" table:style-name="ce10">
            <text:p>Jammu and Kashmir</text:p>
          </table:table-cell>
          <table:table-cell office:value-type="float" office:value="345" table:style-name="ce11">
            <text:p>345</text:p>
          </table:table-cell>
          <table:table-cell office:value-type="float" office:value="392232" table:style-name="ce11">
            <text:p>39223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Bangalore</text:p>
          </table:table-cell>
          <table:table-cell office:value-type="string" table:style-name="ce10">
            <text:p>Karnataka</text:p>
          </table:table-cell>
          <table:table-cell office:value-type="float" office:value="2196" table:style-name="ce11">
            <text:p>2196</text:p>
          </table:table-cell>
          <table:table-cell office:value-type="float" office:value="9621551" table:style-name="ce11">
            <text:p>962155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Bangalore Rural</text:p>
          </table:table-cell>
          <table:table-cell office:value-type="string" table:style-name="ce10">
            <text:p>Karnataka</text:p>
          </table:table-cell>
          <table:table-cell office:value-type="float" office:value="2298" table:style-name="ce11">
            <text:p>2298</text:p>
          </table:table-cell>
          <table:table-cell office:value-type="float" office:value="990923" table:style-name="ce11">
            <text:p>990923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Banka</text:p>
          </table:table-cell>
          <table:table-cell office:value-type="string" table:style-name="ce10">
            <text:p>Bihar</text:p>
          </table:table-cell>
          <table:table-cell office:value-type="float" office:value="3020" table:style-name="ce11">
            <text:p>3020</text:p>
          </table:table-cell>
          <table:table-cell office:value-type="float" office:value="2034763" table:style-name="ce11">
            <text:p>2034763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Bankura</text:p>
          </table:table-cell>
          <table:table-cell office:value-type="string" table:style-name="ce10">
            <text:p>West Bengal</text:p>
          </table:table-cell>
          <table:table-cell office:value-type="float" office:value="6882" table:style-name="ce11">
            <text:p>6882</text:p>
          </table:table-cell>
          <table:table-cell office:value-type="float" office:value="3596674" table:style-name="ce11">
            <text:p>3596674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Banswara</text:p>
          </table:table-cell>
          <table:table-cell office:value-type="string" table:style-name="ce10">
            <text:p>Rajasthan</text:p>
          </table:table-cell>
          <table:table-cell office:value-type="float" office:value="4522" table:style-name="ce11">
            <text:p>4522</text:p>
          </table:table-cell>
          <table:table-cell office:value-type="float" office:value="1797485" table:style-name="ce11">
            <text:p>179748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Barabanki</text:p>
          </table:table-cell>
          <table:table-cell office:value-type="string" table:style-name="ce10">
            <text:p>Uttar Pradesh</text:p>
          </table:table-cell>
          <table:table-cell office:value-type="float" office:value="4402" table:style-name="ce11">
            <text:p>4402</text:p>
          </table:table-cell>
          <table:table-cell office:value-type="float" office:value="3260699" table:style-name="ce11">
            <text:p>3260699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Baramula</text:p>
          </table:table-cell>
          <table:table-cell office:value-type="string" table:style-name="ce10">
            <text:p>Jammu and Kashmir</text:p>
          </table:table-cell>
          <table:table-cell office:value-type="float" office:value="4243" table:style-name="ce11">
            <text:p>4243</text:p>
          </table:table-cell>
          <table:table-cell office:value-type="float" office:value="1008039" table:style-name="ce11">
            <text:p>1008039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Baran</text:p>
          </table:table-cell>
          <table:table-cell office:value-type="string" table:style-name="ce10">
            <text:p>Rajasthan</text:p>
          </table:table-cell>
          <table:table-cell office:value-type="float" office:value="6992" table:style-name="ce11">
            <text:p>6992</text:p>
          </table:table-cell>
          <table:table-cell office:value-type="float" office:value="1222755" table:style-name="ce11">
            <text:p>122275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Barddhaman</text:p>
          </table:table-cell>
          <table:table-cell office:value-type="string" table:style-name="ce10">
            <text:p>West Bengal</text:p>
          </table:table-cell>
          <table:table-cell office:value-type="float" office:value="7024" table:style-name="ce11">
            <text:p>7024</text:p>
          </table:table-cell>
          <table:table-cell office:value-type="float" office:value="7717563" table:style-name="ce11">
            <text:p>7717563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Bareilly</text:p>
          </table:table-cell>
          <table:table-cell office:value-type="string" table:style-name="ce10">
            <text:p>Uttar Pradesh</text:p>
          </table:table-cell>
          <table:table-cell office:value-type="float" office:value="4120" table:style-name="ce11">
            <text:p>4120</text:p>
          </table:table-cell>
          <table:table-cell office:value-type="float" office:value="4448359" table:style-name="ce11">
            <text:p>4448359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Bargarh</text:p>
          </table:table-cell>
          <table:table-cell office:value-type="string" table:style-name="ce10">
            <text:p>Orissa</text:p>
          </table:table-cell>
          <table:table-cell office:value-type="float" office:value="5837" table:style-name="ce11">
            <text:p>5837</text:p>
          </table:table-cell>
          <table:table-cell office:value-type="float" office:value="1481255" table:style-name="ce11">
            <text:p>148125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Barmer</text:p>
          </table:table-cell>
          <table:table-cell office:value-type="string" table:style-name="ce10">
            <text:p>Rajasthan</text:p>
          </table:table-cell>
          <table:table-cell office:value-type="float" office:value="28387" table:style-name="ce11">
            <text:p>28387</text:p>
          </table:table-cell>
          <table:table-cell office:value-type="float" office:value="2603751" table:style-name="ce11">
            <text:p>260375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Barnala</text:p>
          </table:table-cell>
          <table:table-cell office:value-type="string" table:style-name="ce10">
            <text:p>Punjab</text:p>
          </table:table-cell>
          <table:table-cell office:value-type="float" office:value="1482" table:style-name="ce11">
            <text:p>1482</text:p>
          </table:table-cell>
          <table:table-cell office:value-type="float" office:value="595527" table:style-name="ce11">
            <text:p>595527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Barpeta</text:p>
          </table:table-cell>
          <table:table-cell office:value-type="string" table:style-name="ce10">
            <text:p>Assam</text:p>
          </table:table-cell>
          <table:table-cell office:value-type="float" office:value="2282" table:style-name="ce11">
            <text:p>2282</text:p>
          </table:table-cell>
          <table:table-cell office:value-type="float" office:value="1693622" table:style-name="ce11">
            <text:p>169362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Barwani</text:p>
          </table:table-cell>
          <table:table-cell office:value-type="string" table:style-name="ce10">
            <text:p>Madhya Pradesh</text:p>
          </table:table-cell>
          <table:table-cell office:value-type="float" office:value="5427" table:style-name="ce11">
            <text:p>5427</text:p>
          </table:table-cell>
          <table:table-cell office:value-type="float" office:value="1385881" table:style-name="ce11">
            <text:p>138588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Bastar</text:p>
          </table:table-cell>
          <table:table-cell office:value-type="string" table:style-name="ce10">
            <text:p>Chhattisgarh</text:p>
          </table:table-cell>
          <table:table-cell office:value-type="float" office:value="10470" table:style-name="ce11">
            <text:p>10470</text:p>
          </table:table-cell>
          <table:table-cell office:value-type="float" office:value="1413199" table:style-name="ce11">
            <text:p>1413199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Basti</text:p>
          </table:table-cell>
          <table:table-cell office:value-type="string" table:style-name="ce10">
            <text:p>Uttar Pradesh</text:p>
          </table:table-cell>
          <table:table-cell office:value-type="float" office:value="2688" table:style-name="ce11">
            <text:p>2688</text:p>
          </table:table-cell>
          <table:table-cell office:value-type="float" office:value="2464464" table:style-name="ce11">
            <text:p>2464464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Bathinda</text:p>
          </table:table-cell>
          <table:table-cell office:value-type="string" table:style-name="ce10">
            <text:p>Punjab</text:p>
          </table:table-cell>
          <table:table-cell office:value-type="float" office:value="3353" table:style-name="ce11">
            <text:p>3353</text:p>
          </table:table-cell>
          <table:table-cell office:value-type="float" office:value="1388525" table:style-name="ce11">
            <text:p>138852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Baudh</text:p>
          </table:table-cell>
          <table:table-cell office:value-type="string" table:style-name="ce10">
            <text:p>Orissa</text:p>
          </table:table-cell>
          <table:table-cell office:value-type="float" office:value="3098" table:style-name="ce11">
            <text:p>3098</text:p>
          </table:table-cell>
          <table:table-cell office:value-type="float" office:value="441162" table:style-name="ce11">
            <text:p>44116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Begusarai</text:p>
          </table:table-cell>
          <table:table-cell office:value-type="string" table:style-name="ce10">
            <text:p>Bihar</text:p>
          </table:table-cell>
          <table:table-cell office:value-type="float" office:value="1918" table:style-name="ce11">
            <text:p>1918</text:p>
          </table:table-cell>
          <table:table-cell office:value-type="float" office:value="2970541" table:style-name="ce11">
            <text:p>297054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Belgaum</text:p>
          </table:table-cell>
          <table:table-cell office:value-type="string" table:style-name="ce10">
            <text:p>Karnataka</text:p>
          </table:table-cell>
          <table:table-cell office:value-type="float" office:value="13433" table:style-name="ce11">
            <text:p>13433</text:p>
          </table:table-cell>
          <table:table-cell office:value-type="float" office:value="4779661" table:style-name="ce11">
            <text:p>477966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Bellary</text:p>
          </table:table-cell>
          <table:table-cell office:value-type="string" table:style-name="ce10">
            <text:p>Karnataka</text:p>
          </table:table-cell>
          <table:table-cell office:value-type="float" office:value="8461" table:style-name="ce11">
            <text:p>8461</text:p>
          </table:table-cell>
          <table:table-cell office:value-type="float" office:value="2452595" table:style-name="ce11">
            <text:p>245259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Betul</text:p>
          </table:table-cell>
          <table:table-cell office:value-type="string" table:style-name="ce10">
            <text:p>Madhya Pradesh</text:p>
          </table:table-cell>
          <table:table-cell office:value-type="float" office:value="10043" table:style-name="ce11">
            <text:p>10043</text:p>
          </table:table-cell>
          <table:table-cell office:value-type="float" office:value="1575362" table:style-name="ce11">
            <text:p>157536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Bhadrak</text:p>
          </table:table-cell>
          <table:table-cell office:value-type="string" table:style-name="ce10">
            <text:p>Orissa</text:p>
          </table:table-cell>
          <table:table-cell office:value-type="float" office:value="2505" table:style-name="ce11">
            <text:p>2505</text:p>
          </table:table-cell>
          <table:table-cell office:value-type="float" office:value="1506337" table:style-name="ce11">
            <text:p>1506337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Bhagalpur</text:p>
          </table:table-cell>
          <table:table-cell office:value-type="string" table:style-name="ce10">
            <text:p>Bihar</text:p>
          </table:table-cell>
          <table:table-cell office:value-type="float" office:value="2569" table:style-name="ce11">
            <text:p>2569</text:p>
          </table:table-cell>
          <table:table-cell office:value-type="float" office:value="3037766" table:style-name="ce11">
            <text:p>3037766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Bhandara</text:p>
          </table:table-cell>
          <table:table-cell office:value-type="string" table:style-name="ce10">
            <text:p>Maharashtra</text:p>
          </table:table-cell>
          <table:table-cell office:value-type="float" office:value="4087" table:style-name="ce11">
            <text:p>4087</text:p>
          </table:table-cell>
          <table:table-cell office:value-type="float" office:value="1200334" table:style-name="ce11">
            <text:p>1200334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Bharatpur</text:p>
          </table:table-cell>
          <table:table-cell office:value-type="string" table:style-name="ce10">
            <text:p>Rajasthan</text:p>
          </table:table-cell>
          <table:table-cell office:value-type="float" office:value="5066" table:style-name="ce11">
            <text:p>5066</text:p>
          </table:table-cell>
          <table:table-cell office:value-type="float" office:value="2548462" table:style-name="ce11">
            <text:p>254846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Bharuch</text:p>
          </table:table-cell>
          <table:table-cell office:value-type="string" table:style-name="ce10">
            <text:p>Gujarat</text:p>
          </table:table-cell>
          <table:table-cell office:value-type="float" office:value="6509" table:style-name="ce11">
            <text:p>6509</text:p>
          </table:table-cell>
          <table:table-cell office:value-type="float" office:value="1551019" table:style-name="ce11">
            <text:p>1551019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Bhavnagar</text:p>
          </table:table-cell>
          <table:table-cell office:value-type="string" table:style-name="ce10">
            <text:p>Gujarat</text:p>
          </table:table-cell>
          <table:table-cell office:value-type="float" office:value="10034" table:style-name="ce11">
            <text:p>10034</text:p>
          </table:table-cell>
          <table:table-cell office:value-type="float" office:value="2880365" table:style-name="ce11">
            <text:p>288036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Bhilwara</text:p>
          </table:table-cell>
          <table:table-cell office:value-type="string" table:style-name="ce10">
            <text:p>Rajasthan</text:p>
          </table:table-cell>
          <table:table-cell office:value-type="float" office:value="10455" table:style-name="ce11">
            <text:p>10455</text:p>
          </table:table-cell>
          <table:table-cell office:value-type="float" office:value="2408523" table:style-name="ce11">
            <text:p>2408523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Bhind</text:p>
          </table:table-cell>
          <table:table-cell office:value-type="string" table:style-name="ce10">
            <text:p>Madhya Pradesh</text:p>
          </table:table-cell>
          <table:table-cell office:value-type="float" office:value="4459" table:style-name="ce11">
            <text:p>4459</text:p>
          </table:table-cell>
          <table:table-cell office:value-type="float" office:value="1703005" table:style-name="ce11">
            <text:p>170300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Bhiwani</text:p>
          </table:table-cell>
          <table:table-cell office:value-type="string" table:style-name="ce10">
            <text:p>Haryana</text:p>
          </table:table-cell>
          <table:table-cell office:value-type="float" office:value="4778" table:style-name="ce11">
            <text:p>4778</text:p>
          </table:table-cell>
          <table:table-cell office:value-type="float" office:value="1634445" table:style-name="ce11">
            <text:p>163444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Bhojpur</text:p>
          </table:table-cell>
          <table:table-cell office:value-type="string" table:style-name="ce10">
            <text:p>Bihar</text:p>
          </table:table-cell>
          <table:table-cell office:value-type="float" office:value="2395" table:style-name="ce11">
            <text:p>2395</text:p>
          </table:table-cell>
          <table:table-cell office:value-type="float" office:value="2728407" table:style-name="ce11">
            <text:p>2728407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Bhopal</text:p>
          </table:table-cell>
          <table:table-cell office:value-type="string" table:style-name="ce10">
            <text:p>Madhya Pradesh</text:p>
          </table:table-cell>
          <table:table-cell office:value-type="float" office:value="2772" table:style-name="ce11">
            <text:p>2772</text:p>
          </table:table-cell>
          <table:table-cell office:value-type="float" office:value="2371061" table:style-name="ce11">
            <text:p>237106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Bid</text:p>
          </table:table-cell>
          <table:table-cell office:value-type="string" table:style-name="ce10">
            <text:p>Maharashtra</text:p>
          </table:table-cell>
          <table:table-cell office:value-type="float" office:value="10693" table:style-name="ce11">
            <text:p>10693</text:p>
          </table:table-cell>
          <table:table-cell office:value-type="float" office:value="2585049" table:style-name="ce11">
            <text:p>2585049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Bidar</text:p>
          </table:table-cell>
          <table:table-cell office:value-type="string" table:style-name="ce10">
            <text:p>Karnataka</text:p>
          </table:table-cell>
          <table:table-cell office:value-type="float" office:value="5448" table:style-name="ce11">
            <text:p>5448</text:p>
          </table:table-cell>
          <table:table-cell office:value-type="float" office:value="1703300" table:style-name="ce11">
            <text:p>170330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Bijapur</text:p>
          </table:table-cell>
          <table:table-cell office:value-type="string" table:style-name="ce10">
            <text:p>Karnataka</text:p>
          </table:table-cell>
          <table:table-cell office:value-type="float" office:value="8530" table:style-name="ce11">
            <text:p>8530</text:p>
          </table:table-cell>
          <table:table-cell office:value-type="float" office:value="255230" table:style-name="ce11">
            <text:p>25523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Bijapur</text:p>
          </table:table-cell>
          <table:table-cell office:value-type="string" table:style-name="ce10">
            <text:p>Karnataka</text:p>
          </table:table-cell>
          <table:table-cell office:value-type="float" office:value="10498" table:style-name="ce11">
            <text:p>10498</text:p>
          </table:table-cell>
          <table:table-cell office:value-type="float" office:value="2177331" table:style-name="ce11">
            <text:p>217733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Bijnor</text:p>
          </table:table-cell>
          <table:table-cell office:value-type="string" table:style-name="ce10">
            <text:p>Uttar Pradesh</text:p>
          </table:table-cell>
          <table:table-cell office:value-type="float" office:value="4561" table:style-name="ce11">
            <text:p>4561</text:p>
          </table:table-cell>
          <table:table-cell office:value-type="float" office:value="3682713" table:style-name="ce11">
            <text:p>3682713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Bikaner</text:p>
          </table:table-cell>
          <table:table-cell office:value-type="string" table:style-name="ce10">
            <text:p>Rajasthan</text:p>
          </table:table-cell>
          <table:table-cell office:value-type="float" office:value="30239" table:style-name="ce11">
            <text:p>30239</text:p>
          </table:table-cell>
          <table:table-cell office:value-type="float" office:value="2363937" table:style-name="ce11">
            <text:p>2363937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Bilaspur</text:p>
          </table:table-cell>
          <table:table-cell office:value-type="string" table:style-name="ce10">
            <text:p>Chhattisgarh</text:p>
          </table:table-cell>
          <table:table-cell office:value-type="float" office:value="1167" table:style-name="ce11">
            <text:p>1167</text:p>
          </table:table-cell>
          <table:table-cell office:value-type="float" office:value="381956" table:style-name="ce11">
            <text:p>381956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Bilaspur</text:p>
          </table:table-cell>
          <table:table-cell office:value-type="string" table:style-name="ce10">
            <text:p>Chhattisgarh</text:p>
          </table:table-cell>
          <table:table-cell office:value-type="float" office:value="8272" table:style-name="ce11">
            <text:p>8272</text:p>
          </table:table-cell>
          <table:table-cell office:value-type="float" office:value="2663629" table:style-name="ce11">
            <text:p>2663629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Birbhum</text:p>
          </table:table-cell>
          <table:table-cell office:value-type="string" table:style-name="ce10">
            <text:p>West Bengal</text:p>
          </table:table-cell>
          <table:table-cell office:value-type="float" office:value="4545" table:style-name="ce11">
            <text:p>4545</text:p>
          </table:table-cell>
          <table:table-cell office:value-type="float" office:value="3502404" table:style-name="ce11">
            <text:p>3502404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Bishnupur</text:p>
          </table:table-cell>
          <table:table-cell office:value-type="string" table:style-name="ce10">
            <text:p>Manipur</text:p>
          </table:table-cell>
          <table:table-cell office:value-type="float" office:value="496" table:style-name="ce11">
            <text:p>496</text:p>
          </table:table-cell>
          <table:table-cell office:value-type="float" office:value="237399" table:style-name="ce11">
            <text:p>237399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Bokaro</text:p>
          </table:table-cell>
          <table:table-cell office:value-type="string" table:style-name="ce10">
            <text:p>Jharkhand</text:p>
          </table:table-cell>
          <table:table-cell office:value-type="float" office:value="2883" table:style-name="ce11">
            <text:p>2883</text:p>
          </table:table-cell>
          <table:table-cell office:value-type="float" office:value="2062330" table:style-name="ce11">
            <text:p>206233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Bongaigaon</text:p>
          </table:table-cell>
          <table:table-cell office:value-type="string" table:style-name="ce10">
            <text:p>Assam</text:p>
          </table:table-cell>
          <table:table-cell office:value-type="float" office:value="1093" table:style-name="ce11">
            <text:p>1093</text:p>
          </table:table-cell>
          <table:table-cell office:value-type="float" office:value="738804" table:style-name="ce11">
            <text:p>738804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Budaun</text:p>
          </table:table-cell>
          <table:table-cell office:value-type="string" table:style-name="ce10">
            <text:p>Uttar Pradesh</text:p>
          </table:table-cell>
          <table:table-cell office:value-type="float" office:value="5168" table:style-name="ce11">
            <text:p>5168</text:p>
          </table:table-cell>
          <table:table-cell office:value-type="float" office:value="3681896" table:style-name="ce11">
            <text:p>3681896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Bulandshahar</text:p>
          </table:table-cell>
          <table:table-cell office:value-type="string" table:style-name="ce10">
            <text:p>Uttar Pradesh</text:p>
          </table:table-cell>
          <table:table-cell office:value-type="float" office:value="4512" table:style-name="ce11">
            <text:p>4512</text:p>
          </table:table-cell>
          <table:table-cell office:value-type="float" office:value="3499171" table:style-name="ce11">
            <text:p>349917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Buldana</text:p>
          </table:table-cell>
          <table:table-cell office:value-type="string" table:style-name="ce10">
            <text:p>Maharashtra</text:p>
          </table:table-cell>
          <table:table-cell office:value-type="float" office:value="9661" table:style-name="ce11">
            <text:p>9661</text:p>
          </table:table-cell>
          <table:table-cell office:value-type="float" office:value="2586258" table:style-name="ce11">
            <text:p>2586258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Bundi</text:p>
          </table:table-cell>
          <table:table-cell office:value-type="string" table:style-name="ce10">
            <text:p>Rajasthan</text:p>
          </table:table-cell>
          <table:table-cell office:value-type="float" office:value="5776" table:style-name="ce11">
            <text:p>5776</text:p>
          </table:table-cell>
          <table:table-cell office:value-type="float" office:value="1110906" table:style-name="ce11">
            <text:p>1110906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Burhanpur</text:p>
          </table:table-cell>
          <table:table-cell office:value-type="string" table:style-name="ce10">
            <text:p>Madhya Pradesh</text:p>
          </table:table-cell>
          <table:table-cell office:value-type="float" office:value="3427" table:style-name="ce11">
            <text:p>3427</text:p>
          </table:table-cell>
          <table:table-cell office:value-type="float" office:value="757847" table:style-name="ce11">
            <text:p>757847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Buxar</text:p>
          </table:table-cell>
          <table:table-cell office:value-type="string" table:style-name="ce10">
            <text:p>Bihar</text:p>
          </table:table-cell>
          <table:table-cell office:value-type="float" office:value="1703" table:style-name="ce11">
            <text:p>1703</text:p>
          </table:table-cell>
          <table:table-cell office:value-type="float" office:value="1706352" table:style-name="ce11">
            <text:p>170635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achar</text:p>
          </table:table-cell>
          <table:table-cell office:value-type="string" table:style-name="ce10">
            <text:p>Assam</text:p>
          </table:table-cell>
          <table:table-cell office:value-type="float" office:value="3786" table:style-name="ce11">
            <text:p>3786</text:p>
          </table:table-cell>
          <table:table-cell office:value-type="float" office:value="1736617" table:style-name="ce11">
            <text:p>1736617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entral</text:p>
          </table:table-cell>
          <table:table-cell office:value-type="float" office:value="0" table:formula="of:=#N/A" table:style-name="ce10">
            <text:p>#N/A</text:p>
          </table:table-cell>
          <table:table-cell office:value-type="float" office:value="21" table:style-name="ce11">
            <text:p>21</text:p>
          </table:table-cell>
          <table:table-cell office:value-type="float" office:value="582320" table:style-name="ce11">
            <text:p>58232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hamarajanagar</text:p>
          </table:table-cell>
          <table:table-cell office:value-type="string" table:style-name="ce10">
            <text:p>Karnataka</text:p>
          </table:table-cell>
          <table:table-cell office:value-type="float" office:value="5648" table:style-name="ce11">
            <text:p>5648</text:p>
          </table:table-cell>
          <table:table-cell office:value-type="float" office:value="1020791" table:style-name="ce11">
            <text:p>102079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hamba</text:p>
          </table:table-cell>
          <table:table-cell office:value-type="string" table:style-name="ce10">
            <text:p>Himachal Pradesh</text:p>
          </table:table-cell>
          <table:table-cell office:value-type="float" office:value="6522" table:style-name="ce11">
            <text:p>6522</text:p>
          </table:table-cell>
          <table:table-cell office:value-type="float" office:value="519080" table:style-name="ce11">
            <text:p>51908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hamoli</text:p>
          </table:table-cell>
          <table:table-cell office:value-type="string" table:style-name="ce10">
            <text:p>Uttarakhand</text:p>
          </table:table-cell>
          <table:table-cell office:value-type="float" office:value="8030" table:style-name="ce11">
            <text:p>8030</text:p>
          </table:table-cell>
          <table:table-cell office:value-type="float" office:value="391605" table:style-name="ce11">
            <text:p>39160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hampawat</text:p>
          </table:table-cell>
          <table:table-cell office:value-type="string" table:style-name="ce10">
            <text:p>Uttarakhand</text:p>
          </table:table-cell>
          <table:table-cell office:value-type="float" office:value="1766" table:style-name="ce11">
            <text:p>1766</text:p>
          </table:table-cell>
          <table:table-cell office:value-type="float" office:value="259648" table:style-name="ce11">
            <text:p>259648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hamphai</text:p>
          </table:table-cell>
          <table:table-cell office:value-type="string" table:style-name="ce10">
            <text:p>Mizoram</text:p>
          </table:table-cell>
          <table:table-cell office:value-type="float" office:value="3185" table:style-name="ce11">
            <text:p>3185</text:p>
          </table:table-cell>
          <table:table-cell office:value-type="float" office:value="125745" table:style-name="ce11">
            <text:p>12574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handauli</text:p>
          </table:table-cell>
          <table:table-cell office:value-type="string" table:style-name="ce10">
            <text:p>Uttar Pradesh</text:p>
          </table:table-cell>
          <table:table-cell office:value-type="float" office:value="2541" table:style-name="ce11">
            <text:p>2541</text:p>
          </table:table-cell>
          <table:table-cell office:value-type="float" office:value="1952756" table:style-name="ce11">
            <text:p>1952756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handel</text:p>
          </table:table-cell>
          <table:table-cell office:value-type="string" table:style-name="ce10">
            <text:p>Manipur</text:p>
          </table:table-cell>
          <table:table-cell office:value-type="float" office:value="3313" table:style-name="ce11">
            <text:p>3313</text:p>
          </table:table-cell>
          <table:table-cell office:value-type="float" office:value="144182" table:style-name="ce11">
            <text:p>14418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handigarh</text:p>
          </table:table-cell>
          <table:table-cell office:value-type="string" table:style-name="ce10">
            <text:p>Chandigarh</text:p>
          </table:table-cell>
          <table:table-cell office:value-type="float" office:value="114" table:style-name="ce11">
            <text:p>114</text:p>
          </table:table-cell>
          <table:table-cell office:value-type="float" office:value="1055450" table:style-name="ce11">
            <text:p>105545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handrapur</text:p>
          </table:table-cell>
          <table:table-cell office:value-type="string" table:style-name="ce10">
            <text:p>Maharashtra</text:p>
          </table:table-cell>
          <table:table-cell office:value-type="float" office:value="11443" table:style-name="ce11">
            <text:p>11443</text:p>
          </table:table-cell>
          <table:table-cell office:value-type="float" office:value="2204307" table:style-name="ce11">
            <text:p>2204307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hanglang</text:p>
          </table:table-cell>
          <table:table-cell office:value-type="string" table:style-name="ce10">
            <text:p>Arunachal Pradesh</text:p>
          </table:table-cell>
          <table:table-cell office:value-type="float" office:value="4662" table:style-name="ce11">
            <text:p>4662</text:p>
          </table:table-cell>
          <table:table-cell office:value-type="float" office:value="148226" table:style-name="ce11">
            <text:p>148226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hatra</text:p>
          </table:table-cell>
          <table:table-cell office:value-type="string" table:style-name="ce10">
            <text:p>Jharkhand</text:p>
          </table:table-cell>
          <table:table-cell office:value-type="float" office:value="3718" table:style-name="ce11">
            <text:p>3718</text:p>
          </table:table-cell>
          <table:table-cell office:value-type="float" office:value="1042886" table:style-name="ce11">
            <text:p>1042886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The Nilgiris</text:p>
          </table:table-cell>
          <table:table-cell office:value-type="string" table:style-name="ce10">
            <text:p>Tamil Nadu</text:p>
          </table:table-cell>
          <table:table-cell office:value-type="float" office:value="2565" table:style-name="ce11">
            <text:p>2565</text:p>
          </table:table-cell>
          <table:table-cell office:value-type="float" office:value="735394" table:style-name="ce11">
            <text:p>735394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hhatarpur</text:p>
          </table:table-cell>
          <table:table-cell office:value-type="float" office:value="0" table:formula="of:=#N/A" table:style-name="ce10">
            <text:p>#N/A</text:p>
          </table:table-cell>
          <table:table-cell office:value-type="float" office:value="8687" table:style-name="ce11">
            <text:p>8687</text:p>
          </table:table-cell>
          <table:table-cell office:value-type="float" office:value="1762375" table:style-name="ce11">
            <text:p>176237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hhindwara</text:p>
          </table:table-cell>
          <table:table-cell office:value-type="string" table:style-name="ce10">
            <text:p>Madhya Pradesh</text:p>
          </table:table-cell>
          <table:table-cell office:value-type="float" office:value="11815" table:style-name="ce11">
            <text:p>11815</text:p>
          </table:table-cell>
          <table:table-cell office:value-type="float" office:value="2090922" table:style-name="ce11">
            <text:p>209092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hikkaballapura</text:p>
          </table:table-cell>
          <table:table-cell office:value-type="string" table:style-name="ce10">
            <text:p>Karnataka</text:p>
          </table:table-cell>
          <table:table-cell office:value-type="float" office:value="4244" table:style-name="ce11">
            <text:p>4244</text:p>
          </table:table-cell>
          <table:table-cell office:value-type="float" office:value="1255104" table:style-name="ce11">
            <text:p>1255104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hikmagalur</text:p>
          </table:table-cell>
          <table:table-cell office:value-type="string" table:style-name="ce10">
            <text:p>Karnataka</text:p>
          </table:table-cell>
          <table:table-cell office:value-type="float" office:value="7202" table:style-name="ce11">
            <text:p>7202</text:p>
          </table:table-cell>
          <table:table-cell office:value-type="float" office:value="1137961" table:style-name="ce11">
            <text:p>113796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hirang</text:p>
          </table:table-cell>
          <table:table-cell office:value-type="string" table:style-name="ce10">
            <text:p>Assam</text:p>
          </table:table-cell>
          <table:table-cell office:value-type="float" office:value="1923" table:style-name="ce11">
            <text:p>1923</text:p>
          </table:table-cell>
          <table:table-cell office:value-type="float" office:value="482162" table:style-name="ce11">
            <text:p>48216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hitradurga</text:p>
          </table:table-cell>
          <table:table-cell office:value-type="string" table:style-name="ce10">
            <text:p>Karnataka</text:p>
          </table:table-cell>
          <table:table-cell office:value-type="float" office:value="8436" table:style-name="ce11">
            <text:p>8436</text:p>
          </table:table-cell>
          <table:table-cell office:value-type="float" office:value="1659456" table:style-name="ce11">
            <text:p>1659456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hitrakoot</text:p>
          </table:table-cell>
          <table:table-cell office:value-type="string" table:style-name="ce10">
            <text:p>Uttar Pradesh</text:p>
          </table:table-cell>
          <table:table-cell office:value-type="float" office:value="3216" table:style-name="ce11">
            <text:p>3216</text:p>
          </table:table-cell>
          <table:table-cell office:value-type="float" office:value="991730" table:style-name="ce11">
            <text:p>99173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hittaurgarh</text:p>
          </table:table-cell>
          <table:table-cell office:value-type="string" table:style-name="ce10">
            <text:p>Rajasthan</text:p>
          </table:table-cell>
          <table:table-cell office:value-type="float" office:value="7822" table:style-name="ce11">
            <text:p>7822</text:p>
          </table:table-cell>
          <table:table-cell office:value-type="float" office:value="1544338" table:style-name="ce11">
            <text:p>1544338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hittoor</text:p>
          </table:table-cell>
          <table:table-cell office:value-type="string" table:style-name="ce10">
            <text:p>Andhra Pradesh</text:p>
          </table:table-cell>
          <table:table-cell office:value-type="float" office:value="15152" table:style-name="ce11">
            <text:p>15152</text:p>
          </table:table-cell>
          <table:table-cell office:value-type="float" office:value="4174064" table:style-name="ce11">
            <text:p>4174064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hurachandpur</text:p>
          </table:table-cell>
          <table:table-cell office:value-type="string" table:style-name="ce10">
            <text:p>Manipur</text:p>
          </table:table-cell>
          <table:table-cell office:value-type="float" office:value="4570" table:style-name="ce11">
            <text:p>4570</text:p>
          </table:table-cell>
          <table:table-cell office:value-type="float" office:value="274143" table:style-name="ce11">
            <text:p>274143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huru</text:p>
          </table:table-cell>
          <table:table-cell office:value-type="string" table:style-name="ce10">
            <text:p>Rajasthan</text:p>
          </table:table-cell>
          <table:table-cell office:value-type="float" office:value="13835" table:style-name="ce11">
            <text:p>13835</text:p>
          </table:table-cell>
          <table:table-cell office:value-type="float" office:value="2039547" table:style-name="ce11">
            <text:p>2039547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Ariyalur</text:p>
          </table:table-cell>
          <table:table-cell office:value-type="string" table:style-name="ce10">
            <text:p>Tamil Nadu</text:p>
          </table:table-cell>
          <table:table-cell office:value-type="float" office:value="1940" table:style-name="ce11">
            <text:p>1940</text:p>
          </table:table-cell>
          <table:table-cell office:value-type="float" office:value="754894" table:style-name="ce11">
            <text:p>754894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Karur</text:p>
          </table:table-cell>
          <table:table-cell office:value-type="string" table:style-name="ce10">
            <text:p>Tamil Nadu</text:p>
          </table:table-cell>
          <table:table-cell office:value-type="float" office:value="2904" table:style-name="ce11">
            <text:p>2904</text:p>
          </table:table-cell>
          <table:table-cell office:value-type="float" office:value="1064493" table:style-name="ce11">
            <text:p>1064493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uttack</text:p>
          </table:table-cell>
          <table:table-cell office:value-type="string" table:style-name="ce10">
            <text:p>Orissa</text:p>
          </table:table-cell>
          <table:table-cell office:value-type="float" office:value="3932" table:style-name="ce11">
            <text:p>3932</text:p>
          </table:table-cell>
          <table:table-cell office:value-type="float" office:value="2624470" table:style-name="ce11">
            <text:p>262447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Dadra &amp; Nagar Haveli</text:p>
          </table:table-cell>
          <table:table-cell office:value-type="float" office:value="0" table:formula="of:=#N/A" table:style-name="ce10">
            <text:p>#N/A</text:p>
          </table:table-cell>
          <table:table-cell office:value-type="float" office:value="491" table:style-name="ce11">
            <text:p>491</text:p>
          </table:table-cell>
          <table:table-cell office:value-type="float" office:value="343709" table:style-name="ce11">
            <text:p>343709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Dahod</text:p>
          </table:table-cell>
          <table:table-cell office:value-type="float" office:value="0" table:formula="of:=#N/A" table:style-name="ce10">
            <text:p>#N/A</text:p>
          </table:table-cell>
          <table:table-cell office:value-type="float" office:value="3642" table:style-name="ce11">
            <text:p>3642</text:p>
          </table:table-cell>
          <table:table-cell office:value-type="float" office:value="2127086" table:style-name="ce11">
            <text:p>2127086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Dakshin Bastar Dantewada</text:p>
          </table:table-cell>
          <table:table-cell office:value-type="float" office:value="0" table:formula="of:=#N/A" table:style-name="ce10">
            <text:p>#N/A</text:p>
          </table:table-cell>
          <table:table-cell office:value-type="float" office:value="8298" table:style-name="ce11">
            <text:p>8298</text:p>
          </table:table-cell>
          <table:table-cell office:value-type="float" office:value="533638" table:style-name="ce11">
            <text:p>533638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Dakshin Dinajpur</text:p>
          </table:table-cell>
          <table:table-cell office:value-type="string" table:style-name="ce10">
            <text:p>West Bengal</text:p>
          </table:table-cell>
          <table:table-cell office:value-type="float" office:value="2219" table:style-name="ce11">
            <text:p>2219</text:p>
          </table:table-cell>
          <table:table-cell office:value-type="float" office:value="1676276" table:style-name="ce11">
            <text:p>1676276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Dakshina Kannada</text:p>
          </table:table-cell>
          <table:table-cell office:value-type="string" table:style-name="ce10">
            <text:p>Karnataka</text:p>
          </table:table-cell>
          <table:table-cell office:value-type="float" office:value="4861" table:style-name="ce11">
            <text:p>4861</text:p>
          </table:table-cell>
          <table:table-cell office:value-type="float" office:value="2089649" table:style-name="ce11">
            <text:p>2089649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Daman</text:p>
          </table:table-cell>
          <table:table-cell office:value-type="string" table:style-name="ce10">
            <text:p>Daman and Diu</text:p>
          </table:table-cell>
          <table:table-cell office:value-type="float" office:value="72" table:style-name="ce11">
            <text:p>72</text:p>
          </table:table-cell>
          <table:table-cell office:value-type="float" office:value="191173" table:style-name="ce11">
            <text:p>191173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Damoh</text:p>
          </table:table-cell>
          <table:table-cell office:value-type="string" table:style-name="ce10">
            <text:p>Madhya Pradesh</text:p>
          </table:table-cell>
          <table:table-cell office:value-type="float" office:value="7306" table:style-name="ce11">
            <text:p>7306</text:p>
          </table:table-cell>
          <table:table-cell office:value-type="float" office:value="1264219" table:style-name="ce11">
            <text:p>1264219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Darbhanga</text:p>
          </table:table-cell>
          <table:table-cell office:value-type="string" table:style-name="ce10">
            <text:p>Bihar</text:p>
          </table:table-cell>
          <table:table-cell office:value-type="float" office:value="2279" table:style-name="ce11">
            <text:p>2279</text:p>
          </table:table-cell>
          <table:table-cell office:value-type="float" office:value="3937385" table:style-name="ce11">
            <text:p>393738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Darjiling</text:p>
          </table:table-cell>
          <table:table-cell office:value-type="string" table:style-name="ce10">
            <text:p>West Bengal</text:p>
          </table:table-cell>
          <table:table-cell office:value-type="float" office:value="3149" table:style-name="ce11">
            <text:p>3149</text:p>
          </table:table-cell>
          <table:table-cell office:value-type="float" office:value="1846823" table:style-name="ce11">
            <text:p>1846823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Darrang</text:p>
          </table:table-cell>
          <table:table-cell office:value-type="string" table:style-name="ce10">
            <text:p>Assam</text:p>
          </table:table-cell>
          <table:table-cell office:value-type="float" office:value="1585" table:style-name="ce11">
            <text:p>1585</text:p>
          </table:table-cell>
          <table:table-cell office:value-type="float" office:value="928500" table:style-name="ce11">
            <text:p>92850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Datia</text:p>
          </table:table-cell>
          <table:table-cell office:value-type="string" table:style-name="ce10">
            <text:p>Madhya Pradesh</text:p>
          </table:table-cell>
          <table:table-cell office:value-type="float" office:value="2902" table:style-name="ce11">
            <text:p>2902</text:p>
          </table:table-cell>
          <table:table-cell office:value-type="float" office:value="786754" table:style-name="ce11">
            <text:p>786754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Dausa</text:p>
          </table:table-cell>
          <table:table-cell office:value-type="string" table:style-name="ce10">
            <text:p>Rajasthan</text:p>
          </table:table-cell>
          <table:table-cell office:value-type="float" office:value="3432" table:style-name="ce11">
            <text:p>3432</text:p>
          </table:table-cell>
          <table:table-cell office:value-type="float" office:value="1634409" table:style-name="ce11">
            <text:p>1634409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Davanagere</text:p>
          </table:table-cell>
          <table:table-cell office:value-type="string" table:style-name="ce10">
            <text:p>Karnataka</text:p>
          </table:table-cell>
          <table:table-cell office:value-type="float" office:value="5924" table:style-name="ce11">
            <text:p>5924</text:p>
          </table:table-cell>
          <table:table-cell office:value-type="float" office:value="1945497" table:style-name="ce11">
            <text:p>1945497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Debagarh</text:p>
          </table:table-cell>
          <table:table-cell office:value-type="string" table:style-name="ce10">
            <text:p>Orissa</text:p>
          </table:table-cell>
          <table:table-cell office:value-type="float" office:value="2940" table:style-name="ce11">
            <text:p>2940</text:p>
          </table:table-cell>
          <table:table-cell office:value-type="float" office:value="312520" table:style-name="ce11">
            <text:p>31252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Dehradun</text:p>
          </table:table-cell>
          <table:table-cell office:value-type="string" table:style-name="ce10">
            <text:p>Uttarakhand</text:p>
          </table:table-cell>
          <table:table-cell office:value-type="float" office:value="3088" table:style-name="ce11">
            <text:p>3088</text:p>
          </table:table-cell>
          <table:table-cell office:value-type="float" office:value="1696694" table:style-name="ce11">
            <text:p>1696694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Deoghar</text:p>
          </table:table-cell>
          <table:table-cell office:value-type="string" table:style-name="ce10">
            <text:p>Jharkhand</text:p>
          </table:table-cell>
          <table:table-cell office:value-type="float" office:value="2477" table:style-name="ce11">
            <text:p>2477</text:p>
          </table:table-cell>
          <table:table-cell office:value-type="float" office:value="1492073" table:style-name="ce11">
            <text:p>1492073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Deoria</text:p>
          </table:table-cell>
          <table:table-cell office:value-type="string" table:style-name="ce10">
            <text:p>Uttar Pradesh</text:p>
          </table:table-cell>
          <table:table-cell office:value-type="float" office:value="2540" table:style-name="ce11">
            <text:p>2540</text:p>
          </table:table-cell>
          <table:table-cell office:value-type="float" office:value="3100946" table:style-name="ce11">
            <text:p>3100946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Dewas</text:p>
          </table:table-cell>
          <table:table-cell office:value-type="string" table:style-name="ce10">
            <text:p>Madhya Pradesh</text:p>
          </table:table-cell>
          <table:table-cell office:value-type="float" office:value="7020" table:style-name="ce11">
            <text:p>7020</text:p>
          </table:table-cell>
          <table:table-cell office:value-type="float" office:value="1563715" table:style-name="ce11">
            <text:p>156371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Dhalai</text:p>
          </table:table-cell>
          <table:table-cell office:value-type="string" table:style-name="ce10">
            <text:p>Tripura</text:p>
          </table:table-cell>
          <table:table-cell office:value-type="float" office:value="2400" table:style-name="ce11">
            <text:p>2400</text:p>
          </table:table-cell>
          <table:table-cell office:value-type="float" office:value="378230" table:style-name="ce11">
            <text:p>37823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Dhamtari</text:p>
          </table:table-cell>
          <table:table-cell office:value-type="string" table:style-name="ce10">
            <text:p>Chhattisgarh</text:p>
          </table:table-cell>
          <table:table-cell office:value-type="float" office:value="4084" table:style-name="ce11">
            <text:p>4084</text:p>
          </table:table-cell>
          <table:table-cell office:value-type="float" office:value="799781" table:style-name="ce11">
            <text:p>79978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Dhanbad</text:p>
          </table:table-cell>
          <table:table-cell office:value-type="string" table:style-name="ce10">
            <text:p>Jharkhand</text:p>
          </table:table-cell>
          <table:table-cell office:value-type="float" office:value="2040" table:style-name="ce11">
            <text:p>2040</text:p>
          </table:table-cell>
          <table:table-cell office:value-type="float" office:value="2684487" table:style-name="ce11">
            <text:p>2684487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Dhar</text:p>
          </table:table-cell>
          <table:table-cell office:value-type="string" table:style-name="ce10">
            <text:p>Madhya Pradesh</text:p>
          </table:table-cell>
          <table:table-cell office:value-type="float" office:value="8153" table:style-name="ce11">
            <text:p>8153</text:p>
          </table:table-cell>
          <table:table-cell office:value-type="float" office:value="2185793" table:style-name="ce11">
            <text:p>2185793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Theni</text:p>
          </table:table-cell>
          <table:table-cell office:value-type="string" table:style-name="ce10">
            <text:p>Tamil Nadu</text:p>
          </table:table-cell>
          <table:table-cell office:value-type="float" office:value="2868" table:style-name="ce11">
            <text:p>2868</text:p>
          </table:table-cell>
          <table:table-cell office:value-type="float" office:value="1245899" table:style-name="ce11">
            <text:p>1245899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Dharwad</text:p>
          </table:table-cell>
          <table:table-cell office:value-type="string" table:style-name="ce10">
            <text:p>Karnataka</text:p>
          </table:table-cell>
          <table:table-cell office:value-type="float" office:value="4260" table:style-name="ce11">
            <text:p>4260</text:p>
          </table:table-cell>
          <table:table-cell office:value-type="float" office:value="1847023" table:style-name="ce11">
            <text:p>1847023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Dhaulpur</text:p>
          </table:table-cell>
          <table:table-cell office:value-type="string" table:style-name="ce10">
            <text:p>Rajasthan</text:p>
          </table:table-cell>
          <table:table-cell office:value-type="float" office:value="3033" table:style-name="ce11">
            <text:p>3033</text:p>
          </table:table-cell>
          <table:table-cell office:value-type="float" office:value="1206516" table:style-name="ce11">
            <text:p>1206516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Dhemaji</text:p>
          </table:table-cell>
          <table:table-cell office:value-type="string" table:style-name="ce10">
            <text:p>Assam</text:p>
          </table:table-cell>
          <table:table-cell office:value-type="float" office:value="3237" table:style-name="ce11">
            <text:p>3237</text:p>
          </table:table-cell>
          <table:table-cell office:value-type="float" office:value="686133" table:style-name="ce11">
            <text:p>686133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Dhenkanal</text:p>
          </table:table-cell>
          <table:table-cell office:value-type="string" table:style-name="ce10">
            <text:p>Orissa</text:p>
          </table:table-cell>
          <table:table-cell office:value-type="float" office:value="4452" table:style-name="ce11">
            <text:p>4452</text:p>
          </table:table-cell>
          <table:table-cell office:value-type="float" office:value="1192811" table:style-name="ce11">
            <text:p>119281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Dhubri</text:p>
          </table:table-cell>
          <table:table-cell office:value-type="string" table:style-name="ce10">
            <text:p>Assam</text:p>
          </table:table-cell>
          <table:table-cell office:value-type="float" office:value="2176" table:style-name="ce11">
            <text:p>2176</text:p>
          </table:table-cell>
          <table:table-cell office:value-type="float" office:value="1949258" table:style-name="ce11">
            <text:p>1949258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Dhule</text:p>
          </table:table-cell>
          <table:table-cell office:value-type="string" table:style-name="ce10">
            <text:p>Maharashtra</text:p>
          </table:table-cell>
          <table:table-cell office:value-type="float" office:value="7195" table:style-name="ce11">
            <text:p>7195</text:p>
          </table:table-cell>
          <table:table-cell office:value-type="float" office:value="2050862" table:style-name="ce11">
            <text:p>205086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Dibang Valley</text:p>
          </table:table-cell>
          <table:table-cell office:value-type="string" table:style-name="ce10">
            <text:p>Arunachal Pradesh</text:p>
          </table:table-cell>
          <table:table-cell office:value-type="float" office:value="9129" table:style-name="ce11">
            <text:p>9129</text:p>
          </table:table-cell>
          <table:table-cell office:value-type="float" office:value="8004" table:style-name="ce11">
            <text:p>8004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Dibrugarh</text:p>
          </table:table-cell>
          <table:table-cell office:value-type="string" table:style-name="ce10">
            <text:p>Assam</text:p>
          </table:table-cell>
          <table:table-cell office:value-type="float" office:value="3381" table:style-name="ce11">
            <text:p>3381</text:p>
          </table:table-cell>
          <table:table-cell office:value-type="float" office:value="1326335" table:style-name="ce11">
            <text:p>132633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Dima Hasao</text:p>
          </table:table-cell>
          <table:table-cell office:value-type="string" table:style-name="ce10">
            <text:p>Assam</text:p>
          </table:table-cell>
          <table:table-cell office:value-type="float" office:value="4888" table:style-name="ce11">
            <text:p>4888</text:p>
          </table:table-cell>
          <table:table-cell office:value-type="float" office:value="214102" table:style-name="ce11">
            <text:p>21410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Dimapur</text:p>
          </table:table-cell>
          <table:table-cell office:value-type="string" table:style-name="ce10">
            <text:p>Nagaland</text:p>
          </table:table-cell>
          <table:table-cell office:value-type="float" office:value="927" table:style-name="ce11">
            <text:p>927</text:p>
          </table:table-cell>
          <table:table-cell office:value-type="float" office:value="378811" table:style-name="ce11">
            <text:p>37881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Thiruvarur</text:p>
          </table:table-cell>
          <table:table-cell office:value-type="string" table:style-name="ce10">
            <text:p>Tamil Nadu</text:p>
          </table:table-cell>
          <table:table-cell office:value-type="float" office:value="2274" table:style-name="ce11">
            <text:p>2274</text:p>
          </table:table-cell>
          <table:table-cell office:value-type="float" office:value="1264277" table:style-name="ce11">
            <text:p>1264277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Dindori</text:p>
          </table:table-cell>
          <table:table-cell office:value-type="string" table:style-name="ce10">
            <text:p>Madhya Pradesh</text:p>
          </table:table-cell>
          <table:table-cell office:value-type="float" office:value="7470" table:style-name="ce11">
            <text:p>7470</text:p>
          </table:table-cell>
          <table:table-cell office:value-type="float" office:value="704524" table:style-name="ce11">
            <text:p>704524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Diu</text:p>
          </table:table-cell>
          <table:table-cell office:value-type="string" table:style-name="ce10">
            <text:p>Daman and Diu</text:p>
          </table:table-cell>
          <table:table-cell office:value-type="float" office:value="39" table:style-name="ce11">
            <text:p>39</text:p>
          </table:table-cell>
          <table:table-cell office:value-type="float" office:value="52074" table:style-name="ce11">
            <text:p>52074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Doda</text:p>
          </table:table-cell>
          <table:table-cell office:value-type="string" table:style-name="ce10">
            <text:p>Jammu and Kashmir</text:p>
          </table:table-cell>
          <table:table-cell office:value-type="float" office:value="8912" table:style-name="ce11">
            <text:p>8912</text:p>
          </table:table-cell>
          <table:table-cell office:value-type="float" office:value="409936" table:style-name="ce11">
            <text:p>409936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Dumka</text:p>
          </table:table-cell>
          <table:table-cell office:value-type="string" table:style-name="ce10">
            <text:p>Jharkhand</text:p>
          </table:table-cell>
          <table:table-cell office:value-type="float" office:value="3761" table:style-name="ce11">
            <text:p>3761</text:p>
          </table:table-cell>
          <table:table-cell office:value-type="float" office:value="1321442" table:style-name="ce11">
            <text:p>132144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Dungarpur</text:p>
          </table:table-cell>
          <table:table-cell office:value-type="string" table:style-name="ce10">
            <text:p>Rajasthan</text:p>
          </table:table-cell>
          <table:table-cell office:value-type="float" office:value="3770" table:style-name="ce11">
            <text:p>3770</text:p>
          </table:table-cell>
          <table:table-cell office:value-type="float" office:value="1388552" table:style-name="ce11">
            <text:p>138855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Durg</text:p>
          </table:table-cell>
          <table:table-cell office:value-type="string" table:style-name="ce10">
            <text:p>Chhattisgarh</text:p>
          </table:table-cell>
          <table:table-cell office:value-type="float" office:value="8535" table:style-name="ce11">
            <text:p>8535</text:p>
          </table:table-cell>
          <table:table-cell office:value-type="float" office:value="3343872" table:style-name="ce11">
            <text:p>334387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ast</text:p>
          </table:table-cell>
          <table:table-cell office:value-type="float" office:value="0" table:formula="of:=#N/A" table:style-name="ce10">
            <text:p>#N/A</text:p>
          </table:table-cell>
          <table:table-cell office:value-type="float" office:value="63" table:style-name="ce11">
            <text:p>63</text:p>
          </table:table-cell>
          <table:table-cell office:value-type="float" office:value="1709346" table:style-name="ce11">
            <text:p>1709346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ast District</text:p>
          </table:table-cell>
          <table:table-cell office:value-type="float" office:value="0" table:formula="of:=#N/A" table:style-name="ce10">
            <text:p>#N/A</text:p>
          </table:table-cell>
          <table:table-cell office:value-type="float" office:value="954" table:style-name="ce11">
            <text:p>954</text:p>
          </table:table-cell>
          <table:table-cell office:value-type="float" office:value="283583" table:style-name="ce11">
            <text:p>283583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ast Garo Hills</text:p>
          </table:table-cell>
          <table:table-cell office:value-type="string" table:style-name="ce10">
            <text:p>Meghalaya</text:p>
          </table:table-cell>
          <table:table-cell office:value-type="float" office:value="2603" table:style-name="ce11">
            <text:p>2603</text:p>
          </table:table-cell>
          <table:table-cell office:value-type="float" office:value="317917" table:style-name="ce11">
            <text:p>317917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ast Godavari</text:p>
          </table:table-cell>
          <table:table-cell office:value-type="string" table:style-name="ce10">
            <text:p>Andhra Pradesh</text:p>
          </table:table-cell>
          <table:table-cell office:value-type="float" office:value="10807" table:style-name="ce11">
            <text:p>10807</text:p>
          </table:table-cell>
          <table:table-cell office:value-type="float" office:value="5154296" table:style-name="ce11">
            <text:p>5154296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ast Kameng</text:p>
          </table:table-cell>
          <table:table-cell office:value-type="string" table:style-name="ce10">
            <text:p>Arunachal Pradesh</text:p>
          </table:table-cell>
          <table:table-cell office:value-type="float" office:value="4134" table:style-name="ce11">
            <text:p>4134</text:p>
          </table:table-cell>
          <table:table-cell office:value-type="float" office:value="78690" table:style-name="ce11">
            <text:p>7869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ast Khasi Hills</text:p>
          </table:table-cell>
          <table:table-cell office:value-type="string" table:style-name="ce10">
            <text:p>Meghalaya</text:p>
          </table:table-cell>
          <table:table-cell office:value-type="float" office:value="2748" table:style-name="ce11">
            <text:p>2748</text:p>
          </table:table-cell>
          <table:table-cell office:value-type="float" office:value="825922" table:style-name="ce11">
            <text:p>82592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ast Siang</text:p>
          </table:table-cell>
          <table:table-cell office:value-type="string" table:style-name="ce10">
            <text:p>Arunachal Pradesh</text:p>
          </table:table-cell>
          <table:table-cell office:value-type="float" office:value="3603" table:style-name="ce11">
            <text:p>3603</text:p>
          </table:table-cell>
          <table:table-cell office:value-type="float" office:value="99214" table:style-name="ce11">
            <text:p>99214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rnakulam</text:p>
          </table:table-cell>
          <table:table-cell office:value-type="string" table:style-name="ce10">
            <text:p>Kerala</text:p>
          </table:table-cell>
          <table:table-cell office:value-type="float" office:value="3063" table:style-name="ce11">
            <text:p>3063</text:p>
          </table:table-cell>
          <table:table-cell office:value-type="float" office:value="3282388" table:style-name="ce11">
            <text:p>3282388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ivaganga</text:p>
          </table:table-cell>
          <table:table-cell office:value-type="string" table:style-name="ce10">
            <text:p>Tamil Nadu</text:p>
          </table:table-cell>
          <table:table-cell office:value-type="float" office:value="4233" table:style-name="ce11">
            <text:p>4233</text:p>
          </table:table-cell>
          <table:table-cell office:value-type="float" office:value="1339101" table:style-name="ce11">
            <text:p>133910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tah</text:p>
          </table:table-cell>
          <table:table-cell office:value-type="string" table:style-name="ce10">
            <text:p>Uttar Pradesh</text:p>
          </table:table-cell>
          <table:table-cell office:value-type="float" office:value="2431" table:style-name="ce11">
            <text:p>2431</text:p>
          </table:table-cell>
          <table:table-cell office:value-type="float" office:value="1774480" table:style-name="ce11">
            <text:p>177448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tawah</text:p>
          </table:table-cell>
          <table:table-cell office:value-type="string" table:style-name="ce10">
            <text:p>Uttar Pradesh</text:p>
          </table:table-cell>
          <table:table-cell office:value-type="float" office:value="2311" table:style-name="ce11">
            <text:p>2311</text:p>
          </table:table-cell>
          <table:table-cell office:value-type="float" office:value="1581810" table:style-name="ce11">
            <text:p>158181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Faizabad</text:p>
          </table:table-cell>
          <table:table-cell office:value-type="string" table:style-name="ce10">
            <text:p>Uttar Pradesh</text:p>
          </table:table-cell>
          <table:table-cell office:value-type="float" office:value="2341" table:style-name="ce11">
            <text:p>2341</text:p>
          </table:table-cell>
          <table:table-cell office:value-type="float" office:value="2470996" table:style-name="ce11">
            <text:p>2470996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Faridabad</text:p>
          </table:table-cell>
          <table:table-cell office:value-type="string" table:style-name="ce10">
            <text:p>Haryana</text:p>
          </table:table-cell>
          <table:table-cell office:value-type="float" office:value="741" table:style-name="ce11">
            <text:p>741</text:p>
          </table:table-cell>
          <table:table-cell office:value-type="float" office:value="1809733" table:style-name="ce11">
            <text:p>1809733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Faridkot</text:p>
          </table:table-cell>
          <table:table-cell office:value-type="string" table:style-name="ce10">
            <text:p>Punjab</text:p>
          </table:table-cell>
          <table:table-cell office:value-type="float" office:value="1458" table:style-name="ce11">
            <text:p>1458</text:p>
          </table:table-cell>
          <table:table-cell office:value-type="float" office:value="617508" table:style-name="ce11">
            <text:p>617508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Farrukhabad</text:p>
          </table:table-cell>
          <table:table-cell office:value-type="string" table:style-name="ce10">
            <text:p>Uttar Pradesh</text:p>
          </table:table-cell>
          <table:table-cell office:value-type="float" office:value="2181" table:style-name="ce11">
            <text:p>2181</text:p>
          </table:table-cell>
          <table:table-cell office:value-type="float" office:value="1885204" table:style-name="ce11">
            <text:p>1885204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Fatehabad</text:p>
          </table:table-cell>
          <table:table-cell office:value-type="string" table:style-name="ce10">
            <text:p>Haryana</text:p>
          </table:table-cell>
          <table:table-cell office:value-type="float" office:value="2538" table:style-name="ce11">
            <text:p>2538</text:p>
          </table:table-cell>
          <table:table-cell office:value-type="float" office:value="942011" table:style-name="ce11">
            <text:p>94201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Fatehgarh Sahib</text:p>
          </table:table-cell>
          <table:table-cell office:value-type="string" table:style-name="ce10">
            <text:p>Punjab</text:p>
          </table:table-cell>
          <table:table-cell office:value-type="float" office:value="1180" table:style-name="ce11">
            <text:p>1180</text:p>
          </table:table-cell>
          <table:table-cell office:value-type="float" office:value="600163" table:style-name="ce11">
            <text:p>600163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Fatehpur</text:p>
          </table:table-cell>
          <table:table-cell office:value-type="string" table:style-name="ce10">
            <text:p>Uttar Pradesh</text:p>
          </table:table-cell>
          <table:table-cell office:value-type="float" office:value="4152" table:style-name="ce11">
            <text:p>4152</text:p>
          </table:table-cell>
          <table:table-cell office:value-type="float" office:value="2632733" table:style-name="ce11">
            <text:p>2632733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Firozabad</text:p>
          </table:table-cell>
          <table:table-cell office:value-type="string" table:style-name="ce10">
            <text:p>Uttar Pradesh</text:p>
          </table:table-cell>
          <table:table-cell office:value-type="float" office:value="2407" table:style-name="ce11">
            <text:p>2407</text:p>
          </table:table-cell>
          <table:table-cell office:value-type="float" office:value="2498156" table:style-name="ce11">
            <text:p>2498156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Firozpur</text:p>
          </table:table-cell>
          <table:table-cell office:value-type="string" table:style-name="ce10">
            <text:p>Punjab</text:p>
          </table:table-cell>
          <table:table-cell office:value-type="float" office:value="5305" table:style-name="ce11">
            <text:p>5305</text:p>
          </table:table-cell>
          <table:table-cell office:value-type="float" office:value="2029074" table:style-name="ce11">
            <text:p>2029074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Gadag</text:p>
          </table:table-cell>
          <table:table-cell office:value-type="string" table:style-name="ce10">
            <text:p>Karnataka</text:p>
          </table:table-cell>
          <table:table-cell office:value-type="float" office:value="4657" table:style-name="ce11">
            <text:p>4657</text:p>
          </table:table-cell>
          <table:table-cell office:value-type="float" office:value="1064570" table:style-name="ce11">
            <text:p>106457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Gadchiroli</text:p>
          </table:table-cell>
          <table:table-cell office:value-type="string" table:style-name="ce10">
            <text:p>Maharashtra</text:p>
          </table:table-cell>
          <table:table-cell office:value-type="float" office:value="14412" table:style-name="ce11">
            <text:p>14412</text:p>
          </table:table-cell>
          <table:table-cell office:value-type="float" office:value="1072942" table:style-name="ce11">
            <text:p>107294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Gajapati</text:p>
          </table:table-cell>
          <table:table-cell office:value-type="string" table:style-name="ce10">
            <text:p>Orissa</text:p>
          </table:table-cell>
          <table:table-cell office:value-type="float" office:value="4325" table:style-name="ce11">
            <text:p>4325</text:p>
          </table:table-cell>
          <table:table-cell office:value-type="float" office:value="577817" table:style-name="ce11">
            <text:p>577817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Ganderbal</text:p>
          </table:table-cell>
          <table:table-cell office:value-type="string" table:style-name="ce10">
            <text:p>Jammu and Kashmir</text:p>
          </table:table-cell>
          <table:table-cell office:value-type="float" office:value="259" table:style-name="ce11">
            <text:p>259</text:p>
          </table:table-cell>
          <table:table-cell office:value-type="float" office:value="297446" table:style-name="ce11">
            <text:p>297446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Gandhinagar</text:p>
          </table:table-cell>
          <table:table-cell office:value-type="string" table:style-name="ce10">
            <text:p>Gujarat</text:p>
          </table:table-cell>
          <table:table-cell office:value-type="float" office:value="2140" table:style-name="ce11">
            <text:p>2140</text:p>
          </table:table-cell>
          <table:table-cell office:value-type="float" office:value="1391753" table:style-name="ce11">
            <text:p>1391753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Ganganagar</text:p>
          </table:table-cell>
          <table:table-cell office:value-type="string" table:style-name="ce10">
            <text:p>Rajasthan</text:p>
          </table:table-cell>
          <table:table-cell office:value-type="float" office:value="10978" table:style-name="ce11">
            <text:p>10978</text:p>
          </table:table-cell>
          <table:table-cell office:value-type="float" office:value="1969168" table:style-name="ce11">
            <text:p>1969168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Ganjam</text:p>
          </table:table-cell>
          <table:table-cell office:value-type="string" table:style-name="ce10">
            <text:p>Orissa</text:p>
          </table:table-cell>
          <table:table-cell office:value-type="float" office:value="8206" table:style-name="ce11">
            <text:p>8206</text:p>
          </table:table-cell>
          <table:table-cell office:value-type="float" office:value="3529031" table:style-name="ce11">
            <text:p>352903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Garhwa</text:p>
          </table:table-cell>
          <table:table-cell office:value-type="string" table:style-name="ce10">
            <text:p>Jharkhand</text:p>
          </table:table-cell>
          <table:table-cell office:value-type="float" office:value="4093" table:style-name="ce11">
            <text:p>4093</text:p>
          </table:table-cell>
          <table:table-cell office:value-type="float" office:value="1322784" table:style-name="ce11">
            <text:p>1322784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Garhwal</text:p>
          </table:table-cell>
          <table:table-cell office:value-type="float" office:value="0" table:formula="of:=#N/A" table:style-name="ce10">
            <text:p>#N/A</text:p>
          </table:table-cell>
          <table:table-cell office:value-type="float" office:value="5329" table:style-name="ce11">
            <text:p>5329</text:p>
          </table:table-cell>
          <table:table-cell office:value-type="float" office:value="687271" table:style-name="ce11">
            <text:p>68727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Gautam Buddha Nagar</text:p>
          </table:table-cell>
          <table:table-cell office:value-type="string" table:style-name="ce10">
            <text:p>Uttar Pradesh</text:p>
          </table:table-cell>
          <table:table-cell office:value-type="float" office:value="1282" table:style-name="ce11">
            <text:p>1282</text:p>
          </table:table-cell>
          <table:table-cell office:value-type="float" office:value="1648115" table:style-name="ce11">
            <text:p>164811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Gaya</text:p>
          </table:table-cell>
          <table:table-cell office:value-type="string" table:style-name="ce10">
            <text:p>Bihar</text:p>
          </table:table-cell>
          <table:table-cell office:value-type="float" office:value="4976" table:style-name="ce11">
            <text:p>4976</text:p>
          </table:table-cell>
          <table:table-cell office:value-type="float" office:value="4391418" table:style-name="ce11">
            <text:p>4391418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Ghaziabad</text:p>
          </table:table-cell>
          <table:table-cell office:value-type="string" table:style-name="ce10">
            <text:p>Uttar Pradesh</text:p>
          </table:table-cell>
          <table:table-cell office:value-type="float" office:value="1179" table:style-name="ce11">
            <text:p>1179</text:p>
          </table:table-cell>
          <table:table-cell office:value-type="float" office:value="4681645" table:style-name="ce11">
            <text:p>468164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Ghazipur</text:p>
          </table:table-cell>
          <table:table-cell office:value-type="string" table:style-name="ce10">
            <text:p>Uttar Pradesh</text:p>
          </table:table-cell>
          <table:table-cell office:value-type="float" office:value="3377" table:style-name="ce11">
            <text:p>3377</text:p>
          </table:table-cell>
          <table:table-cell office:value-type="float" office:value="3620268" table:style-name="ce11">
            <text:p>3620268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Giridih</text:p>
          </table:table-cell>
          <table:table-cell office:value-type="string" table:style-name="ce10">
            <text:p>Jharkhand</text:p>
          </table:table-cell>
          <table:table-cell office:value-type="float" office:value="4962" table:style-name="ce11">
            <text:p>4962</text:p>
          </table:table-cell>
          <table:table-cell office:value-type="float" office:value="2445474" table:style-name="ce11">
            <text:p>2445474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Goalpara</text:p>
          </table:table-cell>
          <table:table-cell office:value-type="string" table:style-name="ce10">
            <text:p>Assam</text:p>
          </table:table-cell>
          <table:table-cell office:value-type="float" office:value="1824" table:style-name="ce11">
            <text:p>1824</text:p>
          </table:table-cell>
          <table:table-cell office:value-type="float" office:value="1008183" table:style-name="ce11">
            <text:p>1008183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Godda</text:p>
          </table:table-cell>
          <table:table-cell office:value-type="string" table:style-name="ce10">
            <text:p>Jharkhand</text:p>
          </table:table-cell>
          <table:table-cell office:value-type="float" office:value="2266" table:style-name="ce11">
            <text:p>2266</text:p>
          </table:table-cell>
          <table:table-cell office:value-type="float" office:value="1313551" table:style-name="ce11">
            <text:p>131355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Golaghat</text:p>
          </table:table-cell>
          <table:table-cell office:value-type="string" table:style-name="ce10">
            <text:p>Assam</text:p>
          </table:table-cell>
          <table:table-cell office:value-type="float" office:value="3502" table:style-name="ce11">
            <text:p>3502</text:p>
          </table:table-cell>
          <table:table-cell office:value-type="float" office:value="1066888" table:style-name="ce11">
            <text:p>1066888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Gonda</text:p>
          </table:table-cell>
          <table:table-cell office:value-type="string" table:style-name="ce10">
            <text:p>Uttar Pradesh</text:p>
          </table:table-cell>
          <table:table-cell office:value-type="float" office:value="4003" table:style-name="ce11">
            <text:p>4003</text:p>
          </table:table-cell>
          <table:table-cell office:value-type="float" office:value="3433919" table:style-name="ce11">
            <text:p>3433919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Gondiya</text:p>
          </table:table-cell>
          <table:table-cell office:value-type="string" table:style-name="ce10">
            <text:p>Maharashtra</text:p>
          </table:table-cell>
          <table:table-cell office:value-type="float" office:value="5234" table:style-name="ce11">
            <text:p>5234</text:p>
          </table:table-cell>
          <table:table-cell office:value-type="float" office:value="1322507" table:style-name="ce11">
            <text:p>1322507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Gopalganj</text:p>
          </table:table-cell>
          <table:table-cell office:value-type="string" table:style-name="ce10">
            <text:p>Bihar</text:p>
          </table:table-cell>
          <table:table-cell office:value-type="float" office:value="2033" table:style-name="ce11">
            <text:p>2033</text:p>
          </table:table-cell>
          <table:table-cell office:value-type="float" office:value="2562012" table:style-name="ce11">
            <text:p>256201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Gorakhpur</text:p>
          </table:table-cell>
          <table:table-cell office:value-type="string" table:style-name="ce10">
            <text:p>Uttar Pradesh</text:p>
          </table:table-cell>
          <table:table-cell office:value-type="float" office:value="3321" table:style-name="ce11">
            <text:p>3321</text:p>
          </table:table-cell>
          <table:table-cell office:value-type="float" office:value="4440895" table:style-name="ce11">
            <text:p>444089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Gulbarga</text:p>
          </table:table-cell>
          <table:table-cell office:value-type="string" table:style-name="ce10">
            <text:p>Karnataka</text:p>
          </table:table-cell>
          <table:table-cell office:value-type="float" office:value="10954" table:style-name="ce11">
            <text:p>10954</text:p>
          </table:table-cell>
          <table:table-cell office:value-type="float" office:value="2566326" table:style-name="ce11">
            <text:p>2566326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Gumla</text:p>
          </table:table-cell>
          <table:table-cell office:value-type="string" table:style-name="ce10">
            <text:p>Jharkhand</text:p>
          </table:table-cell>
          <table:table-cell office:value-type="float" office:value="5360" table:style-name="ce11">
            <text:p>5360</text:p>
          </table:table-cell>
          <table:table-cell office:value-type="float" office:value="1025213" table:style-name="ce11">
            <text:p>1025213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Guna</text:p>
          </table:table-cell>
          <table:table-cell office:value-type="string" table:style-name="ce10">
            <text:p>Madhya Pradesh</text:p>
          </table:table-cell>
          <table:table-cell office:value-type="float" office:value="6390" table:style-name="ce11">
            <text:p>6390</text:p>
          </table:table-cell>
          <table:table-cell office:value-type="float" office:value="1241519" table:style-name="ce11">
            <text:p>1241519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Guntur</text:p>
          </table:table-cell>
          <table:table-cell office:value-type="string" table:style-name="ce10">
            <text:p>Andhra Pradesh</text:p>
          </table:table-cell>
          <table:table-cell office:value-type="float" office:value="11391" table:style-name="ce11">
            <text:p>11391</text:p>
          </table:table-cell>
          <table:table-cell office:value-type="float" office:value="4887813" table:style-name="ce11">
            <text:p>4887813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Gurdaspur</text:p>
          </table:table-cell>
          <table:table-cell office:value-type="string" table:style-name="ce10">
            <text:p>Punjab</text:p>
          </table:table-cell>
          <table:table-cell office:value-type="float" office:value="3551" table:style-name="ce11">
            <text:p>3551</text:p>
          </table:table-cell>
          <table:table-cell office:value-type="float" office:value="2298323" table:style-name="ce11">
            <text:p>2298323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Gurgaon</text:p>
          </table:table-cell>
          <table:table-cell office:value-type="string" table:style-name="ce10">
            <text:p>Haryana</text:p>
          </table:table-cell>
          <table:table-cell office:value-type="float" office:value="1258" table:style-name="ce11">
            <text:p>1258</text:p>
          </table:table-cell>
          <table:table-cell office:value-type="float" office:value="1514432" table:style-name="ce11">
            <text:p>151443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Gwalior</text:p>
          </table:table-cell>
          <table:table-cell office:value-type="string" table:style-name="ce10">
            <text:p>Madhya Pradesh</text:p>
          </table:table-cell>
          <table:table-cell office:value-type="float" office:value="4560" table:style-name="ce11">
            <text:p>4560</text:p>
          </table:table-cell>
          <table:table-cell office:value-type="float" office:value="2032036" table:style-name="ce11">
            <text:p>2032036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Hailakandi</text:p>
          </table:table-cell>
          <table:table-cell office:value-type="string" table:style-name="ce10">
            <text:p>Assam</text:p>
          </table:table-cell>
          <table:table-cell office:value-type="float" office:value="1327" table:style-name="ce11">
            <text:p>1327</text:p>
          </table:table-cell>
          <table:table-cell office:value-type="float" office:value="659296" table:style-name="ce11">
            <text:p>659296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Hamirpur</text:p>
          </table:table-cell>
          <table:table-cell office:value-type="string" table:style-name="ce10">
            <text:p>Uttar Pradesh</text:p>
          </table:table-cell>
          <table:table-cell office:value-type="float" office:value="1118" table:style-name="ce11">
            <text:p>1118</text:p>
          </table:table-cell>
          <table:table-cell office:value-type="float" office:value="454768" table:style-name="ce11">
            <text:p>454768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Hamirpur</text:p>
          </table:table-cell>
          <table:table-cell office:value-type="string" table:style-name="ce10">
            <text:p>Uttar Pradesh</text:p>
          </table:table-cell>
          <table:table-cell office:value-type="float" office:value="4021" table:style-name="ce11">
            <text:p>4021</text:p>
          </table:table-cell>
          <table:table-cell office:value-type="float" office:value="1104285" table:style-name="ce11">
            <text:p>110428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Hanumangarh</text:p>
          </table:table-cell>
          <table:table-cell office:value-type="string" table:style-name="ce10">
            <text:p>Rajasthan</text:p>
          </table:table-cell>
          <table:table-cell office:value-type="float" office:value="9656" table:style-name="ce11">
            <text:p>9656</text:p>
          </table:table-cell>
          <table:table-cell office:value-type="float" office:value="1774692" table:style-name="ce11">
            <text:p>177469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Haora</text:p>
          </table:table-cell>
          <table:table-cell office:value-type="string" table:style-name="ce10">
            <text:p>West Bengal</text:p>
          </table:table-cell>
          <table:table-cell office:value-type="float" office:value="1467" table:style-name="ce11">
            <text:p>1467</text:p>
          </table:table-cell>
          <table:table-cell office:value-type="float" office:value="4850029" table:style-name="ce11">
            <text:p>4850029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Harda</text:p>
          </table:table-cell>
          <table:table-cell office:value-type="string" table:style-name="ce10">
            <text:p>Madhya Pradesh</text:p>
          </table:table-cell>
          <table:table-cell office:value-type="float" office:value="3334" table:style-name="ce11">
            <text:p>3334</text:p>
          </table:table-cell>
          <table:table-cell office:value-type="float" office:value="570465" table:style-name="ce11">
            <text:p>57046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Hardoi</text:p>
          </table:table-cell>
          <table:table-cell office:value-type="string" table:style-name="ce10">
            <text:p>Uttar Pradesh</text:p>
          </table:table-cell>
          <table:table-cell office:value-type="float" office:value="5986" table:style-name="ce11">
            <text:p>5986</text:p>
          </table:table-cell>
          <table:table-cell office:value-type="float" office:value="4092845" table:style-name="ce11">
            <text:p>409284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Hardwar</text:p>
          </table:table-cell>
          <table:table-cell office:value-type="float" office:value="0" table:formula="of:=#N/A" table:style-name="ce10">
            <text:p>#N/A</text:p>
          </table:table-cell>
          <table:table-cell office:value-type="float" office:value="2360" table:style-name="ce11">
            <text:p>2360</text:p>
          </table:table-cell>
          <table:table-cell office:value-type="float" office:value="1890422" table:style-name="ce11">
            <text:p>189042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Hassan</text:p>
          </table:table-cell>
          <table:table-cell office:value-type="string" table:style-name="ce10">
            <text:p>Karnataka</text:p>
          </table:table-cell>
          <table:table-cell office:value-type="float" office:value="6814" table:style-name="ce11">
            <text:p>6814</text:p>
          </table:table-cell>
          <table:table-cell office:value-type="float" office:value="1776421" table:style-name="ce11">
            <text:p>177642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Haveri</text:p>
          </table:table-cell>
          <table:table-cell office:value-type="string" table:style-name="ce10">
            <text:p>Karnataka</text:p>
          </table:table-cell>
          <table:table-cell office:value-type="float" office:value="4823" table:style-name="ce11">
            <text:p>4823</text:p>
          </table:table-cell>
          <table:table-cell office:value-type="float" office:value="1597668" table:style-name="ce11">
            <text:p>1597668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Hazaribagh</text:p>
          </table:table-cell>
          <table:table-cell office:value-type="string" table:style-name="ce10">
            <text:p>Jharkhand</text:p>
          </table:table-cell>
          <table:table-cell office:value-type="float" office:value="3555" table:style-name="ce11">
            <text:p>3555</text:p>
          </table:table-cell>
          <table:table-cell office:value-type="float" office:value="1734495" table:style-name="ce11">
            <text:p>173449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Hingoli</text:p>
          </table:table-cell>
          <table:table-cell office:value-type="string" table:style-name="ce10">
            <text:p>Maharashtra</text:p>
          </table:table-cell>
          <table:table-cell office:value-type="float" office:value="4827" table:style-name="ce11">
            <text:p>4827</text:p>
          </table:table-cell>
          <table:table-cell office:value-type="float" office:value="1177345" table:style-name="ce11">
            <text:p>117734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Hisar</text:p>
          </table:table-cell>
          <table:table-cell office:value-type="string" table:style-name="ce10">
            <text:p>Haryana</text:p>
          </table:table-cell>
          <table:table-cell office:value-type="float" office:value="3983" table:style-name="ce11">
            <text:p>3983</text:p>
          </table:table-cell>
          <table:table-cell office:value-type="float" office:value="1743931" table:style-name="ce11">
            <text:p>174393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Hoshangabad</text:p>
          </table:table-cell>
          <table:table-cell office:value-type="string" table:style-name="ce10">
            <text:p>Madhya Pradesh</text:p>
          </table:table-cell>
          <table:table-cell office:value-type="float" office:value="6703" table:style-name="ce11">
            <text:p>6703</text:p>
          </table:table-cell>
          <table:table-cell office:value-type="float" office:value="1241350" table:style-name="ce11">
            <text:p>124135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Hoshiarpur</text:p>
          </table:table-cell>
          <table:table-cell office:value-type="string" table:style-name="ce10">
            <text:p>Punjab</text:p>
          </table:table-cell>
          <table:table-cell office:value-type="float" office:value="3386" table:style-name="ce11">
            <text:p>3386</text:p>
          </table:table-cell>
          <table:table-cell office:value-type="float" office:value="1586625" table:style-name="ce11">
            <text:p>158662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Hugli</text:p>
          </table:table-cell>
          <table:table-cell office:value-type="string" table:style-name="ce10">
            <text:p>West Bengal</text:p>
          </table:table-cell>
          <table:table-cell office:value-type="float" office:value="3149" table:style-name="ce11">
            <text:p>3149</text:p>
          </table:table-cell>
          <table:table-cell office:value-type="float" office:value="5519145" table:style-name="ce11">
            <text:p>551914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Hyderabad</text:p>
          </table:table-cell>
          <table:table-cell office:value-type="string" table:style-name="ce10">
            <text:p>Andhra Pradesh</text:p>
          </table:table-cell>
          <table:table-cell office:value-type="float" office:value="217" table:style-name="ce11">
            <text:p>217</text:p>
          </table:table-cell>
          <table:table-cell office:value-type="float" office:value="3943323" table:style-name="ce11">
            <text:p>3943323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Idukki</text:p>
          </table:table-cell>
          <table:table-cell office:value-type="string" table:style-name="ce10">
            <text:p>Kerala</text:p>
          </table:table-cell>
          <table:table-cell office:value-type="float" office:value="4356" table:style-name="ce11">
            <text:p>4356</text:p>
          </table:table-cell>
          <table:table-cell office:value-type="float" office:value="1108974" table:style-name="ce11">
            <text:p>1108974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Imphal East</text:p>
          </table:table-cell>
          <table:table-cell office:value-type="string" table:style-name="ce10">
            <text:p>Manipur</text:p>
          </table:table-cell>
          <table:table-cell office:value-type="float" office:value="709" table:style-name="ce11">
            <text:p>709</text:p>
          </table:table-cell>
          <table:table-cell office:value-type="float" office:value="456113" table:style-name="ce11">
            <text:p>456113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Imphal West</text:p>
          </table:table-cell>
          <table:table-cell office:value-type="string" table:style-name="ce10">
            <text:p>Manipur</text:p>
          </table:table-cell>
          <table:table-cell office:value-type="float" office:value="519" table:style-name="ce11">
            <text:p>519</text:p>
          </table:table-cell>
          <table:table-cell office:value-type="float" office:value="517992" table:style-name="ce11">
            <text:p>51799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Indore</text:p>
          </table:table-cell>
          <table:table-cell office:value-type="string" table:style-name="ce10">
            <text:p>Madhya Pradesh</text:p>
          </table:table-cell>
          <table:table-cell office:value-type="float" office:value="3898" table:style-name="ce11">
            <text:p>3898</text:p>
          </table:table-cell>
          <table:table-cell office:value-type="float" office:value="3276697" table:style-name="ce11">
            <text:p>3276697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Jabalpur</text:p>
          </table:table-cell>
          <table:table-cell office:value-type="string" table:style-name="ce10">
            <text:p>Madhya Pradesh</text:p>
          </table:table-cell>
          <table:table-cell office:value-type="float" office:value="5211" table:style-name="ce11">
            <text:p>5211</text:p>
          </table:table-cell>
          <table:table-cell office:value-type="float" office:value="2463289" table:style-name="ce11">
            <text:p>2463289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Jagatsinghapur</text:p>
          </table:table-cell>
          <table:table-cell office:value-type="string" table:style-name="ce10">
            <text:p>Orissa</text:p>
          </table:table-cell>
          <table:table-cell office:value-type="float" office:value="1668" table:style-name="ce11">
            <text:p>1668</text:p>
          </table:table-cell>
          <table:table-cell office:value-type="float" office:value="1136971" table:style-name="ce11">
            <text:p>113697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Jaintia Hills</text:p>
          </table:table-cell>
          <table:table-cell office:value-type="string" table:style-name="ce10">
            <text:p>Meghalaya</text:p>
          </table:table-cell>
          <table:table-cell office:value-type="float" office:value="3819" table:style-name="ce11">
            <text:p>3819</text:p>
          </table:table-cell>
          <table:table-cell office:value-type="float" office:value="395124" table:style-name="ce11">
            <text:p>395124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Jaipur</text:p>
          </table:table-cell>
          <table:table-cell office:value-type="string" table:style-name="ce10">
            <text:p>Rajasthan</text:p>
          </table:table-cell>
          <table:table-cell office:value-type="float" office:value="11143" table:style-name="ce11">
            <text:p>11143</text:p>
          </table:table-cell>
          <table:table-cell office:value-type="float" office:value="6626178" table:style-name="ce11">
            <text:p>6626178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Jaisalmer</text:p>
          </table:table-cell>
          <table:table-cell office:value-type="string" table:style-name="ce10">
            <text:p>Rajasthan</text:p>
          </table:table-cell>
          <table:table-cell office:value-type="float" office:value="38401" table:style-name="ce11">
            <text:p>38401</text:p>
          </table:table-cell>
          <table:table-cell office:value-type="float" office:value="669919" table:style-name="ce11">
            <text:p>669919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Jajapur</text:p>
          </table:table-cell>
          <table:table-cell office:value-type="string" table:style-name="ce10">
            <text:p>Orissa</text:p>
          </table:table-cell>
          <table:table-cell office:value-type="float" office:value="2899" table:style-name="ce11">
            <text:p>2899</text:p>
          </table:table-cell>
          <table:table-cell office:value-type="float" office:value="1827192" table:style-name="ce11">
            <text:p>182719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Jalandhar</text:p>
          </table:table-cell>
          <table:table-cell office:value-type="string" table:style-name="ce10">
            <text:p>Punjab</text:p>
          </table:table-cell>
          <table:table-cell office:value-type="float" office:value="2624" table:style-name="ce11">
            <text:p>2624</text:p>
          </table:table-cell>
          <table:table-cell office:value-type="float" office:value="2193590" table:style-name="ce11">
            <text:p>219359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Jalaun</text:p>
          </table:table-cell>
          <table:table-cell office:value-type="string" table:style-name="ce10">
            <text:p>Uttar Pradesh</text:p>
          </table:table-cell>
          <table:table-cell office:value-type="float" office:value="4565" table:style-name="ce11">
            <text:p>4565</text:p>
          </table:table-cell>
          <table:table-cell office:value-type="float" office:value="1689974" table:style-name="ce11">
            <text:p>1689974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Jalgaon</text:p>
          </table:table-cell>
          <table:table-cell office:value-type="string" table:style-name="ce10">
            <text:p>Maharashtra</text:p>
          </table:table-cell>
          <table:table-cell office:value-type="float" office:value="11765" table:style-name="ce11">
            <text:p>11765</text:p>
          </table:table-cell>
          <table:table-cell office:value-type="float" office:value="4229917" table:style-name="ce11">
            <text:p>4229917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Jalna</text:p>
          </table:table-cell>
          <table:table-cell office:value-type="string" table:style-name="ce10">
            <text:p>Maharashtra</text:p>
          </table:table-cell>
          <table:table-cell office:value-type="float" office:value="7718" table:style-name="ce11">
            <text:p>7718</text:p>
          </table:table-cell>
          <table:table-cell office:value-type="float" office:value="1959046" table:style-name="ce11">
            <text:p>1959046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Jalor</text:p>
          </table:table-cell>
          <table:table-cell office:value-type="string" table:style-name="ce10">
            <text:p>Rajasthan</text:p>
          </table:table-cell>
          <table:table-cell office:value-type="float" office:value="10640" table:style-name="ce11">
            <text:p>10640</text:p>
          </table:table-cell>
          <table:table-cell office:value-type="float" office:value="1828730" table:style-name="ce11">
            <text:p>182873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Jalpaiguri</text:p>
          </table:table-cell>
          <table:table-cell office:value-type="string" table:style-name="ce10">
            <text:p>West Bengal</text:p>
          </table:table-cell>
          <table:table-cell office:value-type="float" office:value="6227" table:style-name="ce11">
            <text:p>6227</text:p>
          </table:table-cell>
          <table:table-cell office:value-type="float" office:value="3872846" table:style-name="ce11">
            <text:p>3872846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Jammu</text:p>
          </table:table-cell>
          <table:table-cell office:value-type="string" table:style-name="ce10">
            <text:p>Jammu and Kashmir</text:p>
          </table:table-cell>
          <table:table-cell office:value-type="float" office:value="2342" table:style-name="ce11">
            <text:p>2342</text:p>
          </table:table-cell>
          <table:table-cell office:value-type="float" office:value="1529958" table:style-name="ce11">
            <text:p>1529958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Jamnagar</text:p>
          </table:table-cell>
          <table:table-cell office:value-type="string" table:style-name="ce10">
            <text:p>Gujarat</text:p>
          </table:table-cell>
          <table:table-cell office:value-type="float" office:value="14184" table:style-name="ce11">
            <text:p>14184</text:p>
          </table:table-cell>
          <table:table-cell office:value-type="float" office:value="2160119" table:style-name="ce11">
            <text:p>2160119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Jamtara</text:p>
          </table:table-cell>
          <table:table-cell office:value-type="string" table:style-name="ce10">
            <text:p>Jharkhand</text:p>
          </table:table-cell>
          <table:table-cell office:value-type="float" office:value="1811" table:style-name="ce11">
            <text:p>1811</text:p>
          </table:table-cell>
          <table:table-cell office:value-type="float" office:value="791042" table:style-name="ce11">
            <text:p>79104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Jamui</text:p>
          </table:table-cell>
          <table:table-cell office:value-type="string" table:style-name="ce10">
            <text:p>Bihar</text:p>
          </table:table-cell>
          <table:table-cell office:value-type="float" office:value="3098" table:style-name="ce11">
            <text:p>3098</text:p>
          </table:table-cell>
          <table:table-cell office:value-type="float" office:value="1760405" table:style-name="ce11">
            <text:p>176040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Janjgir - Champa</text:p>
          </table:table-cell>
          <table:table-cell office:value-type="float" office:value="0" table:formula="of:=#N/A" table:style-name="ce10">
            <text:p>#N/A</text:p>
          </table:table-cell>
          <table:table-cell office:value-type="float" office:value="3853" table:style-name="ce11">
            <text:p>3853</text:p>
          </table:table-cell>
          <table:table-cell office:value-type="float" office:value="1619707" table:style-name="ce11">
            <text:p>1619707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Jashpur</text:p>
          </table:table-cell>
          <table:table-cell office:value-type="string" table:style-name="ce10">
            <text:p>Chhattisgarh</text:p>
          </table:table-cell>
          <table:table-cell office:value-type="float" office:value="5838" table:style-name="ce11">
            <text:p>5838</text:p>
          </table:table-cell>
          <table:table-cell office:value-type="float" office:value="851669" table:style-name="ce11">
            <text:p>851669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Jaunpur</text:p>
          </table:table-cell>
          <table:table-cell office:value-type="string" table:style-name="ce10">
            <text:p>Uttar Pradesh</text:p>
          </table:table-cell>
          <table:table-cell office:value-type="float" office:value="4038" table:style-name="ce11">
            <text:p>4038</text:p>
          </table:table-cell>
          <table:table-cell office:value-type="float" office:value="4494204" table:style-name="ce11">
            <text:p>4494204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Jehanabad</text:p>
          </table:table-cell>
          <table:table-cell office:value-type="string" table:style-name="ce10">
            <text:p>Bihar</text:p>
          </table:table-cell>
          <table:table-cell office:value-type="float" office:value="931" table:style-name="ce11">
            <text:p>931</text:p>
          </table:table-cell>
          <table:table-cell office:value-type="float" office:value="1125313" table:style-name="ce11">
            <text:p>1125313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Jhabua</text:p>
          </table:table-cell>
          <table:table-cell office:value-type="string" table:style-name="ce10">
            <text:p>Madhya Pradesh</text:p>
          </table:table-cell>
          <table:table-cell office:value-type="float" office:value="3600" table:style-name="ce11">
            <text:p>3600</text:p>
          </table:table-cell>
          <table:table-cell office:value-type="float" office:value="1025048" table:style-name="ce11">
            <text:p>1025048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Jhajjar</text:p>
          </table:table-cell>
          <table:table-cell office:value-type="string" table:style-name="ce10">
            <text:p>Haryana</text:p>
          </table:table-cell>
          <table:table-cell office:value-type="float" office:value="1834" table:style-name="ce11">
            <text:p>1834</text:p>
          </table:table-cell>
          <table:table-cell office:value-type="float" office:value="958405" table:style-name="ce11">
            <text:p>95840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Jhalawar</text:p>
          </table:table-cell>
          <table:table-cell office:value-type="string" table:style-name="ce10">
            <text:p>Rajasthan</text:p>
          </table:table-cell>
          <table:table-cell office:value-type="float" office:value="6219" table:style-name="ce11">
            <text:p>6219</text:p>
          </table:table-cell>
          <table:table-cell office:value-type="float" office:value="1411129" table:style-name="ce11">
            <text:p>1411129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Jhansi</text:p>
          </table:table-cell>
          <table:table-cell office:value-type="string" table:style-name="ce10">
            <text:p>Uttar Pradesh</text:p>
          </table:table-cell>
          <table:table-cell office:value-type="float" office:value="5024" table:style-name="ce11">
            <text:p>5024</text:p>
          </table:table-cell>
          <table:table-cell office:value-type="float" office:value="1998603" table:style-name="ce11">
            <text:p>1998603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Jharsuguda</text:p>
          </table:table-cell>
          <table:table-cell office:value-type="string" table:style-name="ce10">
            <text:p>Orissa</text:p>
          </table:table-cell>
          <table:table-cell office:value-type="float" office:value="2114" table:style-name="ce11">
            <text:p>2114</text:p>
          </table:table-cell>
          <table:table-cell office:value-type="float" office:value="579505" table:style-name="ce11">
            <text:p>57950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Jhunjhunun</text:p>
          </table:table-cell>
          <table:table-cell office:value-type="string" table:style-name="ce10">
            <text:p>Rajasthan</text:p>
          </table:table-cell>
          <table:table-cell office:value-type="float" office:value="5928" table:style-name="ce11">
            <text:p>5928</text:p>
          </table:table-cell>
          <table:table-cell office:value-type="float" office:value="2137045" table:style-name="ce11">
            <text:p>213704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Jind</text:p>
          </table:table-cell>
          <table:table-cell office:value-type="string" table:style-name="ce10">
            <text:p>Haryana</text:p>
          </table:table-cell>
          <table:table-cell office:value-type="float" office:value="2702" table:style-name="ce11">
            <text:p>2702</text:p>
          </table:table-cell>
          <table:table-cell office:value-type="float" office:value="1334152" table:style-name="ce11">
            <text:p>133415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Jodhpur</text:p>
          </table:table-cell>
          <table:table-cell office:value-type="string" table:style-name="ce10">
            <text:p>Rajasthan</text:p>
          </table:table-cell>
          <table:table-cell office:value-type="float" office:value="22850" table:style-name="ce11">
            <text:p>22850</text:p>
          </table:table-cell>
          <table:table-cell office:value-type="float" office:value="3687165" table:style-name="ce11">
            <text:p>368716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Jorhat</text:p>
          </table:table-cell>
          <table:table-cell office:value-type="string" table:style-name="ce10">
            <text:p>Assam</text:p>
          </table:table-cell>
          <table:table-cell office:value-type="float" office:value="2851" table:style-name="ce11">
            <text:p>2851</text:p>
          </table:table-cell>
          <table:table-cell office:value-type="float" office:value="1092256" table:style-name="ce11">
            <text:p>1092256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Junagadh</text:p>
          </table:table-cell>
          <table:table-cell office:value-type="string" table:style-name="ce10">
            <text:p>Gujarat</text:p>
          </table:table-cell>
          <table:table-cell office:value-type="float" office:value="8831" table:style-name="ce11">
            <text:p>8831</text:p>
          </table:table-cell>
          <table:table-cell office:value-type="float" office:value="2743082" table:style-name="ce11">
            <text:p>274308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Jyotiba Phule Nagar</text:p>
          </table:table-cell>
          <table:table-cell office:value-type="string" table:style-name="ce10">
            <text:p>Uttar Pradesh</text:p>
          </table:table-cell>
          <table:table-cell office:value-type="float" office:value="2249" table:style-name="ce11">
            <text:p>2249</text:p>
          </table:table-cell>
          <table:table-cell office:value-type="float" office:value="1840221" table:style-name="ce11">
            <text:p>184022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Kabirdham</text:p>
          </table:table-cell>
          <table:table-cell office:value-type="string" table:style-name="ce10">
            <text:p>Chhattisgarh</text:p>
          </table:table-cell>
          <table:table-cell office:value-type="float" office:value="4235" table:style-name="ce11">
            <text:p>4235</text:p>
          </table:table-cell>
          <table:table-cell office:value-type="float" office:value="822526" table:style-name="ce11">
            <text:p>822526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Kachchh</text:p>
          </table:table-cell>
          <table:table-cell office:value-type="string" table:style-name="ce10">
            <text:p>Gujarat</text:p>
          </table:table-cell>
          <table:table-cell office:value-type="float" office:value="45674" table:style-name="ce11">
            <text:p>45674</text:p>
          </table:table-cell>
          <table:table-cell office:value-type="float" office:value="2092371" table:style-name="ce11">
            <text:p>209237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Kaimur</text:p>
          </table:table-cell>
          <table:table-cell office:value-type="string" table:style-name="ce10">
            <text:p>Bihar</text:p>
          </table:table-cell>
          <table:table-cell office:value-type="float" office:value="3332" table:style-name="ce11">
            <text:p>3332</text:p>
          </table:table-cell>
          <table:table-cell office:value-type="float" office:value="1626384" table:style-name="ce11">
            <text:p>1626384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Kaithal</text:p>
          </table:table-cell>
          <table:table-cell office:value-type="string" table:style-name="ce10">
            <text:p>Haryana</text:p>
          </table:table-cell>
          <table:table-cell office:value-type="float" office:value="2317" table:style-name="ce11">
            <text:p>2317</text:p>
          </table:table-cell>
          <table:table-cell office:value-type="float" office:value="1074304" table:style-name="ce11">
            <text:p>1074304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Kalahandi</text:p>
          </table:table-cell>
          <table:table-cell office:value-type="string" table:style-name="ce10">
            <text:p>Orissa</text:p>
          </table:table-cell>
          <table:table-cell office:value-type="float" office:value="7920" table:style-name="ce11">
            <text:p>7920</text:p>
          </table:table-cell>
          <table:table-cell office:value-type="float" office:value="1576869" table:style-name="ce11">
            <text:p>1576869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Kamrup</text:p>
          </table:table-cell>
          <table:table-cell office:value-type="string" table:style-name="ce10">
            <text:p>Assam</text:p>
          </table:table-cell>
          <table:table-cell office:value-type="float" office:value="3105" table:style-name="ce11">
            <text:p>3105</text:p>
          </table:table-cell>
          <table:table-cell office:value-type="float" office:value="1517542" table:style-name="ce11">
            <text:p>151754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Kamrup Metropolitan</text:p>
          </table:table-cell>
          <table:table-cell office:value-type="string" table:style-name="ce10">
            <text:p>Assam</text:p>
          </table:table-cell>
          <table:table-cell office:value-type="float" office:value="955" table:style-name="ce11">
            <text:p>955</text:p>
          </table:table-cell>
          <table:table-cell office:value-type="float" office:value="1253938" table:style-name="ce11">
            <text:p>1253938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Ramanathapuram</text:p>
          </table:table-cell>
          <table:table-cell office:value-type="string" table:style-name="ce10">
            <text:p>Tamil Nadu</text:p>
          </table:table-cell>
          <table:table-cell office:value-type="float" office:value="4104" table:style-name="ce11">
            <text:p>4104</text:p>
          </table:table-cell>
          <table:table-cell office:value-type="float" office:value="1353445" table:style-name="ce11">
            <text:p>135344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Kandhamal</text:p>
          </table:table-cell>
          <table:table-cell office:value-type="string" table:style-name="ce10">
            <text:p>Orissa</text:p>
          </table:table-cell>
          <table:table-cell office:value-type="float" office:value="8021" table:style-name="ce11">
            <text:p>8021</text:p>
          </table:table-cell>
          <table:table-cell office:value-type="float" office:value="733110" table:style-name="ce11">
            <text:p>73311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Kangra</text:p>
          </table:table-cell>
          <table:table-cell office:value-type="string" table:style-name="ce10">
            <text:p>Himachal Pradesh</text:p>
          </table:table-cell>
          <table:table-cell office:value-type="float" office:value="5739" table:style-name="ce11">
            <text:p>5739</text:p>
          </table:table-cell>
          <table:table-cell office:value-type="float" office:value="1510075" table:style-name="ce11">
            <text:p>151007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Kanker (Uttar Bastar Kanker)</text:p>
          </table:table-cell>
          <table:table-cell office:value-type="float" office:value="0" table:formula="of:=#N/A" table:style-name="ce10">
            <text:p>#N/A</text:p>
          </table:table-cell>
          <table:table-cell office:value-type="float" office:value="7161" table:style-name="ce11">
            <text:p>7161</text:p>
          </table:table-cell>
          <table:table-cell office:value-type="float" office:value="748941" table:style-name="ce11">
            <text:p>74894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Kannauj</text:p>
          </table:table-cell>
          <table:table-cell office:value-type="string" table:style-name="ce10">
            <text:p>Uttar Pradesh</text:p>
          </table:table-cell>
          <table:table-cell office:value-type="float" office:value="2093" table:style-name="ce11">
            <text:p>2093</text:p>
          </table:table-cell>
          <table:table-cell office:value-type="float" office:value="1656616" table:style-name="ce11">
            <text:p>1656616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Dharmapuri</text:p>
          </table:table-cell>
          <table:table-cell office:value-type="string" table:style-name="ce10">
            <text:p>Tamil Nadu</text:p>
          </table:table-cell>
          <table:table-cell office:value-type="float" office:value="4497" table:style-name="ce11">
            <text:p>4497</text:p>
          </table:table-cell>
          <table:table-cell office:value-type="float" office:value="1506843" table:style-name="ce11">
            <text:p>1506843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Kannur</text:p>
          </table:table-cell>
          <table:table-cell office:value-type="string" table:style-name="ce10">
            <text:p>Kerala</text:p>
          </table:table-cell>
          <table:table-cell office:value-type="float" office:value="2961" table:style-name="ce11">
            <text:p>2961</text:p>
          </table:table-cell>
          <table:table-cell office:value-type="float" office:value="2523003" table:style-name="ce11">
            <text:p>2523003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Kanpur Dehat</text:p>
          </table:table-cell>
          <table:table-cell office:value-type="float" office:value="0" table:formula="of:=#N/A" table:style-name="ce10">
            <text:p>#N/A</text:p>
          </table:table-cell>
          <table:table-cell office:value-type="float" office:value="3021" table:style-name="ce11">
            <text:p>3021</text:p>
          </table:table-cell>
          <table:table-cell office:value-type="float" office:value="1796184" table:style-name="ce11">
            <text:p>1796184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Kanpur Nagar</text:p>
          </table:table-cell>
          <table:table-cell office:value-type="string" table:style-name="ce10">
            <text:p>Uttar Pradesh</text:p>
          </table:table-cell>
          <table:table-cell office:value-type="float" office:value="3155" table:style-name="ce11">
            <text:p>3155</text:p>
          </table:table-cell>
          <table:table-cell office:value-type="float" office:value="4581268" table:style-name="ce11">
            <text:p>4581268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Kanshiram Nagar</text:p>
          </table:table-cell>
          <table:table-cell office:value-type="string" table:style-name="ce10">
            <text:p>Uttar Pradesh</text:p>
          </table:table-cell>
          <table:table-cell office:value-type="float" office:value="1955" table:style-name="ce11">
            <text:p>1955</text:p>
          </table:table-cell>
          <table:table-cell office:value-type="float" office:value="1436719" table:style-name="ce11">
            <text:p>1436719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Kapurthala</text:p>
          </table:table-cell>
          <table:table-cell office:value-type="string" table:style-name="ce10">
            <text:p>Punjab</text:p>
          </table:table-cell>
          <table:table-cell office:value-type="float" office:value="1633" table:style-name="ce11">
            <text:p>1633</text:p>
          </table:table-cell>
          <table:table-cell office:value-type="float" office:value="815168" table:style-name="ce11">
            <text:p>815168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Karaikal</text:p>
          </table:table-cell>
          <table:table-cell office:value-type="string" table:style-name="ce10">
            <text:p>Puducherry</text:p>
          </table:table-cell>
          <table:table-cell office:value-type="float" office:value="157" table:style-name="ce11">
            <text:p>157</text:p>
          </table:table-cell>
          <table:table-cell office:value-type="float" office:value="200222" table:style-name="ce11">
            <text:p>20022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Karauli</text:p>
          </table:table-cell>
          <table:table-cell office:value-type="string" table:style-name="ce10">
            <text:p>Rajasthan</text:p>
          </table:table-cell>
          <table:table-cell office:value-type="float" office:value="5524" table:style-name="ce11">
            <text:p>5524</text:p>
          </table:table-cell>
          <table:table-cell office:value-type="float" office:value="1458248" table:style-name="ce11">
            <text:p>1458248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Karbi Anglong</text:p>
          </table:table-cell>
          <table:table-cell office:value-type="string" table:style-name="ce10">
            <text:p>Assam</text:p>
          </table:table-cell>
          <table:table-cell office:value-type="float" office:value="10434" table:style-name="ce11">
            <text:p>10434</text:p>
          </table:table-cell>
          <table:table-cell office:value-type="float" office:value="956313" table:style-name="ce11">
            <text:p>956313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Kargil</text:p>
          </table:table-cell>
          <table:table-cell office:value-type="string" table:style-name="ce10">
            <text:p>Jammu and Kashmir</text:p>
          </table:table-cell>
          <table:table-cell office:value-type="float" office:value="14036" table:style-name="ce11">
            <text:p>14036</text:p>
          </table:table-cell>
          <table:table-cell office:value-type="float" office:value="140802" table:style-name="ce11">
            <text:p>14080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Karimganj</text:p>
          </table:table-cell>
          <table:table-cell office:value-type="string" table:style-name="ce10">
            <text:p>Assam</text:p>
          </table:table-cell>
          <table:table-cell office:value-type="float" office:value="1809" table:style-name="ce11">
            <text:p>1809</text:p>
          </table:table-cell>
          <table:table-cell office:value-type="float" office:value="1228686" table:style-name="ce11">
            <text:p>1228686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Karimnagar</text:p>
          </table:table-cell>
          <table:table-cell office:value-type="string" table:style-name="ce10">
            <text:p>Andhra Pradesh</text:p>
          </table:table-cell>
          <table:table-cell office:value-type="float" office:value="11823" table:style-name="ce11">
            <text:p>11823</text:p>
          </table:table-cell>
          <table:table-cell office:value-type="float" office:value="3776269" table:style-name="ce11">
            <text:p>3776269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Karnal</text:p>
          </table:table-cell>
          <table:table-cell office:value-type="string" table:style-name="ce10">
            <text:p>Haryana</text:p>
          </table:table-cell>
          <table:table-cell office:value-type="float" office:value="2520" table:style-name="ce11">
            <text:p>2520</text:p>
          </table:table-cell>
          <table:table-cell office:value-type="float" office:value="1505324" table:style-name="ce11">
            <text:p>1505324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Nagapattinam</text:p>
          </table:table-cell>
          <table:table-cell office:value-type="string" table:style-name="ce10">
            <text:p>Tamil Nadu</text:p>
          </table:table-cell>
          <table:table-cell office:value-type="float" office:value="2569" table:style-name="ce11">
            <text:p>2569</text:p>
          </table:table-cell>
          <table:table-cell office:value-type="float" office:value="1616450" table:style-name="ce11">
            <text:p>161645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Kasaragod</text:p>
          </table:table-cell>
          <table:table-cell office:value-type="string" table:style-name="ce10">
            <text:p>Kerala</text:p>
          </table:table-cell>
          <table:table-cell office:value-type="float" office:value="1989" table:style-name="ce11">
            <text:p>1989</text:p>
          </table:table-cell>
          <table:table-cell office:value-type="float" office:value="1307375" table:style-name="ce11">
            <text:p>130737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Kathua</text:p>
          </table:table-cell>
          <table:table-cell office:value-type="string" table:style-name="ce10">
            <text:p>Jammu and Kashmir</text:p>
          </table:table-cell>
          <table:table-cell office:value-type="float" office:value="2502" table:style-name="ce11">
            <text:p>2502</text:p>
          </table:table-cell>
          <table:table-cell office:value-type="float" office:value="616435" table:style-name="ce11">
            <text:p>61643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Katihar</text:p>
          </table:table-cell>
          <table:table-cell office:value-type="string" table:style-name="ce10">
            <text:p>Bihar</text:p>
          </table:table-cell>
          <table:table-cell office:value-type="float" office:value="3057" table:style-name="ce11">
            <text:p>3057</text:p>
          </table:table-cell>
          <table:table-cell office:value-type="float" office:value="3071029" table:style-name="ce11">
            <text:p>3071029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Katni</text:p>
          </table:table-cell>
          <table:table-cell office:value-type="string" table:style-name="ce10">
            <text:p>Madhya Pradesh</text:p>
          </table:table-cell>
          <table:table-cell office:value-type="float" office:value="4950" table:style-name="ce11">
            <text:p>4950</text:p>
          </table:table-cell>
          <table:table-cell office:value-type="float" office:value="1292042" table:style-name="ce11">
            <text:p>129204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Kaushambi</text:p>
          </table:table-cell>
          <table:table-cell office:value-type="string" table:style-name="ce10">
            <text:p>Uttar Pradesh</text:p>
          </table:table-cell>
          <table:table-cell office:value-type="float" office:value="1779" table:style-name="ce11">
            <text:p>1779</text:p>
          </table:table-cell>
          <table:table-cell office:value-type="float" office:value="1599596" table:style-name="ce11">
            <text:p>1599596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Kendrapara</text:p>
          </table:table-cell>
          <table:table-cell office:value-type="string" table:style-name="ce10">
            <text:p>Orissa</text:p>
          </table:table-cell>
          <table:table-cell office:value-type="float" office:value="2644" table:style-name="ce11">
            <text:p>2644</text:p>
          </table:table-cell>
          <table:table-cell office:value-type="float" office:value="1440361" table:style-name="ce11">
            <text:p>144036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Kendujhar</text:p>
          </table:table-cell>
          <table:table-cell office:value-type="string" table:style-name="ce10">
            <text:p>Orissa</text:p>
          </table:table-cell>
          <table:table-cell office:value-type="float" office:value="8303" table:style-name="ce11">
            <text:p>8303</text:p>
          </table:table-cell>
          <table:table-cell office:value-type="float" office:value="1801733" table:style-name="ce11">
            <text:p>1801733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Khagaria</text:p>
          </table:table-cell>
          <table:table-cell office:value-type="string" table:style-name="ce10">
            <text:p>Bihar</text:p>
          </table:table-cell>
          <table:table-cell office:value-type="float" office:value="1486" table:style-name="ce11">
            <text:p>1486</text:p>
          </table:table-cell>
          <table:table-cell office:value-type="float" office:value="1666886" table:style-name="ce11">
            <text:p>1666886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Khammam</text:p>
          </table:table-cell>
          <table:table-cell office:value-type="string" table:style-name="ce10">
            <text:p>Andhra Pradesh</text:p>
          </table:table-cell>
          <table:table-cell office:value-type="float" office:value="16029" table:style-name="ce11">
            <text:p>16029</text:p>
          </table:table-cell>
          <table:table-cell office:value-type="float" office:value="2797370" table:style-name="ce11">
            <text:p>279737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Khandwa</text:p>
          </table:table-cell>
          <table:table-cell office:value-type="float" office:value="0" table:formula="of:=#N/A" table:style-name="ce10">
            <text:p>#N/A</text:p>
          </table:table-cell>
          <table:table-cell office:value-type="float" office:value="7352" table:style-name="ce11">
            <text:p>7352</text:p>
          </table:table-cell>
          <table:table-cell office:value-type="float" office:value="1310061" table:style-name="ce11">
            <text:p>131006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Khargone</text:p>
          </table:table-cell>
          <table:table-cell office:value-type="float" office:value="0" table:formula="of:=#N/A" table:style-name="ce10">
            <text:p>#N/A</text:p>
          </table:table-cell>
          <table:table-cell office:value-type="float" office:value="8025" table:style-name="ce11">
            <text:p>8025</text:p>
          </table:table-cell>
          <table:table-cell office:value-type="float" office:value="1873046" table:style-name="ce11">
            <text:p>1873046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Kheda</text:p>
          </table:table-cell>
          <table:table-cell office:value-type="string" table:style-name="ce10">
            <text:p>Gujarat</text:p>
          </table:table-cell>
          <table:table-cell office:value-type="float" office:value="3953" table:style-name="ce11">
            <text:p>3953</text:p>
          </table:table-cell>
          <table:table-cell office:value-type="float" office:value="2299885" table:style-name="ce11">
            <text:p>229988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Kheri</text:p>
          </table:table-cell>
          <table:table-cell office:value-type="string" table:style-name="ce10">
            <text:p>Uttar Pradesh</text:p>
          </table:table-cell>
          <table:table-cell office:value-type="float" office:value="7680" table:style-name="ce11">
            <text:p>7680</text:p>
          </table:table-cell>
          <table:table-cell office:value-type="float" office:value="4021243" table:style-name="ce11">
            <text:p>4021243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Khordha</text:p>
          </table:table-cell>
          <table:table-cell office:value-type="string" table:style-name="ce10">
            <text:p>Orissa</text:p>
          </table:table-cell>
          <table:table-cell office:value-type="float" office:value="2813" table:style-name="ce11">
            <text:p>2813</text:p>
          </table:table-cell>
          <table:table-cell office:value-type="float" office:value="2251673" table:style-name="ce11">
            <text:p>2251673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Khunti</text:p>
          </table:table-cell>
          <table:table-cell office:value-type="string" table:style-name="ce10">
            <text:p>Jharkhand</text:p>
          </table:table-cell>
          <table:table-cell office:value-type="float" office:value="2535" table:style-name="ce11">
            <text:p>2535</text:p>
          </table:table-cell>
          <table:table-cell office:value-type="float" office:value="531885" table:style-name="ce11">
            <text:p>53188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Kinnaur</text:p>
          </table:table-cell>
          <table:table-cell office:value-type="string" table:style-name="ce10">
            <text:p>Himachal Pradesh</text:p>
          </table:table-cell>
          <table:table-cell office:value-type="float" office:value="6401" table:style-name="ce11">
            <text:p>6401</text:p>
          </table:table-cell>
          <table:table-cell office:value-type="float" office:value="84121" table:style-name="ce11">
            <text:p>8412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Kiphire</text:p>
          </table:table-cell>
          <table:table-cell office:value-type="string" table:style-name="ce10">
            <text:p>Nagaland</text:p>
          </table:table-cell>
          <table:table-cell office:value-type="float" office:value="1130" table:style-name="ce11">
            <text:p>1130</text:p>
          </table:table-cell>
          <table:table-cell office:value-type="float" office:value="74004" table:style-name="ce11">
            <text:p>74004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Kishanganj</text:p>
          </table:table-cell>
          <table:table-cell office:value-type="string" table:style-name="ce10">
            <text:p>Bihar</text:p>
          </table:table-cell>
          <table:table-cell office:value-type="float" office:value="1884" table:style-name="ce11">
            <text:p>1884</text:p>
          </table:table-cell>
          <table:table-cell office:value-type="float" office:value="1690400" table:style-name="ce11">
            <text:p>169040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Kishtwar</text:p>
          </table:table-cell>
          <table:table-cell office:value-type="string" table:style-name="ce10">
            <text:p>Jammu and Kashmir</text:p>
          </table:table-cell>
          <table:table-cell office:value-type="float" office:value="1644" table:style-name="ce11">
            <text:p>1644</text:p>
          </table:table-cell>
          <table:table-cell office:value-type="float" office:value="230696" table:style-name="ce11">
            <text:p>230696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Koch Bihar</text:p>
          </table:table-cell>
          <table:table-cell office:value-type="string" table:style-name="ce10">
            <text:p>West Bengal</text:p>
          </table:table-cell>
          <table:table-cell office:value-type="float" office:value="3387" table:style-name="ce11">
            <text:p>3387</text:p>
          </table:table-cell>
          <table:table-cell office:value-type="float" office:value="2819086" table:style-name="ce11">
            <text:p>2819086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Kodagu</text:p>
          </table:table-cell>
          <table:table-cell office:value-type="string" table:style-name="ce10">
            <text:p>Karnataka</text:p>
          </table:table-cell>
          <table:table-cell office:value-type="float" office:value="4102" table:style-name="ce11">
            <text:p>4102</text:p>
          </table:table-cell>
          <table:table-cell office:value-type="float" office:value="554519" table:style-name="ce11">
            <text:p>554519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Kodarma</text:p>
          </table:table-cell>
          <table:table-cell office:value-type="string" table:style-name="ce10">
            <text:p>Jharkhand</text:p>
          </table:table-cell>
          <table:table-cell office:value-type="float" office:value="2540" table:style-name="ce11">
            <text:p>2540</text:p>
          </table:table-cell>
          <table:table-cell office:value-type="float" office:value="716259" table:style-name="ce11">
            <text:p>716259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Kohima</text:p>
          </table:table-cell>
          <table:table-cell office:value-type="string" table:style-name="ce10">
            <text:p>Nagaland</text:p>
          </table:table-cell>
          <table:table-cell office:value-type="float" office:value="1463" table:style-name="ce11">
            <text:p>1463</text:p>
          </table:table-cell>
          <table:table-cell office:value-type="float" office:value="267988" table:style-name="ce11">
            <text:p>267988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Kokrajhar</text:p>
          </table:table-cell>
          <table:table-cell office:value-type="string" table:style-name="ce10">
            <text:p>Assam</text:p>
          </table:table-cell>
          <table:table-cell office:value-type="float" office:value="3296" table:style-name="ce11">
            <text:p>3296</text:p>
          </table:table-cell>
          <table:table-cell office:value-type="float" office:value="887142" table:style-name="ce11">
            <text:p>88714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Kolar</text:p>
          </table:table-cell>
          <table:table-cell office:value-type="string" table:style-name="ce10">
            <text:p>Karnataka</text:p>
          </table:table-cell>
          <table:table-cell office:value-type="float" office:value="3979" table:style-name="ce11">
            <text:p>3979</text:p>
          </table:table-cell>
          <table:table-cell office:value-type="float" office:value="1536401" table:style-name="ce11">
            <text:p>153640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Kolasib</text:p>
          </table:table-cell>
          <table:table-cell office:value-type="string" table:style-name="ce10">
            <text:p>Mizoram</text:p>
          </table:table-cell>
          <table:table-cell office:value-type="float" office:value="1382" table:style-name="ce11">
            <text:p>1382</text:p>
          </table:table-cell>
          <table:table-cell office:value-type="float" office:value="83955" table:style-name="ce11">
            <text:p>8395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Kolhapur</text:p>
          </table:table-cell>
          <table:table-cell office:value-type="string" table:style-name="ce10">
            <text:p>Maharashtra</text:p>
          </table:table-cell>
          <table:table-cell office:value-type="float" office:value="7685" table:style-name="ce11">
            <text:p>7685</text:p>
          </table:table-cell>
          <table:table-cell office:value-type="float" office:value="3876001" table:style-name="ce11">
            <text:p>387600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Kolkata</text:p>
          </table:table-cell>
          <table:table-cell office:value-type="string" table:style-name="ce10">
            <text:p>West Bengal</text:p>
          </table:table-cell>
          <table:table-cell office:value-type="float" office:value="185" table:style-name="ce11">
            <text:p>185</text:p>
          </table:table-cell>
          <table:table-cell office:value-type="float" office:value="4496694" table:style-name="ce11">
            <text:p>4496694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Kollam</text:p>
          </table:table-cell>
          <table:table-cell office:value-type="string" table:style-name="ce10">
            <text:p>Kerala</text:p>
          </table:table-cell>
          <table:table-cell office:value-type="float" office:value="2483" table:style-name="ce11">
            <text:p>2483</text:p>
          </table:table-cell>
          <table:table-cell office:value-type="float" office:value="2635375" table:style-name="ce11">
            <text:p>263537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Koppal</text:p>
          </table:table-cell>
          <table:table-cell office:value-type="string" table:style-name="ce10">
            <text:p>Karnataka</text:p>
          </table:table-cell>
          <table:table-cell office:value-type="float" office:value="5570" table:style-name="ce11">
            <text:p>5570</text:p>
          </table:table-cell>
          <table:table-cell office:value-type="float" office:value="1389920" table:style-name="ce11">
            <text:p>138992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Koraput</text:p>
          </table:table-cell>
          <table:table-cell office:value-type="string" table:style-name="ce10">
            <text:p>Orissa</text:p>
          </table:table-cell>
          <table:table-cell office:value-type="float" office:value="8807" table:style-name="ce11">
            <text:p>8807</text:p>
          </table:table-cell>
          <table:table-cell office:value-type="float" office:value="1379647" table:style-name="ce11">
            <text:p>1379647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Korba</text:p>
          </table:table-cell>
          <table:table-cell office:value-type="string" table:style-name="ce10">
            <text:p>Chhattisgarh</text:p>
          </table:table-cell>
          <table:table-cell office:value-type="float" office:value="6598" table:style-name="ce11">
            <text:p>6598</text:p>
          </table:table-cell>
          <table:table-cell office:value-type="float" office:value="1206640" table:style-name="ce11">
            <text:p>120664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Koriya</text:p>
          </table:table-cell>
          <table:table-cell office:value-type="float" office:value="0" table:formula="of:=#N/A" table:style-name="ce10">
            <text:p>#N/A</text:p>
          </table:table-cell>
          <table:table-cell office:value-type="float" office:value="6604" table:style-name="ce11">
            <text:p>6604</text:p>
          </table:table-cell>
          <table:table-cell office:value-type="float" office:value="658917" table:style-name="ce11">
            <text:p>658917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Kota</text:p>
          </table:table-cell>
          <table:table-cell office:value-type="string" table:style-name="ce10">
            <text:p>Rajasthan</text:p>
          </table:table-cell>
          <table:table-cell office:value-type="float" office:value="5217" table:style-name="ce11">
            <text:p>5217</text:p>
          </table:table-cell>
          <table:table-cell office:value-type="float" office:value="1951014" table:style-name="ce11">
            <text:p>1951014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Kottayam</text:p>
          </table:table-cell>
          <table:table-cell office:value-type="string" table:style-name="ce10">
            <text:p>Kerala</text:p>
          </table:table-cell>
          <table:table-cell office:value-type="float" office:value="2206" table:style-name="ce11">
            <text:p>2206</text:p>
          </table:table-cell>
          <table:table-cell office:value-type="float" office:value="1974551" table:style-name="ce11">
            <text:p>197455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Kozhikode</text:p>
          </table:table-cell>
          <table:table-cell office:value-type="string" table:style-name="ce10">
            <text:p>Kerala</text:p>
          </table:table-cell>
          <table:table-cell office:value-type="float" office:value="2345" table:style-name="ce11">
            <text:p>2345</text:p>
          </table:table-cell>
          <table:table-cell office:value-type="float" office:value="3086293" table:style-name="ce11">
            <text:p>3086293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Krishna</text:p>
          </table:table-cell>
          <table:table-cell office:value-type="string" table:style-name="ce10">
            <text:p>Andhra Pradesh</text:p>
          </table:table-cell>
          <table:table-cell office:value-type="float" office:value="8727" table:style-name="ce11">
            <text:p>8727</text:p>
          </table:table-cell>
          <table:table-cell office:value-type="float" office:value="4517398" table:style-name="ce11">
            <text:p>4517398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Pudukkottai</text:p>
          </table:table-cell>
          <table:table-cell office:value-type="string" table:style-name="ce10">
            <text:p>Tamil Nadu</text:p>
          </table:table-cell>
          <table:table-cell office:value-type="float" office:value="4644" table:style-name="ce11">
            <text:p>4644</text:p>
          </table:table-cell>
          <table:table-cell office:value-type="float" office:value="1618345" table:style-name="ce11">
            <text:p>161834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Kulgam</text:p>
          </table:table-cell>
          <table:table-cell office:value-type="string" table:style-name="ce10">
            <text:p>Jammu and Kashmir</text:p>
          </table:table-cell>
          <table:table-cell office:value-type="float" office:value="410" table:style-name="ce11">
            <text:p>410</text:p>
          </table:table-cell>
          <table:table-cell office:value-type="float" office:value="424483" table:style-name="ce11">
            <text:p>424483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Kullu</text:p>
          </table:table-cell>
          <table:table-cell office:value-type="string" table:style-name="ce10">
            <text:p>Himachal Pradesh</text:p>
          </table:table-cell>
          <table:table-cell office:value-type="float" office:value="5503" table:style-name="ce11">
            <text:p>5503</text:p>
          </table:table-cell>
          <table:table-cell office:value-type="float" office:value="437903" table:style-name="ce11">
            <text:p>437903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Kupwara</text:p>
          </table:table-cell>
          <table:table-cell office:value-type="string" table:style-name="ce10">
            <text:p>Jammu and Kashmir</text:p>
          </table:table-cell>
          <table:table-cell office:value-type="float" office:value="2379" table:style-name="ce11">
            <text:p>2379</text:p>
          </table:table-cell>
          <table:table-cell office:value-type="float" office:value="870354" table:style-name="ce11">
            <text:p>870354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Kurnool</text:p>
          </table:table-cell>
          <table:table-cell office:value-type="string" table:style-name="ce10">
            <text:p>Andhra Pradesh</text:p>
          </table:table-cell>
          <table:table-cell office:value-type="float" office:value="17658" table:style-name="ce11">
            <text:p>17658</text:p>
          </table:table-cell>
          <table:table-cell office:value-type="float" office:value="4053463" table:style-name="ce11">
            <text:p>4053463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Kurukshetra</text:p>
          </table:table-cell>
          <table:table-cell office:value-type="string" table:style-name="ce10">
            <text:p>Haryana</text:p>
          </table:table-cell>
          <table:table-cell office:value-type="float" office:value="1530" table:style-name="ce11">
            <text:p>1530</text:p>
          </table:table-cell>
          <table:table-cell office:value-type="float" office:value="964655" table:style-name="ce11">
            <text:p>96465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Kurung Kumey</text:p>
          </table:table-cell>
          <table:table-cell office:value-type="string" table:style-name="ce10">
            <text:p>Arunachal Pradesh</text:p>
          </table:table-cell>
          <table:table-cell office:value-type="float" office:value="6040" table:style-name="ce11">
            <text:p>6040</text:p>
          </table:table-cell>
          <table:table-cell office:value-type="float" office:value="92076" table:style-name="ce11">
            <text:p>92076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Kushinagar</text:p>
          </table:table-cell>
          <table:table-cell office:value-type="string" table:style-name="ce10">
            <text:p>Uttar Pradesh</text:p>
          </table:table-cell>
          <table:table-cell office:value-type="float" office:value="2905" table:style-name="ce11">
            <text:p>2905</text:p>
          </table:table-cell>
          <table:table-cell office:value-type="float" office:value="3564544" table:style-name="ce11">
            <text:p>3564544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Lahul &amp; Spiti</text:p>
          </table:table-cell>
          <table:table-cell office:value-type="float" office:value="0" table:formula="of:=#N/A" table:style-name="ce10">
            <text:p>#N/A</text:p>
          </table:table-cell>
          <table:table-cell office:value-type="float" office:value="13841" table:style-name="ce11">
            <text:p>13841</text:p>
          </table:table-cell>
          <table:table-cell office:value-type="float" office:value="31564" table:style-name="ce11">
            <text:p>31564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Lakhimpur</text:p>
          </table:table-cell>
          <table:table-cell office:value-type="string" table:style-name="ce10">
            <text:p>Assam</text:p>
          </table:table-cell>
          <table:table-cell office:value-type="float" office:value="2277" table:style-name="ce11">
            <text:p>2277</text:p>
          </table:table-cell>
          <table:table-cell office:value-type="float" office:value="1042137" table:style-name="ce11">
            <text:p>1042137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Lakhisarai</text:p>
          </table:table-cell>
          <table:table-cell office:value-type="string" table:style-name="ce10">
            <text:p>Bihar</text:p>
          </table:table-cell>
          <table:table-cell office:value-type="float" office:value="1228" table:style-name="ce11">
            <text:p>1228</text:p>
          </table:table-cell>
          <table:table-cell office:value-type="float" office:value="1000912" table:style-name="ce11">
            <text:p>100091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Lakshadweep</text:p>
          </table:table-cell>
          <table:table-cell office:value-type="string" table:style-name="ce10">
            <text:p>Lakshadweep</text:p>
          </table:table-cell>
          <table:table-cell office:value-type="float" office:value="30" table:style-name="ce11">
            <text:p>30</text:p>
          </table:table-cell>
          <table:table-cell office:value-type="float" office:value="64473" table:style-name="ce11">
            <text:p>64473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Lalitpur</text:p>
          </table:table-cell>
          <table:table-cell office:value-type="string" table:style-name="ce10">
            <text:p>Uttar Pradesh</text:p>
          </table:table-cell>
          <table:table-cell office:value-type="float" office:value="5039" table:style-name="ce11">
            <text:p>5039</text:p>
          </table:table-cell>
          <table:table-cell office:value-type="float" office:value="1221592" table:style-name="ce11">
            <text:p>122159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Latehar</text:p>
          </table:table-cell>
          <table:table-cell office:value-type="string" table:style-name="ce10">
            <text:p>Jharkhand</text:p>
          </table:table-cell>
          <table:table-cell office:value-type="float" office:value="4291" table:style-name="ce11">
            <text:p>4291</text:p>
          </table:table-cell>
          <table:table-cell office:value-type="float" office:value="726978" table:style-name="ce11">
            <text:p>726978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Latur</text:p>
          </table:table-cell>
          <table:table-cell office:value-type="string" table:style-name="ce10">
            <text:p>Maharashtra</text:p>
          </table:table-cell>
          <table:table-cell office:value-type="float" office:value="7157" table:style-name="ce11">
            <text:p>7157</text:p>
          </table:table-cell>
          <table:table-cell office:value-type="float" office:value="2454196" table:style-name="ce11">
            <text:p>2454196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Lawngtlai</text:p>
          </table:table-cell>
          <table:table-cell office:value-type="string" table:style-name="ce10">
            <text:p>Mizoram</text:p>
          </table:table-cell>
          <table:table-cell office:value-type="float" office:value="2557" table:style-name="ce11">
            <text:p>2557</text:p>
          </table:table-cell>
          <table:table-cell office:value-type="float" office:value="117894" table:style-name="ce11">
            <text:p>117894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Leh</text:p>
          </table:table-cell>
          <table:table-cell office:value-type="string" table:style-name="ce10">
            <text:p>Jammu and Kashmir</text:p>
          </table:table-cell>
          <table:table-cell office:value-type="float" office:value="45110" table:style-name="ce11">
            <text:p>45110</text:p>
          </table:table-cell>
          <table:table-cell office:value-type="float" office:value="133487" table:style-name="ce11">
            <text:p>133487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Lohardaga</text:p>
          </table:table-cell>
          <table:table-cell office:value-type="string" table:style-name="ce10">
            <text:p>Jharkhand</text:p>
          </table:table-cell>
          <table:table-cell office:value-type="float" office:value="1502" table:style-name="ce11">
            <text:p>1502</text:p>
          </table:table-cell>
          <table:table-cell office:value-type="float" office:value="461790" table:style-name="ce11">
            <text:p>46179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Lohit</text:p>
          </table:table-cell>
          <table:table-cell office:value-type="string" table:style-name="ce10">
            <text:p>Arunachal Pradesh</text:p>
          </table:table-cell>
          <table:table-cell office:value-type="float" office:value="5212" table:style-name="ce11">
            <text:p>5212</text:p>
          </table:table-cell>
          <table:table-cell office:value-type="float" office:value="145726" table:style-name="ce11">
            <text:p>145726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Longleng</text:p>
          </table:table-cell>
          <table:table-cell office:value-type="string" table:style-name="ce10">
            <text:p>Nagaland</text:p>
          </table:table-cell>
          <table:table-cell office:value-type="float" office:value="562" table:style-name="ce11">
            <text:p>562</text:p>
          </table:table-cell>
          <table:table-cell office:value-type="float" office:value="50484" table:style-name="ce11">
            <text:p>50484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Lower Dibang Valley</text:p>
          </table:table-cell>
          <table:table-cell office:value-type="string" table:style-name="ce10">
            <text:p>Arunachal Pradesh</text:p>
          </table:table-cell>
          <table:table-cell office:value-type="float" office:value="3900" table:style-name="ce11">
            <text:p>3900</text:p>
          </table:table-cell>
          <table:table-cell office:value-type="float" office:value="54080" table:style-name="ce11">
            <text:p>5408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Lower Subansiri</text:p>
          </table:table-cell>
          <table:table-cell office:value-type="string" table:style-name="ce10">
            <text:p>Arunachal Pradesh</text:p>
          </table:table-cell>
          <table:table-cell office:value-type="float" office:value="3508" table:style-name="ce11">
            <text:p>3508</text:p>
          </table:table-cell>
          <table:table-cell office:value-type="float" office:value="83030" table:style-name="ce11">
            <text:p>8303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Lucknow</text:p>
          </table:table-cell>
          <table:table-cell office:value-type="string" table:style-name="ce10">
            <text:p>Uttar Pradesh</text:p>
          </table:table-cell>
          <table:table-cell office:value-type="float" office:value="2528" table:style-name="ce11">
            <text:p>2528</text:p>
          </table:table-cell>
          <table:table-cell office:value-type="float" office:value="4589838" table:style-name="ce11">
            <text:p>4589838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Ludhiana</text:p>
          </table:table-cell>
          <table:table-cell office:value-type="string" table:style-name="ce10">
            <text:p>Punjab</text:p>
          </table:table-cell>
          <table:table-cell office:value-type="float" office:value="3578" table:style-name="ce11">
            <text:p>3578</text:p>
          </table:table-cell>
          <table:table-cell office:value-type="float" office:value="3498739" table:style-name="ce11">
            <text:p>3498739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Lunglei</text:p>
          </table:table-cell>
          <table:table-cell office:value-type="string" table:style-name="ce10">
            <text:p>Mizoram</text:p>
          </table:table-cell>
          <table:table-cell office:value-type="float" office:value="4536" table:style-name="ce11">
            <text:p>4536</text:p>
          </table:table-cell>
          <table:table-cell office:value-type="float" office:value="161428" table:style-name="ce11">
            <text:p>161428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Madhepura</text:p>
          </table:table-cell>
          <table:table-cell office:value-type="string" table:style-name="ce10">
            <text:p>Bihar</text:p>
          </table:table-cell>
          <table:table-cell office:value-type="float" office:value="1788" table:style-name="ce11">
            <text:p>1788</text:p>
          </table:table-cell>
          <table:table-cell office:value-type="float" office:value="2001762" table:style-name="ce11">
            <text:p>200176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Madhubani</text:p>
          </table:table-cell>
          <table:table-cell office:value-type="string" table:style-name="ce10">
            <text:p>Bihar</text:p>
          </table:table-cell>
          <table:table-cell office:value-type="float" office:value="3501" table:style-name="ce11">
            <text:p>3501</text:p>
          </table:table-cell>
          <table:table-cell office:value-type="float" office:value="4487379" table:style-name="ce11">
            <text:p>4487379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Namakkal</text:p>
          </table:table-cell>
          <table:table-cell office:value-type="string" table:style-name="ce10">
            <text:p>Tamil Nadu</text:p>
          </table:table-cell>
          <table:table-cell office:value-type="float" office:value="3420" table:style-name="ce11">
            <text:p>3420</text:p>
          </table:table-cell>
          <table:table-cell office:value-type="float" office:value="1726601" table:style-name="ce11">
            <text:p>172660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Mahamaya Nagar</text:p>
          </table:table-cell>
          <table:table-cell office:value-type="string" table:style-name="ce10">
            <text:p>Uttar Pradesh</text:p>
          </table:table-cell>
          <table:table-cell office:value-type="float" office:value="1840" table:style-name="ce11">
            <text:p>1840</text:p>
          </table:table-cell>
          <table:table-cell office:value-type="float" office:value="1564708" table:style-name="ce11">
            <text:p>1564708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Maharajganj</text:p>
          </table:table-cell>
          <table:table-cell office:value-type="string" table:style-name="ce10">
            <text:p>Uttar Pradesh</text:p>
          </table:table-cell>
          <table:table-cell office:value-type="float" office:value="2952" table:style-name="ce11">
            <text:p>2952</text:p>
          </table:table-cell>
          <table:table-cell office:value-type="float" office:value="2684703" table:style-name="ce11">
            <text:p>2684703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Mahasamund</text:p>
          </table:table-cell>
          <table:table-cell office:value-type="string" table:style-name="ce10">
            <text:p>Chhattisgarh</text:p>
          </table:table-cell>
          <table:table-cell office:value-type="float" office:value="4790" table:style-name="ce11">
            <text:p>4790</text:p>
          </table:table-cell>
          <table:table-cell office:value-type="float" office:value="1032754" table:style-name="ce11">
            <text:p>1032754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Mahbubnagar</text:p>
          </table:table-cell>
          <table:table-cell office:value-type="string" table:style-name="ce10">
            <text:p>Andhra Pradesh</text:p>
          </table:table-cell>
          <table:table-cell office:value-type="float" office:value="18432" table:style-name="ce11">
            <text:p>18432</text:p>
          </table:table-cell>
          <table:table-cell office:value-type="float" office:value="4053028" table:style-name="ce11">
            <text:p>4053028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Mahe</text:p>
          </table:table-cell>
          <table:table-cell office:value-type="string" table:style-name="ce10">
            <text:p>Puducherry</text:p>
          </table:table-cell>
          <table:table-cell office:value-type="float" office:value="9" table:style-name="ce11">
            <text:p>9</text:p>
          </table:table-cell>
          <table:table-cell office:value-type="float" office:value="41816" table:style-name="ce11">
            <text:p>41816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Mahendragarh</text:p>
          </table:table-cell>
          <table:table-cell office:value-type="string" table:style-name="ce10">
            <text:p>Haryana</text:p>
          </table:table-cell>
          <table:table-cell office:value-type="float" office:value="1899" table:style-name="ce11">
            <text:p>1899</text:p>
          </table:table-cell>
          <table:table-cell office:value-type="float" office:value="922088" table:style-name="ce11">
            <text:p>922088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Mahesana</text:p>
          </table:table-cell>
          <table:table-cell office:value-type="string" table:style-name="ce10">
            <text:p>Gujarat</text:p>
          </table:table-cell>
          <table:table-cell office:value-type="float" office:value="4401" table:style-name="ce11">
            <text:p>4401</text:p>
          </table:table-cell>
          <table:table-cell office:value-type="float" office:value="2035064" table:style-name="ce11">
            <text:p>2035064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Mahoba</text:p>
          </table:table-cell>
          <table:table-cell office:value-type="string" table:style-name="ce10">
            <text:p>Uttar Pradesh</text:p>
          </table:table-cell>
          <table:table-cell office:value-type="float" office:value="3144" table:style-name="ce11">
            <text:p>3144</text:p>
          </table:table-cell>
          <table:table-cell office:value-type="float" office:value="875958" table:style-name="ce11">
            <text:p>875958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Mainpuri</text:p>
          </table:table-cell>
          <table:table-cell office:value-type="string" table:style-name="ce10">
            <text:p>Uttar Pradesh</text:p>
          </table:table-cell>
          <table:table-cell office:value-type="float" office:value="2760" table:style-name="ce11">
            <text:p>2760</text:p>
          </table:table-cell>
          <table:table-cell office:value-type="float" office:value="1868529" table:style-name="ce11">
            <text:p>1868529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Malappuram</text:p>
          </table:table-cell>
          <table:table-cell office:value-type="string" table:style-name="ce10">
            <text:p>Kerala</text:p>
          </table:table-cell>
          <table:table-cell office:value-type="float" office:value="3554" table:style-name="ce11">
            <text:p>3554</text:p>
          </table:table-cell>
          <table:table-cell office:value-type="float" office:value="4112920" table:style-name="ce11">
            <text:p>411292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Maldah</text:p>
          </table:table-cell>
          <table:table-cell office:value-type="string" table:style-name="ce10">
            <text:p>West Bengal</text:p>
          </table:table-cell>
          <table:table-cell office:value-type="float" office:value="3733" table:style-name="ce11">
            <text:p>3733</text:p>
          </table:table-cell>
          <table:table-cell office:value-type="float" office:value="3988845" table:style-name="ce11">
            <text:p>398884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Malkangiri</text:p>
          </table:table-cell>
          <table:table-cell office:value-type="string" table:style-name="ce10">
            <text:p>Orissa</text:p>
          </table:table-cell>
          <table:table-cell office:value-type="float" office:value="5791" table:style-name="ce11">
            <text:p>5791</text:p>
          </table:table-cell>
          <table:table-cell office:value-type="float" office:value="613192" table:style-name="ce11">
            <text:p>61319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Mamit</text:p>
          </table:table-cell>
          <table:table-cell office:value-type="string" table:style-name="ce10">
            <text:p>Mizoram</text:p>
          </table:table-cell>
          <table:table-cell office:value-type="float" office:value="3025" table:style-name="ce11">
            <text:p>3025</text:p>
          </table:table-cell>
          <table:table-cell office:value-type="float" office:value="86364" table:style-name="ce11">
            <text:p>86364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Mandi</text:p>
          </table:table-cell>
          <table:table-cell office:value-type="string" table:style-name="ce10">
            <text:p>Himachal Pradesh</text:p>
          </table:table-cell>
          <table:table-cell office:value-type="float" office:value="3950" table:style-name="ce11">
            <text:p>3950</text:p>
          </table:table-cell>
          <table:table-cell office:value-type="float" office:value="999777" table:style-name="ce11">
            <text:p>999777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Mandla</text:p>
          </table:table-cell>
          <table:table-cell office:value-type="string" table:style-name="ce10">
            <text:p>Madhya Pradesh</text:p>
          </table:table-cell>
          <table:table-cell office:value-type="float" office:value="5800" table:style-name="ce11">
            <text:p>5800</text:p>
          </table:table-cell>
          <table:table-cell office:value-type="float" office:value="1054905" table:style-name="ce11">
            <text:p>105490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Mandsaur</text:p>
          </table:table-cell>
          <table:table-cell office:value-type="string" table:style-name="ce10">
            <text:p>Madhya Pradesh</text:p>
          </table:table-cell>
          <table:table-cell office:value-type="float" office:value="5535" table:style-name="ce11">
            <text:p>5535</text:p>
          </table:table-cell>
          <table:table-cell office:value-type="float" office:value="1340411" table:style-name="ce11">
            <text:p>134041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Mandya</text:p>
          </table:table-cell>
          <table:table-cell office:value-type="string" table:style-name="ce10">
            <text:p>Karnataka</text:p>
          </table:table-cell>
          <table:table-cell office:value-type="float" office:value="4962" table:style-name="ce11">
            <text:p>4962</text:p>
          </table:table-cell>
          <table:table-cell office:value-type="float" office:value="1805769" table:style-name="ce11">
            <text:p>1805769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Mansa</text:p>
          </table:table-cell>
          <table:table-cell office:value-type="string" table:style-name="ce10">
            <text:p>Punjab</text:p>
          </table:table-cell>
          <table:table-cell office:value-type="float" office:value="2198" table:style-name="ce11">
            <text:p>2198</text:p>
          </table:table-cell>
          <table:table-cell office:value-type="float" office:value="769751" table:style-name="ce11">
            <text:p>76975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Mathura</text:p>
          </table:table-cell>
          <table:table-cell office:value-type="string" table:style-name="ce10">
            <text:p>Uttar Pradesh</text:p>
          </table:table-cell>
          <table:table-cell office:value-type="float" office:value="3340" table:style-name="ce11">
            <text:p>3340</text:p>
          </table:table-cell>
          <table:table-cell office:value-type="float" office:value="2547184" table:style-name="ce11">
            <text:p>2547184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Mau</text:p>
          </table:table-cell>
          <table:table-cell office:value-type="string" table:style-name="ce10">
            <text:p>Uttar Pradesh</text:p>
          </table:table-cell>
          <table:table-cell office:value-type="float" office:value="1713" table:style-name="ce11">
            <text:p>1713</text:p>
          </table:table-cell>
          <table:table-cell office:value-type="float" office:value="2205968" table:style-name="ce11">
            <text:p>2205968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Mayurbhanj</text:p>
          </table:table-cell>
          <table:table-cell office:value-type="string" table:style-name="ce10">
            <text:p>Orissa</text:p>
          </table:table-cell>
          <table:table-cell office:value-type="float" office:value="10418" table:style-name="ce11">
            <text:p>10418</text:p>
          </table:table-cell>
          <table:table-cell office:value-type="float" office:value="2519738" table:style-name="ce11">
            <text:p>2519738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Medak</text:p>
          </table:table-cell>
          <table:table-cell office:value-type="string" table:style-name="ce10">
            <text:p>Andhra Pradesh</text:p>
          </table:table-cell>
          <table:table-cell office:value-type="float" office:value="9699" table:style-name="ce11">
            <text:p>9699</text:p>
          </table:table-cell>
          <table:table-cell office:value-type="float" office:value="3033288" table:style-name="ce11">
            <text:p>3033288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Meerut</text:p>
          </table:table-cell>
          <table:table-cell office:value-type="string" table:style-name="ce10">
            <text:p>Uttar Pradesh</text:p>
          </table:table-cell>
          <table:table-cell office:value-type="float" office:value="2559" table:style-name="ce11">
            <text:p>2559</text:p>
          </table:table-cell>
          <table:table-cell office:value-type="float" office:value="3443689" table:style-name="ce11">
            <text:p>3443689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Mewat</text:p>
          </table:table-cell>
          <table:table-cell office:value-type="string" table:style-name="ce10">
            <text:p>Haryana</text:p>
          </table:table-cell>
          <table:table-cell office:value-type="float" office:value="1507" table:style-name="ce11">
            <text:p>1507</text:p>
          </table:table-cell>
          <table:table-cell office:value-type="float" office:value="1089263" table:style-name="ce11">
            <text:p>1089263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Mirzapur</text:p>
          </table:table-cell>
          <table:table-cell office:value-type="string" table:style-name="ce10">
            <text:p>Uttar Pradesh</text:p>
          </table:table-cell>
          <table:table-cell office:value-type="float" office:value="4405" table:style-name="ce11">
            <text:p>4405</text:p>
          </table:table-cell>
          <table:table-cell office:value-type="float" office:value="2496970" table:style-name="ce11">
            <text:p>249697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Moga</text:p>
          </table:table-cell>
          <table:table-cell office:value-type="string" table:style-name="ce10">
            <text:p>Punjab</text:p>
          </table:table-cell>
          <table:table-cell office:value-type="float" office:value="2242" table:style-name="ce11">
            <text:p>2242</text:p>
          </table:table-cell>
          <table:table-cell office:value-type="float" office:value="995746" table:style-name="ce11">
            <text:p>995746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Mokokchung</text:p>
          </table:table-cell>
          <table:table-cell office:value-type="string" table:style-name="ce10">
            <text:p>Nagaland</text:p>
          </table:table-cell>
          <table:table-cell office:value-type="float" office:value="1615" table:style-name="ce11">
            <text:p>1615</text:p>
          </table:table-cell>
          <table:table-cell office:value-type="float" office:value="194622" table:style-name="ce11">
            <text:p>19462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Mon</text:p>
          </table:table-cell>
          <table:table-cell office:value-type="string" table:style-name="ce10">
            <text:p>Nagaland</text:p>
          </table:table-cell>
          <table:table-cell office:value-type="float" office:value="1786" table:style-name="ce11">
            <text:p>1786</text:p>
          </table:table-cell>
          <table:table-cell office:value-type="float" office:value="250260" table:style-name="ce11">
            <text:p>25026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Moradabad</text:p>
          </table:table-cell>
          <table:table-cell office:value-type="string" table:style-name="ce10">
            <text:p>Uttar Pradesh</text:p>
          </table:table-cell>
          <table:table-cell office:value-type="float" office:value="3718" table:style-name="ce11">
            <text:p>3718</text:p>
          </table:table-cell>
          <table:table-cell office:value-type="float" office:value="4772006" table:style-name="ce11">
            <text:p>4772006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Morena</text:p>
          </table:table-cell>
          <table:table-cell office:value-type="string" table:style-name="ce10">
            <text:p>Madhya Pradesh</text:p>
          </table:table-cell>
          <table:table-cell office:value-type="float" office:value="4989" table:style-name="ce11">
            <text:p>4989</text:p>
          </table:table-cell>
          <table:table-cell office:value-type="float" office:value="1965970" table:style-name="ce11">
            <text:p>196597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Morigaon</text:p>
          </table:table-cell>
          <table:table-cell office:value-type="string" table:style-name="ce10">
            <text:p>Assam</text:p>
          </table:table-cell>
          <table:table-cell office:value-type="float" office:value="1551" table:style-name="ce11">
            <text:p>1551</text:p>
          </table:table-cell>
          <table:table-cell office:value-type="float" office:value="957423" table:style-name="ce11">
            <text:p>957423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Muktsar</text:p>
          </table:table-cell>
          <table:table-cell office:value-type="string" table:style-name="ce10">
            <text:p>Punjab</text:p>
          </table:table-cell>
          <table:table-cell office:value-type="float" office:value="2593" table:style-name="ce11">
            <text:p>2593</text:p>
          </table:table-cell>
          <table:table-cell office:value-type="float" office:value="901896" table:style-name="ce11">
            <text:p>901896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Mumbai</text:p>
          </table:table-cell>
          <table:table-cell office:value-type="float" office:value="0" table:formula="of:=#N/A" table:style-name="ce10">
            <text:p>#N/A</text:p>
          </table:table-cell>
          <table:table-cell office:value-type="float" office:value="157" table:style-name="ce11">
            <text:p>157</text:p>
          </table:table-cell>
          <table:table-cell office:value-type="float" office:value="3085411" table:style-name="ce11">
            <text:p>308541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Mumbai Suburban</text:p>
          </table:table-cell>
          <table:table-cell office:value-type="string" table:style-name="ce10">
            <text:p>Maharashtra</text:p>
          </table:table-cell>
          <table:table-cell office:value-type="float" office:value="446" table:style-name="ce11">
            <text:p>446</text:p>
          </table:table-cell>
          <table:table-cell office:value-type="float" office:value="9356962" table:style-name="ce11">
            <text:p>935696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Munger</text:p>
          </table:table-cell>
          <table:table-cell office:value-type="string" table:style-name="ce10">
            <text:p>Bihar</text:p>
          </table:table-cell>
          <table:table-cell office:value-type="float" office:value="1419" table:style-name="ce11">
            <text:p>1419</text:p>
          </table:table-cell>
          <table:table-cell office:value-type="float" office:value="1367765" table:style-name="ce11">
            <text:p>136776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Murshidabad</text:p>
          </table:table-cell>
          <table:table-cell office:value-type="string" table:style-name="ce10">
            <text:p>West Bengal</text:p>
          </table:table-cell>
          <table:table-cell office:value-type="float" office:value="5324" table:style-name="ce11">
            <text:p>5324</text:p>
          </table:table-cell>
          <table:table-cell office:value-type="float" office:value="7103807" table:style-name="ce11">
            <text:p>7103807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Muzaffarnagar</text:p>
          </table:table-cell>
          <table:table-cell office:value-type="string" table:style-name="ce10">
            <text:p>Uttar Pradesh</text:p>
          </table:table-cell>
          <table:table-cell office:value-type="float" office:value="4008" table:style-name="ce11">
            <text:p>4008</text:p>
          </table:table-cell>
          <table:table-cell office:value-type="float" office:value="4143512" table:style-name="ce11">
            <text:p>414351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Muzaffarpur</text:p>
          </table:table-cell>
          <table:table-cell office:value-type="string" table:style-name="ce10">
            <text:p>Bihar</text:p>
          </table:table-cell>
          <table:table-cell office:value-type="float" office:value="3172" table:style-name="ce11">
            <text:p>3172</text:p>
          </table:table-cell>
          <table:table-cell office:value-type="float" office:value="4801062" table:style-name="ce11">
            <text:p>480106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Mysore</text:p>
          </table:table-cell>
          <table:table-cell office:value-type="string" table:style-name="ce10">
            <text:p>Karnataka</text:p>
          </table:table-cell>
          <table:table-cell office:value-type="float" office:value="6307" table:style-name="ce11">
            <text:p>6307</text:p>
          </table:table-cell>
          <table:table-cell office:value-type="float" office:value="3001127" table:style-name="ce11">
            <text:p>3001127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Nabarangapur</text:p>
          </table:table-cell>
          <table:table-cell office:value-type="string" table:style-name="ce10">
            <text:p>Orissa</text:p>
          </table:table-cell>
          <table:table-cell office:value-type="float" office:value="5291" table:style-name="ce11">
            <text:p>5291</text:p>
          </table:table-cell>
          <table:table-cell office:value-type="float" office:value="1220946" table:style-name="ce11">
            <text:p>1220946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Nadia</text:p>
          </table:table-cell>
          <table:table-cell office:value-type="string" table:style-name="ce10">
            <text:p>West Bengal</text:p>
          </table:table-cell>
          <table:table-cell office:value-type="float" office:value="3927" table:style-name="ce11">
            <text:p>3927</text:p>
          </table:table-cell>
          <table:table-cell office:value-type="float" office:value="5167600" table:style-name="ce11">
            <text:p>516760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Nagaon</text:p>
          </table:table-cell>
          <table:table-cell office:value-type="string" table:style-name="ce10">
            <text:p>Assam</text:p>
          </table:table-cell>
          <table:table-cell office:value-type="float" office:value="3973" table:style-name="ce11">
            <text:p>3973</text:p>
          </table:table-cell>
          <table:table-cell office:value-type="float" office:value="2823768" table:style-name="ce11">
            <text:p>2823768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Thoothukkudi</text:p>
          </table:table-cell>
          <table:table-cell office:value-type="string" table:style-name="ce10">
            <text:p>Tamil Nadu</text:p>
          </table:table-cell>
          <table:table-cell office:value-type="float" office:value="4745" table:style-name="ce11">
            <text:p>4745</text:p>
          </table:table-cell>
          <table:table-cell office:value-type="float" office:value="1750176" table:style-name="ce11">
            <text:p>1750176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Nagaur</text:p>
          </table:table-cell>
          <table:table-cell office:value-type="string" table:style-name="ce10">
            <text:p>Rajasthan</text:p>
          </table:table-cell>
          <table:table-cell office:value-type="float" office:value="17718" table:style-name="ce11">
            <text:p>17718</text:p>
          </table:table-cell>
          <table:table-cell office:value-type="float" office:value="3307743" table:style-name="ce11">
            <text:p>3307743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Nagpur</text:p>
          </table:table-cell>
          <table:table-cell office:value-type="string" table:style-name="ce10">
            <text:p>Maharashtra</text:p>
          </table:table-cell>
          <table:table-cell office:value-type="float" office:value="9892" table:style-name="ce11">
            <text:p>9892</text:p>
          </table:table-cell>
          <table:table-cell office:value-type="float" office:value="4653570" table:style-name="ce11">
            <text:p>465357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Nainital</text:p>
          </table:table-cell>
          <table:table-cell office:value-type="string" table:style-name="ce10">
            <text:p>Uttarakhand</text:p>
          </table:table-cell>
          <table:table-cell office:value-type="float" office:value="4251" table:style-name="ce11">
            <text:p>4251</text:p>
          </table:table-cell>
          <table:table-cell office:value-type="float" office:value="954605" table:style-name="ce11">
            <text:p>95460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Nalanda</text:p>
          </table:table-cell>
          <table:table-cell office:value-type="string" table:style-name="ce10">
            <text:p>Bihar</text:p>
          </table:table-cell>
          <table:table-cell office:value-type="float" office:value="2355" table:style-name="ce11">
            <text:p>2355</text:p>
          </table:table-cell>
          <table:table-cell office:value-type="float" office:value="2877653" table:style-name="ce11">
            <text:p>2877653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Nalbari</text:p>
          </table:table-cell>
          <table:table-cell office:value-type="string" table:style-name="ce10">
            <text:p>Assam</text:p>
          </table:table-cell>
          <table:table-cell office:value-type="float" office:value="1052" table:style-name="ce11">
            <text:p>1052</text:p>
          </table:table-cell>
          <table:table-cell office:value-type="float" office:value="771639" table:style-name="ce11">
            <text:p>771639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Nalgonda</text:p>
          </table:table-cell>
          <table:table-cell office:value-type="string" table:style-name="ce10">
            <text:p>Andhra Pradesh</text:p>
          </table:table-cell>
          <table:table-cell office:value-type="float" office:value="14240" table:style-name="ce11">
            <text:p>14240</text:p>
          </table:table-cell>
          <table:table-cell office:value-type="float" office:value="3488809" table:style-name="ce11">
            <text:p>3488809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Kanniyakumari</text:p>
          </table:table-cell>
          <table:table-cell office:value-type="string" table:style-name="ce10">
            <text:p>Tamil Nadu</text:p>
          </table:table-cell>
          <table:table-cell office:value-type="float" office:value="1684" table:style-name="ce11">
            <text:p>1684</text:p>
          </table:table-cell>
          <table:table-cell office:value-type="float" office:value="1870374" table:style-name="ce11">
            <text:p>1870374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Nanded</text:p>
          </table:table-cell>
          <table:table-cell office:value-type="string" table:style-name="ce10">
            <text:p>Maharashtra</text:p>
          </table:table-cell>
          <table:table-cell office:value-type="float" office:value="10528" table:style-name="ce11">
            <text:p>10528</text:p>
          </table:table-cell>
          <table:table-cell office:value-type="float" office:value="3361292" table:style-name="ce11">
            <text:p>336129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Nandurbar</text:p>
          </table:table-cell>
          <table:table-cell office:value-type="string" table:style-name="ce10">
            <text:p>Maharashtra</text:p>
          </table:table-cell>
          <table:table-cell office:value-type="float" office:value="5955" table:style-name="ce11">
            <text:p>5955</text:p>
          </table:table-cell>
          <table:table-cell office:value-type="float" office:value="1648295" table:style-name="ce11">
            <text:p>164829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Narayanpur</text:p>
          </table:table-cell>
          <table:table-cell office:value-type="string" table:style-name="ce10">
            <text:p>Chhattisgarh</text:p>
          </table:table-cell>
          <table:table-cell office:value-type="float" office:value="4653" table:style-name="ce11">
            <text:p>4653</text:p>
          </table:table-cell>
          <table:table-cell office:value-type="float" office:value="139820" table:style-name="ce11">
            <text:p>13982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Narmada</text:p>
          </table:table-cell>
          <table:table-cell office:value-type="string" table:style-name="ce10">
            <text:p>Gujarat</text:p>
          </table:table-cell>
          <table:table-cell office:value-type="float" office:value="2817" table:style-name="ce11">
            <text:p>2817</text:p>
          </table:table-cell>
          <table:table-cell office:value-type="float" office:value="590297" table:style-name="ce11">
            <text:p>590297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Narsimhapur</text:p>
          </table:table-cell>
          <table:table-cell office:value-type="string" table:style-name="ce10">
            <text:p>Madhya Pradesh</text:p>
          </table:table-cell>
          <table:table-cell office:value-type="float" office:value="5133" table:style-name="ce11">
            <text:p>5133</text:p>
          </table:table-cell>
          <table:table-cell office:value-type="float" office:value="1091854" table:style-name="ce11">
            <text:p>1091854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Nashik</text:p>
          </table:table-cell>
          <table:table-cell office:value-type="string" table:style-name="ce10">
            <text:p>Maharashtra</text:p>
          </table:table-cell>
          <table:table-cell office:value-type="float" office:value="15530" table:style-name="ce11">
            <text:p>15530</text:p>
          </table:table-cell>
          <table:table-cell office:value-type="float" office:value="6107187" table:style-name="ce11">
            <text:p>6107187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Navsari</text:p>
          </table:table-cell>
          <table:table-cell office:value-type="string" table:style-name="ce10">
            <text:p>Gujarat</text:p>
          </table:table-cell>
          <table:table-cell office:value-type="float" office:value="2246" table:style-name="ce11">
            <text:p>2246</text:p>
          </table:table-cell>
          <table:table-cell office:value-type="float" office:value="1329672" table:style-name="ce11">
            <text:p>132967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Nawada</text:p>
          </table:table-cell>
          <table:table-cell office:value-type="string" table:style-name="ce10">
            <text:p>Bihar</text:p>
          </table:table-cell>
          <table:table-cell office:value-type="float" office:value="2494" table:style-name="ce11">
            <text:p>2494</text:p>
          </table:table-cell>
          <table:table-cell office:value-type="float" office:value="2219146" table:style-name="ce11">
            <text:p>2219146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Nayagarh</text:p>
          </table:table-cell>
          <table:table-cell office:value-type="string" table:style-name="ce10">
            <text:p>Orissa</text:p>
          </table:table-cell>
          <table:table-cell office:value-type="float" office:value="3890" table:style-name="ce11">
            <text:p>3890</text:p>
          </table:table-cell>
          <table:table-cell office:value-type="float" office:value="962789" table:style-name="ce11">
            <text:p>962789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Neemuch</text:p>
          </table:table-cell>
          <table:table-cell office:value-type="string" table:style-name="ce10">
            <text:p>Madhya Pradesh</text:p>
          </table:table-cell>
          <table:table-cell office:value-type="float" office:value="4256" table:style-name="ce11">
            <text:p>4256</text:p>
          </table:table-cell>
          <table:table-cell office:value-type="float" office:value="826067" table:style-name="ce11">
            <text:p>826067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New Delhi</text:p>
          </table:table-cell>
          <table:table-cell office:value-type="string" table:style-name="ce10">
            <text:p>Delhi</text:p>
          </table:table-cell>
          <table:table-cell office:value-type="float" office:value="35" table:style-name="ce11">
            <text:p>35</text:p>
          </table:table-cell>
          <table:table-cell office:value-type="float" office:value="142004" table:style-name="ce11">
            <text:p>142004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Nicobars</text:p>
          </table:table-cell>
          <table:table-cell office:value-type="string" table:style-name="ce10">
            <text:p>Andaman And Nicobar Islands</text:p>
          </table:table-cell>
          <table:table-cell office:value-type="float" office:value="1841" table:style-name="ce11">
            <text:p>1841</text:p>
          </table:table-cell>
          <table:table-cell office:value-type="float" office:value="36842" table:style-name="ce11">
            <text:p>3684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Nizamabad</text:p>
          </table:table-cell>
          <table:table-cell office:value-type="string" table:style-name="ce10">
            <text:p>Andhra Pradesh</text:p>
          </table:table-cell>
          <table:table-cell office:value-type="float" office:value="7956" table:style-name="ce11">
            <text:p>7956</text:p>
          </table:table-cell>
          <table:table-cell office:value-type="float" office:value="2551335" table:style-name="ce11">
            <text:p>255133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North</text:p>
          </table:table-cell>
          <table:table-cell office:value-type="float" office:value="0" table:formula="of:=#N/A" table:style-name="ce10">
            <text:p>#N/A</text:p>
          </table:table-cell>
          <table:table-cell office:value-type="float" office:value="61" table:style-name="ce11">
            <text:p>61</text:p>
          </table:table-cell>
          <table:table-cell office:value-type="float" office:value="887978" table:style-name="ce11">
            <text:p>887978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North &amp; Middle Andaman</text:p>
          </table:table-cell>
          <table:table-cell office:value-type="float" office:value="0" table:formula="of:=#N/A" table:style-name="ce10">
            <text:p>#N/A</text:p>
          </table:table-cell>
          <table:table-cell office:value-type="float" office:value="3736" table:style-name="ce11">
            <text:p>3736</text:p>
          </table:table-cell>
          <table:table-cell office:value-type="float" office:value="105597" table:style-name="ce11">
            <text:p>105597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North District</text:p>
          </table:table-cell>
          <table:table-cell office:value-type="float" office:value="0" table:formula="of:=#N/A" table:style-name="ce10">
            <text:p>#N/A</text:p>
          </table:table-cell>
          <table:table-cell office:value-type="float" office:value="4226" table:style-name="ce11">
            <text:p>4226</text:p>
          </table:table-cell>
          <table:table-cell office:value-type="float" office:value="43709" table:style-name="ce11">
            <text:p>43709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North East</text:p>
          </table:table-cell>
          <table:table-cell office:value-type="float" office:value="0" table:formula="of:=#N/A" table:style-name="ce10">
            <text:p>#N/A</text:p>
          </table:table-cell>
          <table:table-cell office:value-type="float" office:value="62" table:style-name="ce11">
            <text:p>62</text:p>
          </table:table-cell>
          <table:table-cell office:value-type="float" office:value="2241624" table:style-name="ce11">
            <text:p>2241624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North Goa</text:p>
          </table:table-cell>
          <table:table-cell office:value-type="string" table:style-name="ce10">
            <text:p>Goa</text:p>
          </table:table-cell>
          <table:table-cell office:value-type="float" office:value="1736" table:style-name="ce11">
            <text:p>1736</text:p>
          </table:table-cell>
          <table:table-cell office:value-type="float" office:value="818008" table:style-name="ce11">
            <text:p>818008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North Tripura</text:p>
          </table:table-cell>
          <table:table-cell office:value-type="string" table:style-name="ce10">
            <text:p>Tripura</text:p>
          </table:table-cell>
          <table:table-cell office:value-type="float" office:value="2036" table:style-name="ce11">
            <text:p>2036</text:p>
          </table:table-cell>
          <table:table-cell office:value-type="float" office:value="693947" table:style-name="ce11">
            <text:p>693947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North Twenty Four Parganas</text:p>
          </table:table-cell>
          <table:table-cell office:value-type="string" table:style-name="ce10">
            <text:p>West Bengal</text:p>
          </table:table-cell>
          <table:table-cell office:value-type="float" office:value="4094" table:style-name="ce11">
            <text:p>4094</text:p>
          </table:table-cell>
          <table:table-cell office:value-type="float" office:value="10009781" table:style-name="ce11">
            <text:p>1000978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North West</text:p>
          </table:table-cell>
          <table:table-cell office:value-type="float" office:value="0" table:formula="of:=#N/A" table:style-name="ce10">
            <text:p>#N/A</text:p>
          </table:table-cell>
          <table:table-cell office:value-type="float" office:value="443" table:style-name="ce11">
            <text:p>443</text:p>
          </table:table-cell>
          <table:table-cell office:value-type="float" office:value="3656539" table:style-name="ce11">
            <text:p>3656539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Nuapada</text:p>
          </table:table-cell>
          <table:table-cell office:value-type="string" table:style-name="ce10">
            <text:p>Orissa</text:p>
          </table:table-cell>
          <table:table-cell office:value-type="float" office:value="3852" table:style-name="ce11">
            <text:p>3852</text:p>
          </table:table-cell>
          <table:table-cell office:value-type="float" office:value="610382" table:style-name="ce11">
            <text:p>61038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Osmanabad</text:p>
          </table:table-cell>
          <table:table-cell office:value-type="string" table:style-name="ce10">
            <text:p>Maharashtra</text:p>
          </table:table-cell>
          <table:table-cell office:value-type="float" office:value="7569" table:style-name="ce11">
            <text:p>7569</text:p>
          </table:table-cell>
          <table:table-cell office:value-type="float" office:value="1657576" table:style-name="ce11">
            <text:p>1657576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Pakur</text:p>
          </table:table-cell>
          <table:table-cell office:value-type="string" table:style-name="ce10">
            <text:p>Jharkhand</text:p>
          </table:table-cell>
          <table:table-cell office:value-type="float" office:value="1811" table:style-name="ce11">
            <text:p>1811</text:p>
          </table:table-cell>
          <table:table-cell office:value-type="float" office:value="900422" table:style-name="ce11">
            <text:p>90042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Palakkad</text:p>
          </table:table-cell>
          <table:table-cell office:value-type="string" table:style-name="ce10">
            <text:p>Kerala</text:p>
          </table:table-cell>
          <table:table-cell office:value-type="float" office:value="4482" table:style-name="ce11">
            <text:p>4482</text:p>
          </table:table-cell>
          <table:table-cell office:value-type="float" office:value="2809934" table:style-name="ce11">
            <text:p>2809934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Palamu</text:p>
          </table:table-cell>
          <table:table-cell office:value-type="string" table:style-name="ce10">
            <text:p>Jharkhand</text:p>
          </table:table-cell>
          <table:table-cell office:value-type="float" office:value="4393" table:style-name="ce11">
            <text:p>4393</text:p>
          </table:table-cell>
          <table:table-cell office:value-type="float" office:value="1939869" table:style-name="ce11">
            <text:p>1939869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Pali</text:p>
          </table:table-cell>
          <table:table-cell office:value-type="string" table:style-name="ce10">
            <text:p>Rajasthan</text:p>
          </table:table-cell>
          <table:table-cell office:value-type="float" office:value="12387" table:style-name="ce11">
            <text:p>12387</text:p>
          </table:table-cell>
          <table:table-cell office:value-type="float" office:value="2037573" table:style-name="ce11">
            <text:p>2037573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Palwal</text:p>
          </table:table-cell>
          <table:table-cell office:value-type="string" table:style-name="ce10">
            <text:p>Haryana</text:p>
          </table:table-cell>
          <table:table-cell office:value-type="float" office:value="1359" table:style-name="ce11">
            <text:p>1359</text:p>
          </table:table-cell>
          <table:table-cell office:value-type="float" office:value="1042708" table:style-name="ce11">
            <text:p>1042708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Panchkula</text:p>
          </table:table-cell>
          <table:table-cell office:value-type="string" table:style-name="ce10">
            <text:p>Haryana</text:p>
          </table:table-cell>
          <table:table-cell office:value-type="float" office:value="898" table:style-name="ce11">
            <text:p>898</text:p>
          </table:table-cell>
          <table:table-cell office:value-type="float" office:value="561293" table:style-name="ce11">
            <text:p>561293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Panchmahal</text:p>
          </table:table-cell>
          <table:table-cell office:value-type="string" table:style-name="ce10">
            <text:p>Gujarat</text:p>
          </table:table-cell>
          <table:table-cell office:value-type="float" office:value="5231" table:style-name="ce11">
            <text:p>5231</text:p>
          </table:table-cell>
          <table:table-cell office:value-type="float" office:value="2390776" table:style-name="ce11">
            <text:p>2390776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Panipat</text:p>
          </table:table-cell>
          <table:table-cell office:value-type="string" table:style-name="ce10">
            <text:p>Haryana</text:p>
          </table:table-cell>
          <table:table-cell office:value-type="float" office:value="1268" table:style-name="ce11">
            <text:p>1268</text:p>
          </table:table-cell>
          <table:table-cell office:value-type="float" office:value="1205437" table:style-name="ce11">
            <text:p>1205437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Panna</text:p>
          </table:table-cell>
          <table:table-cell office:value-type="string" table:style-name="ce10">
            <text:p>Madhya Pradesh</text:p>
          </table:table-cell>
          <table:table-cell office:value-type="float" office:value="7135" table:style-name="ce11">
            <text:p>7135</text:p>
          </table:table-cell>
          <table:table-cell office:value-type="float" office:value="1016520" table:style-name="ce11">
            <text:p>101652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Papum Pare</text:p>
          </table:table-cell>
          <table:table-cell office:value-type="float" office:value="0" table:formula="of:=#N/A" table:style-name="ce10">
            <text:p>#N/A</text:p>
          </table:table-cell>
          <table:table-cell office:value-type="float" office:value="3462" table:style-name="ce11">
            <text:p>3462</text:p>
          </table:table-cell>
          <table:table-cell office:value-type="float" office:value="176573" table:style-name="ce11">
            <text:p>176573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Parbhani</text:p>
          </table:table-cell>
          <table:table-cell office:value-type="string" table:style-name="ce10">
            <text:p>Maharashtra</text:p>
          </table:table-cell>
          <table:table-cell office:value-type="float" office:value="6214" table:style-name="ce11">
            <text:p>6214</text:p>
          </table:table-cell>
          <table:table-cell office:value-type="float" office:value="1836086" table:style-name="ce11">
            <text:p>1836086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Paschim Medinipur</text:p>
          </table:table-cell>
          <table:table-cell office:value-type="string" table:style-name="ce10">
            <text:p>West Bengal</text:p>
          </table:table-cell>
          <table:table-cell office:value-type="float" office:value="9368" table:style-name="ce11">
            <text:p>9368</text:p>
          </table:table-cell>
          <table:table-cell office:value-type="float" office:value="5913457" table:style-name="ce11">
            <text:p>5913457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Pashchim Champaran</text:p>
          </table:table-cell>
          <table:table-cell office:value-type="string" table:style-name="ce10">
            <text:p>Bihar</text:p>
          </table:table-cell>
          <table:table-cell office:value-type="float" office:value="5228" table:style-name="ce11">
            <text:p>5228</text:p>
          </table:table-cell>
          <table:table-cell office:value-type="float" office:value="3935042" table:style-name="ce11">
            <text:p>393504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Pashchimi Singhbhum</text:p>
          </table:table-cell>
          <table:table-cell office:value-type="string" table:style-name="ce10">
            <text:p>Jharkhand</text:p>
          </table:table-cell>
          <table:table-cell office:value-type="float" office:value="7224" table:style-name="ce11">
            <text:p>7224</text:p>
          </table:table-cell>
          <table:table-cell office:value-type="float" office:value="1502338" table:style-name="ce11">
            <text:p>1502338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Patan</text:p>
          </table:table-cell>
          <table:table-cell office:value-type="string" table:style-name="ce10">
            <text:p>Gujarat</text:p>
          </table:table-cell>
          <table:table-cell office:value-type="float" office:value="5792" table:style-name="ce11">
            <text:p>5792</text:p>
          </table:table-cell>
          <table:table-cell office:value-type="float" office:value="1343734" table:style-name="ce11">
            <text:p>1343734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Pathanamthitta</text:p>
          </table:table-cell>
          <table:table-cell office:value-type="string" table:style-name="ce10">
            <text:p>Kerala</text:p>
          </table:table-cell>
          <table:table-cell office:value-type="float" office:value="2652" table:style-name="ce11">
            <text:p>2652</text:p>
          </table:table-cell>
          <table:table-cell office:value-type="float" office:value="1197412" table:style-name="ce11">
            <text:p>119741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Patiala</text:p>
          </table:table-cell>
          <table:table-cell office:value-type="string" table:style-name="ce10">
            <text:p>Punjab</text:p>
          </table:table-cell>
          <table:table-cell office:value-type="float" office:value="3325" table:style-name="ce11">
            <text:p>3325</text:p>
          </table:table-cell>
          <table:table-cell office:value-type="float" office:value="1895686" table:style-name="ce11">
            <text:p>1895686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Patna</text:p>
          </table:table-cell>
          <table:table-cell office:value-type="string" table:style-name="ce10">
            <text:p>Bihar</text:p>
          </table:table-cell>
          <table:table-cell office:value-type="float" office:value="3202" table:style-name="ce11">
            <text:p>3202</text:p>
          </table:table-cell>
          <table:table-cell office:value-type="float" office:value="5838465" table:style-name="ce11">
            <text:p>583846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Krishnagiri</text:p>
          </table:table-cell>
          <table:table-cell office:value-type="string" table:style-name="ce10">
            <text:p>Tamil Nadu</text:p>
          </table:table-cell>
          <table:table-cell office:value-type="float" office:value="5129" table:style-name="ce11">
            <text:p>5129</text:p>
          </table:table-cell>
          <table:table-cell office:value-type="float" office:value="1879809" table:style-name="ce11">
            <text:p>1879809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Peren</text:p>
          </table:table-cell>
          <table:table-cell office:value-type="string" table:style-name="ce10">
            <text:p>Nagaland</text:p>
          </table:table-cell>
          <table:table-cell office:value-type="float" office:value="1651" table:style-name="ce11">
            <text:p>1651</text:p>
          </table:table-cell>
          <table:table-cell office:value-type="float" office:value="95219" table:style-name="ce11">
            <text:p>95219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Phek</text:p>
          </table:table-cell>
          <table:table-cell office:value-type="string" table:style-name="ce10">
            <text:p>Nagaland</text:p>
          </table:table-cell>
          <table:table-cell office:value-type="float" office:value="2026" table:style-name="ce11">
            <text:p>2026</text:p>
          </table:table-cell>
          <table:table-cell office:value-type="float" office:value="163418" table:style-name="ce11">
            <text:p>163418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Pilibhit</text:p>
          </table:table-cell>
          <table:table-cell office:value-type="string" table:style-name="ce10">
            <text:p>Uttar Pradesh</text:p>
          </table:table-cell>
          <table:table-cell office:value-type="float" office:value="3686" table:style-name="ce11">
            <text:p>3686</text:p>
          </table:table-cell>
          <table:table-cell office:value-type="float" office:value="2031007" table:style-name="ce11">
            <text:p>2031007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Pithoragarh</text:p>
          </table:table-cell>
          <table:table-cell office:value-type="string" table:style-name="ce10">
            <text:p>Uttarakhand</text:p>
          </table:table-cell>
          <table:table-cell office:value-type="float" office:value="7090" table:style-name="ce11">
            <text:p>7090</text:p>
          </table:table-cell>
          <table:table-cell office:value-type="float" office:value="483439" table:style-name="ce11">
            <text:p>483439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Porbandar</text:p>
          </table:table-cell>
          <table:table-cell office:value-type="string" table:style-name="ce10">
            <text:p>Gujarat</text:p>
          </table:table-cell>
          <table:table-cell office:value-type="float" office:value="2316" table:style-name="ce11">
            <text:p>2316</text:p>
          </table:table-cell>
          <table:table-cell office:value-type="float" office:value="585449" table:style-name="ce11">
            <text:p>585449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Prakasam</text:p>
          </table:table-cell>
          <table:table-cell office:value-type="string" table:style-name="ce10">
            <text:p>Andhra Pradesh</text:p>
          </table:table-cell>
          <table:table-cell office:value-type="float" office:value="17626" table:style-name="ce11">
            <text:p>17626</text:p>
          </table:table-cell>
          <table:table-cell office:value-type="float" office:value="3397448" table:style-name="ce11">
            <text:p>3397448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Pratapgarh</text:p>
          </table:table-cell>
          <table:table-cell office:value-type="string" table:style-name="ce10">
            <text:p>Uttar Pradesh</text:p>
          </table:table-cell>
          <table:table-cell office:value-type="float" office:value="4449" table:style-name="ce11">
            <text:p>4449</text:p>
          </table:table-cell>
          <table:table-cell office:value-type="float" office:value="867848" table:style-name="ce11">
            <text:p>867848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Pratapgarh</text:p>
          </table:table-cell>
          <table:table-cell office:value-type="string" table:style-name="ce10">
            <text:p>Uttar Pradesh</text:p>
          </table:table-cell>
          <table:table-cell office:value-type="float" office:value="3717" table:style-name="ce11">
            <text:p>3717</text:p>
          </table:table-cell>
          <table:table-cell office:value-type="float" office:value="3209141" table:style-name="ce11">
            <text:p>320914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Puducherry</text:p>
          </table:table-cell>
          <table:table-cell office:value-type="string" table:style-name="ce10">
            <text:p>Puducherry</text:p>
          </table:table-cell>
          <table:table-cell office:value-type="float" office:value="294" table:style-name="ce11">
            <text:p>294</text:p>
          </table:table-cell>
          <table:table-cell office:value-type="float" office:value="950289" table:style-name="ce11">
            <text:p>950289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Virudhunagar</text:p>
          </table:table-cell>
          <table:table-cell office:value-type="string" table:style-name="ce10">
            <text:p>Tamil Nadu</text:p>
          </table:table-cell>
          <table:table-cell office:value-type="float" office:value="4241" table:style-name="ce11">
            <text:p>4241</text:p>
          </table:table-cell>
          <table:table-cell office:value-type="float" office:value="1942288" table:style-name="ce11">
            <text:p>1942288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Pulwama</text:p>
          </table:table-cell>
          <table:table-cell office:value-type="string" table:style-name="ce10">
            <text:p>Jammu and Kashmir</text:p>
          </table:table-cell>
          <table:table-cell office:value-type="float" office:value="1086" table:style-name="ce11">
            <text:p>1086</text:p>
          </table:table-cell>
          <table:table-cell office:value-type="float" office:value="560440" table:style-name="ce11">
            <text:p>56044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Punch</text:p>
          </table:table-cell>
          <table:table-cell office:value-type="string" table:style-name="ce10">
            <text:p>Jammu and Kashmir</text:p>
          </table:table-cell>
          <table:table-cell office:value-type="float" office:value="1674" table:style-name="ce11">
            <text:p>1674</text:p>
          </table:table-cell>
          <table:table-cell office:value-type="float" office:value="476835" table:style-name="ce11">
            <text:p>47683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Pune</text:p>
          </table:table-cell>
          <table:table-cell office:value-type="string" table:style-name="ce10">
            <text:p>Maharashtra</text:p>
          </table:table-cell>
          <table:table-cell office:value-type="float" office:value="15643" table:style-name="ce11">
            <text:p>15643</text:p>
          </table:table-cell>
          <table:table-cell office:value-type="float" office:value="9429408" table:style-name="ce11">
            <text:p>9429408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Purba Champaran</text:p>
          </table:table-cell>
          <table:table-cell office:value-type="float" office:value="0" table:formula="of:=#N/A" table:style-name="ce10">
            <text:p>#N/A</text:p>
          </table:table-cell>
          <table:table-cell office:value-type="float" office:value="3968" table:style-name="ce11">
            <text:p>3968</text:p>
          </table:table-cell>
          <table:table-cell office:value-type="float" office:value="5099371" table:style-name="ce11">
            <text:p>509937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Purba Medinipur</text:p>
          </table:table-cell>
          <table:table-cell office:value-type="string" table:style-name="ce10">
            <text:p>West Bengal</text:p>
          </table:table-cell>
          <table:table-cell office:value-type="float" office:value="4713" table:style-name="ce11">
            <text:p>4713</text:p>
          </table:table-cell>
          <table:table-cell office:value-type="float" office:value="5095875" table:style-name="ce11">
            <text:p>509587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Purbi Singhbhum</text:p>
          </table:table-cell>
          <table:table-cell office:value-type="string" table:style-name="ce10">
            <text:p>Jharkhand</text:p>
          </table:table-cell>
          <table:table-cell office:value-type="float" office:value="3562" table:style-name="ce11">
            <text:p>3562</text:p>
          </table:table-cell>
          <table:table-cell office:value-type="float" office:value="2293919" table:style-name="ce11">
            <text:p>2293919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Puri</text:p>
          </table:table-cell>
          <table:table-cell office:value-type="string" table:style-name="ce10">
            <text:p>Orissa</text:p>
          </table:table-cell>
          <table:table-cell office:value-type="float" office:value="3479" table:style-name="ce11">
            <text:p>3479</text:p>
          </table:table-cell>
          <table:table-cell office:value-type="float" office:value="1698730" table:style-name="ce11">
            <text:p>169873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Purnia</text:p>
          </table:table-cell>
          <table:table-cell office:value-type="string" table:style-name="ce10">
            <text:p>Bihar</text:p>
          </table:table-cell>
          <table:table-cell office:value-type="float" office:value="3229" table:style-name="ce11">
            <text:p>3229</text:p>
          </table:table-cell>
          <table:table-cell office:value-type="float" office:value="3264619" table:style-name="ce11">
            <text:p>3264619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Puruliya</text:p>
          </table:table-cell>
          <table:table-cell office:value-type="string" table:style-name="ce10">
            <text:p>West Bengal</text:p>
          </table:table-cell>
          <table:table-cell office:value-type="float" office:value="6259" table:style-name="ce11">
            <text:p>6259</text:p>
          </table:table-cell>
          <table:table-cell office:value-type="float" office:value="2930115" table:style-name="ce11">
            <text:p>293011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Rae Bareli</text:p>
          </table:table-cell>
          <table:table-cell office:value-type="string" table:style-name="ce10">
            <text:p>Uttar Pradesh</text:p>
          </table:table-cell>
          <table:table-cell office:value-type="float" office:value="4609" table:style-name="ce11">
            <text:p>4609</text:p>
          </table:table-cell>
          <table:table-cell office:value-type="float" office:value="3405559" table:style-name="ce11">
            <text:p>3405559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Raichur</text:p>
          </table:table-cell>
          <table:table-cell office:value-type="string" table:style-name="ce10">
            <text:p>Karnataka</text:p>
          </table:table-cell>
          <table:table-cell office:value-type="float" office:value="8442" table:style-name="ce11">
            <text:p>8442</text:p>
          </table:table-cell>
          <table:table-cell office:value-type="float" office:value="1928812" table:style-name="ce11">
            <text:p>192881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Raigarh</text:p>
          </table:table-cell>
          <table:table-cell office:value-type="string" table:style-name="ce10">
            <text:p>Maharashtra</text:p>
          </table:table-cell>
          <table:table-cell office:value-type="float" office:value="7086" table:style-name="ce11">
            <text:p>7086</text:p>
          </table:table-cell>
          <table:table-cell office:value-type="float" office:value="1493984" table:style-name="ce11">
            <text:p>1493984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Raigarh</text:p>
          </table:table-cell>
          <table:table-cell office:value-type="string" table:style-name="ce10">
            <text:p>Maharashtra</text:p>
          </table:table-cell>
          <table:table-cell office:value-type="float" office:value="7152" table:style-name="ce11">
            <text:p>7152</text:p>
          </table:table-cell>
          <table:table-cell office:value-type="float" office:value="2634200" table:style-name="ce11">
            <text:p>263420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Raipur</text:p>
          </table:table-cell>
          <table:table-cell office:value-type="string" table:style-name="ce10">
            <text:p>Chhattisgarh</text:p>
          </table:table-cell>
          <table:table-cell office:value-type="float" office:value="12383" table:style-name="ce11">
            <text:p>12383</text:p>
          </table:table-cell>
          <table:table-cell office:value-type="float" office:value="4063872" table:style-name="ce11">
            <text:p>406387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Raisen</text:p>
          </table:table-cell>
          <table:table-cell office:value-type="string" table:style-name="ce10">
            <text:p>Madhya Pradesh</text:p>
          </table:table-cell>
          <table:table-cell office:value-type="float" office:value="8466" table:style-name="ce11">
            <text:p>8466</text:p>
          </table:table-cell>
          <table:table-cell office:value-type="float" office:value="1331597" table:style-name="ce11">
            <text:p>1331597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Rajgarh</text:p>
          </table:table-cell>
          <table:table-cell office:value-type="string" table:style-name="ce10">
            <text:p>Madhya Pradesh</text:p>
          </table:table-cell>
          <table:table-cell office:value-type="float" office:value="6153" table:style-name="ce11">
            <text:p>6153</text:p>
          </table:table-cell>
          <table:table-cell office:value-type="float" office:value="1545814" table:style-name="ce11">
            <text:p>1545814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Rajkot</text:p>
          </table:table-cell>
          <table:table-cell office:value-type="string" table:style-name="ce10">
            <text:p>Gujarat</text:p>
          </table:table-cell>
          <table:table-cell office:value-type="float" office:value="11198" table:style-name="ce11">
            <text:p>11198</text:p>
          </table:table-cell>
          <table:table-cell office:value-type="float" office:value="3804558" table:style-name="ce11">
            <text:p>3804558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Rajnandgaon</text:p>
          </table:table-cell>
          <table:table-cell office:value-type="string" table:style-name="ce10">
            <text:p>Chhattisgarh</text:p>
          </table:table-cell>
          <table:table-cell office:value-type="float" office:value="8070" table:style-name="ce11">
            <text:p>8070</text:p>
          </table:table-cell>
          <table:table-cell office:value-type="float" office:value="1537133" table:style-name="ce11">
            <text:p>1537133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Rajouri</text:p>
          </table:table-cell>
          <table:table-cell office:value-type="string" table:style-name="ce10">
            <text:p>Jammu and Kashmir</text:p>
          </table:table-cell>
          <table:table-cell office:value-type="float" office:value="2630" table:style-name="ce11">
            <text:p>2630</text:p>
          </table:table-cell>
          <table:table-cell office:value-type="float" office:value="642415" table:style-name="ce11">
            <text:p>64241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Rajsamand</text:p>
          </table:table-cell>
          <table:table-cell office:value-type="string" table:style-name="ce10">
            <text:p>Rajasthan</text:p>
          </table:table-cell>
          <table:table-cell office:value-type="float" office:value="4655" table:style-name="ce11">
            <text:p>4655</text:p>
          </table:table-cell>
          <table:table-cell office:value-type="float" office:value="1156597" table:style-name="ce11">
            <text:p>1156597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Ramanagara</text:p>
          </table:table-cell>
          <table:table-cell office:value-type="string" table:style-name="ce10">
            <text:p>Karnataka</text:p>
          </table:table-cell>
          <table:table-cell office:value-type="float" office:value="3516" table:style-name="ce11">
            <text:p>3516</text:p>
          </table:table-cell>
          <table:table-cell office:value-type="float" office:value="1082636" table:style-name="ce11">
            <text:p>1082636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Dindigul</text:p>
          </table:table-cell>
          <table:table-cell office:value-type="string" table:style-name="ce10">
            <text:p>Tamil Nadu</text:p>
          </table:table-cell>
          <table:table-cell office:value-type="float" office:value="6036" table:style-name="ce11">
            <text:p>6036</text:p>
          </table:table-cell>
          <table:table-cell office:value-type="float" office:value="2159775" table:style-name="ce11">
            <text:p>215977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Ramban</text:p>
          </table:table-cell>
          <table:table-cell office:value-type="string" table:style-name="ce10">
            <text:p>Jammu and Kashmir</text:p>
          </table:table-cell>
          <table:table-cell office:value-type="float" office:value="1329" table:style-name="ce11">
            <text:p>1329</text:p>
          </table:table-cell>
          <table:table-cell office:value-type="float" office:value="283713" table:style-name="ce11">
            <text:p>283713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Ramgarh</text:p>
          </table:table-cell>
          <table:table-cell office:value-type="string" table:style-name="ce10">
            <text:p>Jharkhand</text:p>
          </table:table-cell>
          <table:table-cell office:value-type="float" office:value="1341" table:style-name="ce11">
            <text:p>1341</text:p>
          </table:table-cell>
          <table:table-cell office:value-type="float" office:value="949443" table:style-name="ce11">
            <text:p>949443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Rampur</text:p>
          </table:table-cell>
          <table:table-cell office:value-type="string" table:style-name="ce10">
            <text:p>Uttar Pradesh</text:p>
          </table:table-cell>
          <table:table-cell office:value-type="float" office:value="2367" table:style-name="ce11">
            <text:p>2367</text:p>
          </table:table-cell>
          <table:table-cell office:value-type="float" office:value="2335819" table:style-name="ce11">
            <text:p>2335819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Ranchi</text:p>
          </table:table-cell>
          <table:table-cell office:value-type="string" table:style-name="ce10">
            <text:p>Jharkhand</text:p>
          </table:table-cell>
          <table:table-cell office:value-type="float" office:value="5097" table:style-name="ce11">
            <text:p>5097</text:p>
          </table:table-cell>
          <table:table-cell office:value-type="float" office:value="2914253" table:style-name="ce11">
            <text:p>2914253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Rangareddy</text:p>
          </table:table-cell>
          <table:table-cell office:value-type="string" table:style-name="ce10">
            <text:p>Andhra Pradesh</text:p>
          </table:table-cell>
          <table:table-cell office:value-type="float" office:value="7493" table:style-name="ce11">
            <text:p>7493</text:p>
          </table:table-cell>
          <table:table-cell office:value-type="float" office:value="5296741" table:style-name="ce11">
            <text:p>529674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Ratlam</text:p>
          </table:table-cell>
          <table:table-cell office:value-type="string" table:style-name="ce10">
            <text:p>Madhya Pradesh</text:p>
          </table:table-cell>
          <table:table-cell office:value-type="float" office:value="4861" table:style-name="ce11">
            <text:p>4861</text:p>
          </table:table-cell>
          <table:table-cell office:value-type="float" office:value="1455069" table:style-name="ce11">
            <text:p>1455069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Ratnagiri</text:p>
          </table:table-cell>
          <table:table-cell office:value-type="string" table:style-name="ce10">
            <text:p>Maharashtra</text:p>
          </table:table-cell>
          <table:table-cell office:value-type="float" office:value="8208" table:style-name="ce11">
            <text:p>8208</text:p>
          </table:table-cell>
          <table:table-cell office:value-type="float" office:value="1615069" table:style-name="ce11">
            <text:p>1615069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Rayagada</text:p>
          </table:table-cell>
          <table:table-cell office:value-type="string" table:style-name="ce10">
            <text:p>Orissa</text:p>
          </table:table-cell>
          <table:table-cell office:value-type="float" office:value="7073" table:style-name="ce11">
            <text:p>7073</text:p>
          </table:table-cell>
          <table:table-cell office:value-type="float" office:value="967911" table:style-name="ce11">
            <text:p>96791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Reasi</text:p>
          </table:table-cell>
          <table:table-cell office:value-type="string" table:style-name="ce10">
            <text:p>Jammu and Kashmir</text:p>
          </table:table-cell>
          <table:table-cell office:value-type="float" office:value="1719" table:style-name="ce11">
            <text:p>1719</text:p>
          </table:table-cell>
          <table:table-cell office:value-type="float" office:value="314667" table:style-name="ce11">
            <text:p>314667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Rewa</text:p>
          </table:table-cell>
          <table:table-cell office:value-type="string" table:style-name="ce10">
            <text:p>Madhya Pradesh</text:p>
          </table:table-cell>
          <table:table-cell office:value-type="float" office:value="6314" table:style-name="ce11">
            <text:p>6314</text:p>
          </table:table-cell>
          <table:table-cell office:value-type="float" office:value="2365106" table:style-name="ce11">
            <text:p>2365106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Rewari</text:p>
          </table:table-cell>
          <table:table-cell office:value-type="string" table:style-name="ce10">
            <text:p>Haryana</text:p>
          </table:table-cell>
          <table:table-cell office:value-type="float" office:value="1594" table:style-name="ce11">
            <text:p>1594</text:p>
          </table:table-cell>
          <table:table-cell office:value-type="float" office:value="900332" table:style-name="ce11">
            <text:p>90033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Ribhoi</text:p>
          </table:table-cell>
          <table:table-cell office:value-type="float" office:value="0" table:formula="of:=#N/A" table:style-name="ce10">
            <text:p>#N/A</text:p>
          </table:table-cell>
          <table:table-cell office:value-type="float" office:value="2448" table:style-name="ce11">
            <text:p>2448</text:p>
          </table:table-cell>
          <table:table-cell office:value-type="float" office:value="258840" table:style-name="ce11">
            <text:p>25884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Rohtak</text:p>
          </table:table-cell>
          <table:table-cell office:value-type="string" table:style-name="ce10">
            <text:p>Haryana</text:p>
          </table:table-cell>
          <table:table-cell office:value-type="float" office:value="1745" table:style-name="ce11">
            <text:p>1745</text:p>
          </table:table-cell>
          <table:table-cell office:value-type="float" office:value="1061204" table:style-name="ce11">
            <text:p>1061204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Rohtas</text:p>
          </table:table-cell>
          <table:table-cell office:value-type="string" table:style-name="ce10">
            <text:p>Bihar</text:p>
          </table:table-cell>
          <table:table-cell office:value-type="float" office:value="3881" table:style-name="ce11">
            <text:p>3881</text:p>
          </table:table-cell>
          <table:table-cell office:value-type="float" office:value="2959918" table:style-name="ce11">
            <text:p>2959918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Rudraprayag</text:p>
          </table:table-cell>
          <table:table-cell office:value-type="string" table:style-name="ce10">
            <text:p>Uttarakhand</text:p>
          </table:table-cell>
          <table:table-cell office:value-type="float" office:value="1984" table:style-name="ce11">
            <text:p>1984</text:p>
          </table:table-cell>
          <table:table-cell office:value-type="float" office:value="242285" table:style-name="ce11">
            <text:p>24228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Rupnagar</text:p>
          </table:table-cell>
          <table:table-cell office:value-type="string" table:style-name="ce10">
            <text:p>Punjab</text:p>
          </table:table-cell>
          <table:table-cell office:value-type="float" office:value="1356" table:style-name="ce11">
            <text:p>1356</text:p>
          </table:table-cell>
          <table:table-cell office:value-type="float" office:value="684627" table:style-name="ce11">
            <text:p>684627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abarkantha</text:p>
          </table:table-cell>
          <table:table-cell office:value-type="string" table:style-name="ce10">
            <text:p>Gujarat</text:p>
          </table:table-cell>
          <table:table-cell office:value-type="float" office:value="7394" table:style-name="ce11">
            <text:p>7394</text:p>
          </table:table-cell>
          <table:table-cell office:value-type="float" office:value="2428589" table:style-name="ce11">
            <text:p>2428589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agar</text:p>
          </table:table-cell>
          <table:table-cell office:value-type="string" table:style-name="ce10">
            <text:p>Madhya Pradesh</text:p>
          </table:table-cell>
          <table:table-cell office:value-type="float" office:value="10252" table:style-name="ce11">
            <text:p>10252</text:p>
          </table:table-cell>
          <table:table-cell office:value-type="float" office:value="2378458" table:style-name="ce11">
            <text:p>2378458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aharanpur</text:p>
          </table:table-cell>
          <table:table-cell office:value-type="string" table:style-name="ce10">
            <text:p>Uttar Pradesh</text:p>
          </table:table-cell>
          <table:table-cell office:value-type="float" office:value="3689" table:style-name="ce11">
            <text:p>3689</text:p>
          </table:table-cell>
          <table:table-cell office:value-type="float" office:value="3466382" table:style-name="ce11">
            <text:p>346638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aharsa</text:p>
          </table:table-cell>
          <table:table-cell office:value-type="string" table:style-name="ce10">
            <text:p>Bihar</text:p>
          </table:table-cell>
          <table:table-cell office:value-type="float" office:value="1687" table:style-name="ce11">
            <text:p>1687</text:p>
          </table:table-cell>
          <table:table-cell office:value-type="float" office:value="1900661" table:style-name="ce11">
            <text:p>190066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ahibganj</text:p>
          </table:table-cell>
          <table:table-cell office:value-type="string" table:style-name="ce10">
            <text:p>Jharkhand</text:p>
          </table:table-cell>
          <table:table-cell office:value-type="float" office:value="2063" table:style-name="ce11">
            <text:p>2063</text:p>
          </table:table-cell>
          <table:table-cell office:value-type="float" office:value="1150567" table:style-name="ce11">
            <text:p>1150567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ahibzada Ajit Singh Nagar</text:p>
          </table:table-cell>
          <table:table-cell office:value-type="float" office:value="0" table:formula="of:=#N/A" table:style-name="ce10">
            <text:p>#N/A</text:p>
          </table:table-cell>
          <table:table-cell office:value-type="float" office:value="1094" table:style-name="ce11">
            <text:p>1094</text:p>
          </table:table-cell>
          <table:table-cell office:value-type="float" office:value="994628" table:style-name="ce11">
            <text:p>994628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aiha</text:p>
          </table:table-cell>
          <table:table-cell office:value-type="string" table:style-name="ce10">
            <text:p>Mizoram</text:p>
          </table:table-cell>
          <table:table-cell office:value-type="float" office:value="1399" table:style-name="ce11">
            <text:p>1399</text:p>
          </table:table-cell>
          <table:table-cell office:value-type="float" office:value="56574" table:style-name="ce11">
            <text:p>56574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Erode</text:p>
          </table:table-cell>
          <table:table-cell office:value-type="string" table:style-name="ce10">
            <text:p>Tamil Nadu</text:p>
          </table:table-cell>
          <table:table-cell office:value-type="float" office:value="5760" table:style-name="ce11">
            <text:p>5760</text:p>
          </table:table-cell>
          <table:table-cell office:value-type="float" office:value="2251744" table:style-name="ce11">
            <text:p>2251744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amastipur</text:p>
          </table:table-cell>
          <table:table-cell office:value-type="string" table:style-name="ce10">
            <text:p>Bihar</text:p>
          </table:table-cell>
          <table:table-cell office:value-type="float" office:value="2904" table:style-name="ce11">
            <text:p>2904</text:p>
          </table:table-cell>
          <table:table-cell office:value-type="float" office:value="4261566" table:style-name="ce11">
            <text:p>4261566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amba</text:p>
          </table:table-cell>
          <table:table-cell office:value-type="string" table:style-name="ce10">
            <text:p>Jammu and Kashmir</text:p>
          </table:table-cell>
          <table:table-cell office:value-type="float" office:value="904" table:style-name="ce11">
            <text:p>904</text:p>
          </table:table-cell>
          <table:table-cell office:value-type="float" office:value="318898" table:style-name="ce11">
            <text:p>318898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ambalpur</text:p>
          </table:table-cell>
          <table:table-cell office:value-type="string" table:style-name="ce10">
            <text:p>Orissa</text:p>
          </table:table-cell>
          <table:table-cell office:value-type="float" office:value="6624" table:style-name="ce11">
            <text:p>6624</text:p>
          </table:table-cell>
          <table:table-cell office:value-type="float" office:value="1041099" table:style-name="ce11">
            <text:p>1041099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angli</text:p>
          </table:table-cell>
          <table:table-cell office:value-type="string" table:style-name="ce10">
            <text:p>Maharashtra</text:p>
          </table:table-cell>
          <table:table-cell office:value-type="float" office:value="8572" table:style-name="ce11">
            <text:p>8572</text:p>
          </table:table-cell>
          <table:table-cell office:value-type="float" office:value="2822143" table:style-name="ce11">
            <text:p>2822143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angrur</text:p>
          </table:table-cell>
          <table:table-cell office:value-type="string" table:style-name="ce10">
            <text:p>Punjab</text:p>
          </table:table-cell>
          <table:table-cell office:value-type="float" office:value="3625" table:style-name="ce11">
            <text:p>3625</text:p>
          </table:table-cell>
          <table:table-cell office:value-type="float" office:value="1655169" table:style-name="ce11">
            <text:p>1655169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ant Kabir Nagar</text:p>
          </table:table-cell>
          <table:table-cell office:value-type="string" table:style-name="ce10">
            <text:p>Uttar Pradesh</text:p>
          </table:table-cell>
          <table:table-cell office:value-type="float" office:value="1646" table:style-name="ce11">
            <text:p>1646</text:p>
          </table:table-cell>
          <table:table-cell office:value-type="float" office:value="1715183" table:style-name="ce11">
            <text:p>1715183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ant Ravidas Nagar</text:p>
          </table:table-cell>
          <table:table-cell office:value-type="string" table:style-name="ce10">
            <text:p>Uttar Pradesh</text:p>
          </table:table-cell>
          <table:table-cell office:value-type="float" office:value="1015" table:style-name="ce11">
            <text:p>1015</text:p>
          </table:table-cell>
          <table:table-cell office:value-type="float" office:value="1578213" table:style-name="ce11">
            <text:p>1578213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araikela-Kharsawan</text:p>
          </table:table-cell>
          <table:table-cell office:value-type="float" office:value="0" table:formula="of:=#N/A" table:style-name="ce10">
            <text:p>#N/A</text:p>
          </table:table-cell>
          <table:table-cell office:value-type="float" office:value="2657" table:style-name="ce11">
            <text:p>2657</text:p>
          </table:table-cell>
          <table:table-cell office:value-type="float" office:value="1065056" table:style-name="ce11">
            <text:p>1065056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aran</text:p>
          </table:table-cell>
          <table:table-cell office:value-type="string" table:style-name="ce10">
            <text:p>Bihar</text:p>
          </table:table-cell>
          <table:table-cell office:value-type="float" office:value="2641" table:style-name="ce11">
            <text:p>2641</text:p>
          </table:table-cell>
          <table:table-cell office:value-type="float" office:value="3951862" table:style-name="ce11">
            <text:p>395186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atara</text:p>
          </table:table-cell>
          <table:table-cell office:value-type="string" table:style-name="ce10">
            <text:p>Maharashtra</text:p>
          </table:table-cell>
          <table:table-cell office:value-type="float" office:value="10480" table:style-name="ce11">
            <text:p>10480</text:p>
          </table:table-cell>
          <table:table-cell office:value-type="float" office:value="3003741" table:style-name="ce11">
            <text:p>300374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atna</text:p>
          </table:table-cell>
          <table:table-cell office:value-type="string" table:style-name="ce10">
            <text:p>Madhya Pradesh</text:p>
          </table:table-cell>
          <table:table-cell office:value-type="float" office:value="7502" table:style-name="ce11">
            <text:p>7502</text:p>
          </table:table-cell>
          <table:table-cell office:value-type="float" office:value="2228935" table:style-name="ce11">
            <text:p>222893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awai Madhopur</text:p>
          </table:table-cell>
          <table:table-cell office:value-type="string" table:style-name="ce10">
            <text:p>Rajasthan</text:p>
          </table:table-cell>
          <table:table-cell office:value-type="float" office:value="4498" table:style-name="ce11">
            <text:p>4498</text:p>
          </table:table-cell>
          <table:table-cell office:value-type="float" office:value="1335551" table:style-name="ce11">
            <text:p>133555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ehore</text:p>
          </table:table-cell>
          <table:table-cell office:value-type="string" table:style-name="ce10">
            <text:p>Madhya Pradesh</text:p>
          </table:table-cell>
          <table:table-cell office:value-type="float" office:value="6578" table:style-name="ce11">
            <text:p>6578</text:p>
          </table:table-cell>
          <table:table-cell office:value-type="float" office:value="1311332" table:style-name="ce11">
            <text:p>131133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enapati</text:p>
          </table:table-cell>
          <table:table-cell office:value-type="string" table:style-name="ce10">
            <text:p>Manipur</text:p>
          </table:table-cell>
          <table:table-cell office:value-type="float" office:value="3271" table:style-name="ce11">
            <text:p>3271</text:p>
          </table:table-cell>
          <table:table-cell office:value-type="float" office:value="479148" table:style-name="ce11">
            <text:p>479148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eoni</text:p>
          </table:table-cell>
          <table:table-cell office:value-type="string" table:style-name="ce10">
            <text:p>Madhya Pradesh</text:p>
          </table:table-cell>
          <table:table-cell office:value-type="float" office:value="8758" table:style-name="ce11">
            <text:p>8758</text:p>
          </table:table-cell>
          <table:table-cell office:value-type="float" office:value="1379131" table:style-name="ce11">
            <text:p>137913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erchhip</text:p>
          </table:table-cell>
          <table:table-cell office:value-type="string" table:style-name="ce10">
            <text:p>Mizoram</text:p>
          </table:table-cell>
          <table:table-cell office:value-type="float" office:value="1421" table:style-name="ce11">
            <text:p>1421</text:p>
          </table:table-cell>
          <table:table-cell office:value-type="float" office:value="64937" table:style-name="ce11">
            <text:p>64937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hahdol</text:p>
          </table:table-cell>
          <table:table-cell office:value-type="string" table:style-name="ce10">
            <text:p>Madhya Pradesh</text:p>
          </table:table-cell>
          <table:table-cell office:value-type="float" office:value="6205" table:style-name="ce11">
            <text:p>6205</text:p>
          </table:table-cell>
          <table:table-cell office:value-type="float" office:value="1066063" table:style-name="ce11">
            <text:p>1066063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hahid Bhagat Singh Nagar</text:p>
          </table:table-cell>
          <table:table-cell office:value-type="string" table:style-name="ce10">
            <text:p>Punjab</text:p>
          </table:table-cell>
          <table:table-cell office:value-type="float" office:value="1282" table:style-name="ce11">
            <text:p>1282</text:p>
          </table:table-cell>
          <table:table-cell office:value-type="float" office:value="612310" table:style-name="ce11">
            <text:p>61231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hahjahanpur</text:p>
          </table:table-cell>
          <table:table-cell office:value-type="string" table:style-name="ce10">
            <text:p>Uttar Pradesh</text:p>
          </table:table-cell>
          <table:table-cell office:value-type="float" office:value="4388" table:style-name="ce11">
            <text:p>4388</text:p>
          </table:table-cell>
          <table:table-cell office:value-type="float" office:value="3006538" table:style-name="ce11">
            <text:p>3006538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hajapur</text:p>
          </table:table-cell>
          <table:table-cell office:value-type="string" table:style-name="ce10">
            <text:p>Madhya Pradesh</text:p>
          </table:table-cell>
          <table:table-cell office:value-type="float" office:value="6195" table:style-name="ce11">
            <text:p>6195</text:p>
          </table:table-cell>
          <table:table-cell office:value-type="float" office:value="1512681" table:style-name="ce11">
            <text:p>151268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heikhpura</text:p>
          </table:table-cell>
          <table:table-cell office:value-type="string" table:style-name="ce10">
            <text:p>Bihar</text:p>
          </table:table-cell>
          <table:table-cell office:value-type="float" office:value="689" table:style-name="ce11">
            <text:p>689</text:p>
          </table:table-cell>
          <table:table-cell office:value-type="float" office:value="636342" table:style-name="ce11">
            <text:p>63634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heohar</text:p>
          </table:table-cell>
          <table:table-cell office:value-type="string" table:style-name="ce10">
            <text:p>Bihar</text:p>
          </table:table-cell>
          <table:table-cell office:value-type="float" office:value="349" table:style-name="ce11">
            <text:p>349</text:p>
          </table:table-cell>
          <table:table-cell office:value-type="float" office:value="656246" table:style-name="ce11">
            <text:p>656246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heopur</text:p>
          </table:table-cell>
          <table:table-cell office:value-type="string" table:style-name="ce10">
            <text:p>Madhya Pradesh</text:p>
          </table:table-cell>
          <table:table-cell office:value-type="float" office:value="6606" table:style-name="ce11">
            <text:p>6606</text:p>
          </table:table-cell>
          <table:table-cell office:value-type="float" office:value="687861" table:style-name="ce11">
            <text:p>68786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himla</text:p>
          </table:table-cell>
          <table:table-cell office:value-type="string" table:style-name="ce10">
            <text:p>Himachal Pradesh</text:p>
          </table:table-cell>
          <table:table-cell office:value-type="float" office:value="5131" table:style-name="ce11">
            <text:p>5131</text:p>
          </table:table-cell>
          <table:table-cell office:value-type="float" office:value="814010" table:style-name="ce11">
            <text:p>81401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himoga</text:p>
          </table:table-cell>
          <table:table-cell office:value-type="string" table:style-name="ce10">
            <text:p>Karnataka</text:p>
          </table:table-cell>
          <table:table-cell office:value-type="float" office:value="8478" table:style-name="ce11">
            <text:p>8478</text:p>
          </table:table-cell>
          <table:table-cell office:value-type="float" office:value="1752753" table:style-name="ce11">
            <text:p>1752753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hivpuri</text:p>
          </table:table-cell>
          <table:table-cell office:value-type="string" table:style-name="ce10">
            <text:p>Madhya Pradesh</text:p>
          </table:table-cell>
          <table:table-cell office:value-type="float" office:value="10066" table:style-name="ce11">
            <text:p>10066</text:p>
          </table:table-cell>
          <table:table-cell office:value-type="float" office:value="1726050" table:style-name="ce11">
            <text:p>172605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hrawasti</text:p>
          </table:table-cell>
          <table:table-cell office:value-type="string" table:style-name="ce10">
            <text:p>Uttar Pradesh</text:p>
          </table:table-cell>
          <table:table-cell office:value-type="float" office:value="1640" table:style-name="ce11">
            <text:p>1640</text:p>
          </table:table-cell>
          <table:table-cell office:value-type="float" office:value="1117361" table:style-name="ce11">
            <text:p>111736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hupiyan</text:p>
          </table:table-cell>
          <table:table-cell office:value-type="string" table:style-name="ce10">
            <text:p>Jammu and Kashmir</text:p>
          </table:table-cell>
          <table:table-cell office:value-type="float" office:value="312" table:style-name="ce11">
            <text:p>312</text:p>
          </table:table-cell>
          <table:table-cell office:value-type="float" office:value="266215" table:style-name="ce11">
            <text:p>26621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iddharthnagar</text:p>
          </table:table-cell>
          <table:table-cell office:value-type="float" office:value="0" table:formula="of:=#N/A" table:style-name="ce10">
            <text:p>#N/A</text:p>
          </table:table-cell>
          <table:table-cell office:value-type="float" office:value="2895" table:style-name="ce11">
            <text:p>2895</text:p>
          </table:table-cell>
          <table:table-cell office:value-type="float" office:value="2559297" table:style-name="ce11">
            <text:p>2559297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idhi</text:p>
          </table:table-cell>
          <table:table-cell office:value-type="string" table:style-name="ce10">
            <text:p>Madhya Pradesh</text:p>
          </table:table-cell>
          <table:table-cell office:value-type="float" office:value="4851" table:style-name="ce11">
            <text:p>4851</text:p>
          </table:table-cell>
          <table:table-cell office:value-type="float" office:value="1127033" table:style-name="ce11">
            <text:p>1127033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ikar</text:p>
          </table:table-cell>
          <table:table-cell office:value-type="string" table:style-name="ce10">
            <text:p>Rajasthan</text:p>
          </table:table-cell>
          <table:table-cell office:value-type="float" office:value="7732" table:style-name="ce11">
            <text:p>7732</text:p>
          </table:table-cell>
          <table:table-cell office:value-type="float" office:value="2677333" table:style-name="ce11">
            <text:p>2677333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imdega</text:p>
          </table:table-cell>
          <table:table-cell office:value-type="string" table:style-name="ce10">
            <text:p>Jharkhand</text:p>
          </table:table-cell>
          <table:table-cell office:value-type="float" office:value="3774" table:style-name="ce11">
            <text:p>3774</text:p>
          </table:table-cell>
          <table:table-cell office:value-type="float" office:value="599578" table:style-name="ce11">
            <text:p>599578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indhudurg</text:p>
          </table:table-cell>
          <table:table-cell office:value-type="string" table:style-name="ce10">
            <text:p>Maharashtra</text:p>
          </table:table-cell>
          <table:table-cell office:value-type="float" office:value="5207" table:style-name="ce11">
            <text:p>5207</text:p>
          </table:table-cell>
          <table:table-cell office:value-type="float" office:value="849651" table:style-name="ce11">
            <text:p>84965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ingrauli</text:p>
          </table:table-cell>
          <table:table-cell office:value-type="string" table:style-name="ce10">
            <text:p>Madhya Pradesh</text:p>
          </table:table-cell>
          <table:table-cell office:value-type="float" office:value="5675" table:style-name="ce11">
            <text:p>5675</text:p>
          </table:table-cell>
          <table:table-cell office:value-type="float" office:value="1178273" table:style-name="ce11">
            <text:p>1178273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irmaur</text:p>
          </table:table-cell>
          <table:table-cell office:value-type="string" table:style-name="ce10">
            <text:p>Himachal Pradesh</text:p>
          </table:table-cell>
          <table:table-cell office:value-type="float" office:value="2825" table:style-name="ce11">
            <text:p>2825</text:p>
          </table:table-cell>
          <table:table-cell office:value-type="float" office:value="529855" table:style-name="ce11">
            <text:p>52985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irohi</text:p>
          </table:table-cell>
          <table:table-cell office:value-type="string" table:style-name="ce10">
            <text:p>Rajasthan</text:p>
          </table:table-cell>
          <table:table-cell office:value-type="float" office:value="5136" table:style-name="ce11">
            <text:p>5136</text:p>
          </table:table-cell>
          <table:table-cell office:value-type="float" office:value="1036346" table:style-name="ce11">
            <text:p>1036346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irsa</text:p>
          </table:table-cell>
          <table:table-cell office:value-type="string" table:style-name="ce10">
            <text:p>Haryana</text:p>
          </table:table-cell>
          <table:table-cell office:value-type="float" office:value="4277" table:style-name="ce11">
            <text:p>4277</text:p>
          </table:table-cell>
          <table:table-cell office:value-type="float" office:value="1295189" table:style-name="ce11">
            <text:p>1295189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itamarhi</text:p>
          </table:table-cell>
          <table:table-cell office:value-type="string" table:style-name="ce10">
            <text:p>Bihar</text:p>
          </table:table-cell>
          <table:table-cell office:value-type="float" office:value="2294" table:style-name="ce11">
            <text:p>2294</text:p>
          </table:table-cell>
          <table:table-cell office:value-type="float" office:value="3423574" table:style-name="ce11">
            <text:p>3423574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itapur</text:p>
          </table:table-cell>
          <table:table-cell office:value-type="string" table:style-name="ce10">
            <text:p>Uttar Pradesh</text:p>
          </table:table-cell>
          <table:table-cell office:value-type="float" office:value="5743" table:style-name="ce11">
            <text:p>5743</text:p>
          </table:table-cell>
          <table:table-cell office:value-type="float" office:value="4483992" table:style-name="ce11">
            <text:p>448399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Thanjavur</text:p>
          </table:table-cell>
          <table:table-cell office:value-type="string" table:style-name="ce10">
            <text:p>Tamil Nadu</text:p>
          </table:table-cell>
          <table:table-cell office:value-type="float" office:value="3411" table:style-name="ce11">
            <text:p>3411</text:p>
          </table:table-cell>
          <table:table-cell office:value-type="float" office:value="2405890" table:style-name="ce11">
            <text:p>240589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ivasagar</text:p>
          </table:table-cell>
          <table:table-cell office:value-type="string" table:style-name="ce10">
            <text:p>Assam</text:p>
          </table:table-cell>
          <table:table-cell office:value-type="float" office:value="2668" table:style-name="ce11">
            <text:p>2668</text:p>
          </table:table-cell>
          <table:table-cell office:value-type="float" office:value="1151050" table:style-name="ce11">
            <text:p>115105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iwan</text:p>
          </table:table-cell>
          <table:table-cell office:value-type="string" table:style-name="ce10">
            <text:p>Bihar</text:p>
          </table:table-cell>
          <table:table-cell office:value-type="float" office:value="2219" table:style-name="ce11">
            <text:p>2219</text:p>
          </table:table-cell>
          <table:table-cell office:value-type="float" office:value="3330464" table:style-name="ce11">
            <text:p>3330464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olan</text:p>
          </table:table-cell>
          <table:table-cell office:value-type="string" table:style-name="ce10">
            <text:p>Himachal Pradesh</text:p>
          </table:table-cell>
          <table:table-cell office:value-type="float" office:value="1936" table:style-name="ce11">
            <text:p>1936</text:p>
          </table:table-cell>
          <table:table-cell office:value-type="float" office:value="580320" table:style-name="ce11">
            <text:p>58032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olapur</text:p>
          </table:table-cell>
          <table:table-cell office:value-type="string" table:style-name="ce10">
            <text:p>Maharashtra</text:p>
          </table:table-cell>
          <table:table-cell office:value-type="float" office:value="14895" table:style-name="ce11">
            <text:p>14895</text:p>
          </table:table-cell>
          <table:table-cell office:value-type="float" office:value="4317756" table:style-name="ce11">
            <text:p>4317756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onbhadra</text:p>
          </table:table-cell>
          <table:table-cell office:value-type="string" table:style-name="ce10">
            <text:p>Uttar Pradesh</text:p>
          </table:table-cell>
          <table:table-cell office:value-type="float" office:value="6905" table:style-name="ce11">
            <text:p>6905</text:p>
          </table:table-cell>
          <table:table-cell office:value-type="float" office:value="1862559" table:style-name="ce11">
            <text:p>1862559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onipat</text:p>
          </table:table-cell>
          <table:table-cell office:value-type="string" table:style-name="ce10">
            <text:p>Haryana</text:p>
          </table:table-cell>
          <table:table-cell office:value-type="float" office:value="2122" table:style-name="ce11">
            <text:p>2122</text:p>
          </table:table-cell>
          <table:table-cell office:value-type="float" office:value="1450001" table:style-name="ce11">
            <text:p>145000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onitpur</text:p>
          </table:table-cell>
          <table:table-cell office:value-type="string" table:style-name="ce10">
            <text:p>Assam</text:p>
          </table:table-cell>
          <table:table-cell office:value-type="float" office:value="5204" table:style-name="ce11">
            <text:p>5204</text:p>
          </table:table-cell>
          <table:table-cell office:value-type="float" office:value="1924110" table:style-name="ce11">
            <text:p>192411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outh</text:p>
          </table:table-cell>
          <table:table-cell office:value-type="float" office:value="0" table:formula="of:=#N/A" table:style-name="ce10">
            <text:p>#N/A</text:p>
          </table:table-cell>
          <table:table-cell office:value-type="float" office:value="247" table:style-name="ce11">
            <text:p>247</text:p>
          </table:table-cell>
          <table:table-cell office:value-type="float" office:value="2731929" table:style-name="ce11">
            <text:p>2731929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outh Andaman</text:p>
          </table:table-cell>
          <table:table-cell office:value-type="string" table:style-name="ce10">
            <text:p>Andaman And Nicobar Islands</text:p>
          </table:table-cell>
          <table:table-cell office:value-type="float" office:value="2672" table:style-name="ce11">
            <text:p>2672</text:p>
          </table:table-cell>
          <table:table-cell office:value-type="float" office:value="238142" table:style-name="ce11">
            <text:p>23814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outh District</text:p>
          </table:table-cell>
          <table:table-cell office:value-type="float" office:value="0" table:formula="of:=#N/A" table:style-name="ce10">
            <text:p>#N/A</text:p>
          </table:table-cell>
          <table:table-cell office:value-type="float" office:value="750" table:style-name="ce11">
            <text:p>750</text:p>
          </table:table-cell>
          <table:table-cell office:value-type="float" office:value="146850" table:style-name="ce11">
            <text:p>14685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outh Garo Hills</text:p>
          </table:table-cell>
          <table:table-cell office:value-type="string" table:style-name="ce10">
            <text:p>Meghalaya</text:p>
          </table:table-cell>
          <table:table-cell office:value-type="float" office:value="1887" table:style-name="ce11">
            <text:p>1887</text:p>
          </table:table-cell>
          <table:table-cell office:value-type="float" office:value="142334" table:style-name="ce11">
            <text:p>142334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outh Goa</text:p>
          </table:table-cell>
          <table:table-cell office:value-type="string" table:style-name="ce10">
            <text:p>Goa</text:p>
          </table:table-cell>
          <table:table-cell office:value-type="float" office:value="1966" table:style-name="ce11">
            <text:p>1966</text:p>
          </table:table-cell>
          <table:table-cell office:value-type="float" office:value="640537" table:style-name="ce11">
            <text:p>640537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outh Tripura</text:p>
          </table:table-cell>
          <table:table-cell office:value-type="string" table:style-name="ce10">
            <text:p>Tripura</text:p>
          </table:table-cell>
          <table:table-cell office:value-type="float" office:value="3057" table:style-name="ce11">
            <text:p>3057</text:p>
          </table:table-cell>
          <table:table-cell office:value-type="float" office:value="876001" table:style-name="ce11">
            <text:p>87600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outh Twenty Four Parganas</text:p>
          </table:table-cell>
          <table:table-cell office:value-type="string" table:style-name="ce10">
            <text:p>West Bengal</text:p>
          </table:table-cell>
          <table:table-cell office:value-type="float" office:value="9960" table:style-name="ce11">
            <text:p>9960</text:p>
          </table:table-cell>
          <table:table-cell office:value-type="float" office:value="8161961" table:style-name="ce11">
            <text:p>816196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outh West</text:p>
          </table:table-cell>
          <table:table-cell office:value-type="float" office:value="0" table:formula="of:=#N/A" table:style-name="ce10">
            <text:p>#N/A</text:p>
          </table:table-cell>
          <table:table-cell office:value-type="float" office:value="421" table:style-name="ce11">
            <text:p>421</text:p>
          </table:table-cell>
          <table:table-cell office:value-type="float" office:value="2292958" table:style-name="ce11">
            <text:p>2292958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ri Potti Sriramulu Nellore</text:p>
          </table:table-cell>
          <table:table-cell office:value-type="string" table:style-name="ce10">
            <text:p>Andhra Pradesh</text:p>
          </table:table-cell>
          <table:table-cell office:value-type="float" office:value="13076" table:style-name="ce11">
            <text:p>13076</text:p>
          </table:table-cell>
          <table:table-cell office:value-type="float" office:value="2963557" table:style-name="ce11">
            <text:p>2963557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rikakulam</text:p>
          </table:table-cell>
          <table:table-cell office:value-type="string" table:style-name="ce10">
            <text:p>Andhra Pradesh</text:p>
          </table:table-cell>
          <table:table-cell office:value-type="float" office:value="5837" table:style-name="ce11">
            <text:p>5837</text:p>
          </table:table-cell>
          <table:table-cell office:value-type="float" office:value="2703114" table:style-name="ce11">
            <text:p>2703114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rinagar</text:p>
          </table:table-cell>
          <table:table-cell office:value-type="string" table:style-name="ce10">
            <text:p>Jammu and Kashmir</text:p>
          </table:table-cell>
          <table:table-cell office:value-type="float" office:value="1979" table:style-name="ce11">
            <text:p>1979</text:p>
          </table:table-cell>
          <table:table-cell office:value-type="float" office:value="1236829" table:style-name="ce11">
            <text:p>1236829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ubarnapur</text:p>
          </table:table-cell>
          <table:table-cell office:value-type="string" table:style-name="ce10">
            <text:p>Orissa</text:p>
          </table:table-cell>
          <table:table-cell office:value-type="float" office:value="2337" table:style-name="ce11">
            <text:p>2337</text:p>
          </table:table-cell>
          <table:table-cell office:value-type="float" office:value="610183" table:style-name="ce11">
            <text:p>610183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ultanpur</text:p>
          </table:table-cell>
          <table:table-cell office:value-type="string" table:style-name="ce10">
            <text:p>Uttar Pradesh</text:p>
          </table:table-cell>
          <table:table-cell office:value-type="float" office:value="4436" table:style-name="ce11">
            <text:p>4436</text:p>
          </table:table-cell>
          <table:table-cell office:value-type="float" office:value="3797117" table:style-name="ce11">
            <text:p>3797117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undargarh</text:p>
          </table:table-cell>
          <table:table-cell office:value-type="string" table:style-name="ce10">
            <text:p>Orissa</text:p>
          </table:table-cell>
          <table:table-cell office:value-type="float" office:value="9712" table:style-name="ce11">
            <text:p>9712</text:p>
          </table:table-cell>
          <table:table-cell office:value-type="float" office:value="2093437" table:style-name="ce11">
            <text:p>2093437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upaul</text:p>
          </table:table-cell>
          <table:table-cell office:value-type="string" table:style-name="ce10">
            <text:p>Bihar</text:p>
          </table:table-cell>
          <table:table-cell office:value-type="float" office:value="2425" table:style-name="ce11">
            <text:p>2425</text:p>
          </table:table-cell>
          <table:table-cell office:value-type="float" office:value="2229076" table:style-name="ce11">
            <text:p>2229076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urat</text:p>
          </table:table-cell>
          <table:table-cell office:value-type="string" table:style-name="ce10">
            <text:p>Gujarat</text:p>
          </table:table-cell>
          <table:table-cell office:value-type="float" office:value="4549" table:style-name="ce11">
            <text:p>4549</text:p>
          </table:table-cell>
          <table:table-cell office:value-type="float" office:value="6081322" table:style-name="ce11">
            <text:p>608132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urendranagar</text:p>
          </table:table-cell>
          <table:table-cell office:value-type="string" table:style-name="ce10">
            <text:p>Gujarat</text:p>
          </table:table-cell>
          <table:table-cell office:value-type="float" office:value="10423" table:style-name="ce11">
            <text:p>10423</text:p>
          </table:table-cell>
          <table:table-cell office:value-type="float" office:value="1756268" table:style-name="ce11">
            <text:p>1756268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urguja</text:p>
          </table:table-cell>
          <table:table-cell office:value-type="string" table:style-name="ce10">
            <text:p>Chhattisgarh</text:p>
          </table:table-cell>
          <table:table-cell office:value-type="float" office:value="15732" table:style-name="ce11">
            <text:p>15732</text:p>
          </table:table-cell>
          <table:table-cell office:value-type="float" office:value="2359886" table:style-name="ce11">
            <text:p>2359886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Tamenglong</text:p>
          </table:table-cell>
          <table:table-cell office:value-type="string" table:style-name="ce10">
            <text:p>Manipur</text:p>
          </table:table-cell>
          <table:table-cell office:value-type="float" office:value="4391" table:style-name="ce11">
            <text:p>4391</text:p>
          </table:table-cell>
          <table:table-cell office:value-type="float" office:value="140651" table:style-name="ce11">
            <text:p>14065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Tapi</text:p>
          </table:table-cell>
          <table:table-cell office:value-type="string" table:style-name="ce10">
            <text:p>Gujarat</text:p>
          </table:table-cell>
          <table:table-cell office:value-type="float" office:value="3139" table:style-name="ce11">
            <text:p>3139</text:p>
          </table:table-cell>
          <table:table-cell office:value-type="float" office:value="807022" table:style-name="ce11">
            <text:p>80702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Tarn Taran</text:p>
          </table:table-cell>
          <table:table-cell office:value-type="string" table:style-name="ce10">
            <text:p>Punjab</text:p>
          </table:table-cell>
          <table:table-cell office:value-type="float" office:value="2414" table:style-name="ce11">
            <text:p>2414</text:p>
          </table:table-cell>
          <table:table-cell office:value-type="float" office:value="1119627" table:style-name="ce11">
            <text:p>1119627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Tawang</text:p>
          </table:table-cell>
          <table:table-cell office:value-type="string" table:style-name="ce10">
            <text:p>Arunachal Pradesh</text:p>
          </table:table-cell>
          <table:table-cell office:value-type="float" office:value="2172" table:style-name="ce11">
            <text:p>2172</text:p>
          </table:table-cell>
          <table:table-cell office:value-type="float" office:value="49977" table:style-name="ce11">
            <text:p>49977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Tehri Garhwal</text:p>
          </table:table-cell>
          <table:table-cell office:value-type="string" table:style-name="ce10">
            <text:p>Uttarakhand</text:p>
          </table:table-cell>
          <table:table-cell office:value-type="float" office:value="3642" table:style-name="ce11">
            <text:p>3642</text:p>
          </table:table-cell>
          <table:table-cell office:value-type="float" office:value="618931" table:style-name="ce11">
            <text:p>61893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Thane</text:p>
          </table:table-cell>
          <table:table-cell office:value-type="string" table:style-name="ce10">
            <text:p>Maharashtra</text:p>
          </table:table-cell>
          <table:table-cell office:value-type="float" office:value="9558" table:style-name="ce11">
            <text:p>9558</text:p>
          </table:table-cell>
          <table:table-cell office:value-type="float" office:value="11060148" table:style-name="ce11">
            <text:p>11060148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Tiruvannamalai</text:p>
          </table:table-cell>
          <table:table-cell office:value-type="string" table:style-name="ce10">
            <text:p>Tamil Nadu</text:p>
          </table:table-cell>
          <table:table-cell office:value-type="float" office:value="6188" table:style-name="ce11">
            <text:p>6188</text:p>
          </table:table-cell>
          <table:table-cell office:value-type="float" office:value="2464875" table:style-name="ce11">
            <text:p>246487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The Dangs</text:p>
          </table:table-cell>
          <table:table-cell office:value-type="string" table:style-name="ce10">
            <text:p>Gujarat</text:p>
          </table:table-cell>
          <table:table-cell office:value-type="float" office:value="1766" table:style-name="ce11">
            <text:p>1766</text:p>
          </table:table-cell>
          <table:table-cell office:value-type="float" office:value="228291" table:style-name="ce11">
            <text:p>22829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Tiruppur</text:p>
          </table:table-cell>
          <table:table-cell office:value-type="string" table:style-name="ce10">
            <text:p>Tamil Nadu</text:p>
          </table:table-cell>
          <table:table-cell office:value-type="float" office:value="5187" table:style-name="ce11">
            <text:p>5187</text:p>
          </table:table-cell>
          <table:table-cell office:value-type="float" office:value="2479052" table:style-name="ce11">
            <text:p>247905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uddalore</text:p>
          </table:table-cell>
          <table:table-cell office:value-type="string" table:style-name="ce10">
            <text:p>Tamil Nadu</text:p>
          </table:table-cell>
          <table:table-cell office:value-type="float" office:value="3703" table:style-name="ce11">
            <text:p>3703</text:p>
          </table:table-cell>
          <table:table-cell office:value-type="float" office:value="2605914" table:style-name="ce11">
            <text:p>2605914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Tiruchirappalli</text:p>
          </table:table-cell>
          <table:table-cell office:value-type="string" table:style-name="ce10">
            <text:p>Tamil Nadu</text:p>
          </table:table-cell>
          <table:table-cell office:value-type="float" office:value="4509" table:style-name="ce11">
            <text:p>4509</text:p>
          </table:table-cell>
          <table:table-cell office:value-type="float" office:value="2722290" table:style-name="ce11">
            <text:p>272229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Thiruvananthapuram</text:p>
          </table:table-cell>
          <table:table-cell office:value-type="string" table:style-name="ce10">
            <text:p>Kerala</text:p>
          </table:table-cell>
          <table:table-cell office:value-type="float" office:value="2189" table:style-name="ce11">
            <text:p>2189</text:p>
          </table:table-cell>
          <table:table-cell office:value-type="float" office:value="3301427" table:style-name="ce11">
            <text:p>3301427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Madurai</text:p>
          </table:table-cell>
          <table:table-cell office:value-type="string" table:style-name="ce10">
            <text:p>Tamil Nadu</text:p>
          </table:table-cell>
          <table:table-cell office:value-type="float" office:value="3710" table:style-name="ce11">
            <text:p>3710</text:p>
          </table:table-cell>
          <table:table-cell office:value-type="float" office:value="3038252" table:style-name="ce11">
            <text:p>303825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Tirunelveli</text:p>
          </table:table-cell>
          <table:table-cell office:value-type="string" table:style-name="ce10">
            <text:p>Tamil Nadu</text:p>
          </table:table-cell>
          <table:table-cell office:value-type="float" office:value="6693" table:style-name="ce11">
            <text:p>6693</text:p>
          </table:table-cell>
          <table:table-cell office:value-type="float" office:value="3077233" table:style-name="ce11">
            <text:p>3077233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Thoubal</text:p>
          </table:table-cell>
          <table:table-cell office:value-type="string" table:style-name="ce10">
            <text:p>Manipur</text:p>
          </table:table-cell>
          <table:table-cell office:value-type="float" office:value="514" table:style-name="ce11">
            <text:p>514</text:p>
          </table:table-cell>
          <table:table-cell office:value-type="float" office:value="422168" table:style-name="ce11">
            <text:p>422168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Thrissur</text:p>
          </table:table-cell>
          <table:table-cell office:value-type="string" table:style-name="ce10">
            <text:p>Kerala</text:p>
          </table:table-cell>
          <table:table-cell office:value-type="float" office:value="3027" table:style-name="ce11">
            <text:p>3027</text:p>
          </table:table-cell>
          <table:table-cell office:value-type="float" office:value="3121200" table:style-name="ce11">
            <text:p>312120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Tikamgarh</text:p>
          </table:table-cell>
          <table:table-cell office:value-type="string" table:style-name="ce10">
            <text:p>Madhya Pradesh</text:p>
          </table:table-cell>
          <table:table-cell office:value-type="float" office:value="5048" table:style-name="ce11">
            <text:p>5048</text:p>
          </table:table-cell>
          <table:table-cell office:value-type="float" office:value="1445166" table:style-name="ce11">
            <text:p>1445166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Tinsukia</text:p>
          </table:table-cell>
          <table:table-cell office:value-type="string" table:style-name="ce10">
            <text:p>Assam</text:p>
          </table:table-cell>
          <table:table-cell office:value-type="float" office:value="3790" table:style-name="ce11">
            <text:p>3790</text:p>
          </table:table-cell>
          <table:table-cell office:value-type="float" office:value="1327929" table:style-name="ce11">
            <text:p>1327929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Tirap</text:p>
          </table:table-cell>
          <table:table-cell office:value-type="string" table:style-name="ce10">
            <text:p>Arunachal Pradesh</text:p>
          </table:table-cell>
          <table:table-cell office:value-type="float" office:value="2362" table:style-name="ce11">
            <text:p>2362</text:p>
          </table:table-cell>
          <table:table-cell office:value-type="float" office:value="111975" table:style-name="ce11">
            <text:p>11197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oimbatore</text:p>
          </table:table-cell>
          <table:table-cell office:value-type="string" table:style-name="ce10">
            <text:p>Tamil Nadu</text:p>
          </table:table-cell>
          <table:table-cell office:value-type="float" office:value="4732" table:style-name="ce11">
            <text:p>4732</text:p>
          </table:table-cell>
          <table:table-cell office:value-type="float" office:value="3458045" table:style-name="ce11">
            <text:p>345804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Viluppuram</text:p>
          </table:table-cell>
          <table:table-cell office:value-type="string" table:style-name="ce10">
            <text:p>Tamil Nadu</text:p>
          </table:table-cell>
          <table:table-cell office:value-type="float" office:value="7194" table:style-name="ce11">
            <text:p>7194</text:p>
          </table:table-cell>
          <table:table-cell office:value-type="float" office:value="3458873" table:style-name="ce11">
            <text:p>3458873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Salem</text:p>
          </table:table-cell>
          <table:table-cell office:value-type="string" table:style-name="ce10">
            <text:p>Tamil Nadu</text:p>
          </table:table-cell>
          <table:table-cell office:value-type="float" office:value="5237" table:style-name="ce11">
            <text:p>5237</text:p>
          </table:table-cell>
          <table:table-cell office:value-type="float" office:value="3482056" table:style-name="ce11">
            <text:p>3482056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Thiruvallur</text:p>
          </table:table-cell>
          <table:table-cell office:value-type="string" table:style-name="ce10">
            <text:p>Tamil Nadu</text:p>
          </table:table-cell>
          <table:table-cell office:value-type="float" office:value="3394" table:style-name="ce11">
            <text:p>3394</text:p>
          </table:table-cell>
          <table:table-cell office:value-type="float" office:value="3728104" table:style-name="ce11">
            <text:p>3728104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Tonk</text:p>
          </table:table-cell>
          <table:table-cell office:value-type="string" table:style-name="ce10">
            <text:p>Rajasthan</text:p>
          </table:table-cell>
          <table:table-cell office:value-type="float" office:value="7194" table:style-name="ce11">
            <text:p>7194</text:p>
          </table:table-cell>
          <table:table-cell office:value-type="float" office:value="1421326" table:style-name="ce11">
            <text:p>1421326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Tuensang</text:p>
          </table:table-cell>
          <table:table-cell office:value-type="string" table:style-name="ce10">
            <text:p>Nagaland</text:p>
          </table:table-cell>
          <table:table-cell office:value-type="float" office:value="2536" table:style-name="ce11">
            <text:p>2536</text:p>
          </table:table-cell>
          <table:table-cell office:value-type="float" office:value="196596" table:style-name="ce11">
            <text:p>196596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Tumkur</text:p>
          </table:table-cell>
          <table:table-cell office:value-type="string" table:style-name="ce10">
            <text:p>Karnataka</text:p>
          </table:table-cell>
          <table:table-cell office:value-type="float" office:value="10597" table:style-name="ce11">
            <text:p>10597</text:p>
          </table:table-cell>
          <table:table-cell office:value-type="float" office:value="2678980" table:style-name="ce11">
            <text:p>267898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Udaipur</text:p>
          </table:table-cell>
          <table:table-cell office:value-type="string" table:style-name="ce10">
            <text:p>Rajasthan</text:p>
          </table:table-cell>
          <table:table-cell office:value-type="float" office:value="11724" table:style-name="ce11">
            <text:p>11724</text:p>
          </table:table-cell>
          <table:table-cell office:value-type="float" office:value="3068420" table:style-name="ce11">
            <text:p>306842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Udalguri</text:p>
          </table:table-cell>
          <table:table-cell office:value-type="string" table:style-name="ce10">
            <text:p>Assam</text:p>
          </table:table-cell>
          <table:table-cell office:value-type="float" office:value="2012" table:style-name="ce11">
            <text:p>2012</text:p>
          </table:table-cell>
          <table:table-cell office:value-type="float" office:value="831668" table:style-name="ce11">
            <text:p>831668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Udham Singh Nagar</text:p>
          </table:table-cell>
          <table:table-cell office:value-type="string" table:style-name="ce10">
            <text:p>Uttarakhand</text:p>
          </table:table-cell>
          <table:table-cell office:value-type="float" office:value="2542" table:style-name="ce11">
            <text:p>2542</text:p>
          </table:table-cell>
          <table:table-cell office:value-type="float" office:value="1648902" table:style-name="ce11">
            <text:p>164890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Udhampur</text:p>
          </table:table-cell>
          <table:table-cell office:value-type="string" table:style-name="ce10">
            <text:p>Jammu and Kashmir</text:p>
          </table:table-cell>
          <table:table-cell office:value-type="float" office:value="2637" table:style-name="ce11">
            <text:p>2637</text:p>
          </table:table-cell>
          <table:table-cell office:value-type="float" office:value="554985" table:style-name="ce11">
            <text:p>55498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Udupi</text:p>
          </table:table-cell>
          <table:table-cell office:value-type="string" table:style-name="ce10">
            <text:p>Karnataka</text:p>
          </table:table-cell>
          <table:table-cell office:value-type="float" office:value="3582" table:style-name="ce11">
            <text:p>3582</text:p>
          </table:table-cell>
          <table:table-cell office:value-type="float" office:value="1177361" table:style-name="ce11">
            <text:p>117736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Ujjain</text:p>
          </table:table-cell>
          <table:table-cell office:value-type="string" table:style-name="ce10">
            <text:p>Madhya Pradesh</text:p>
          </table:table-cell>
          <table:table-cell office:value-type="float" office:value="6091" table:style-name="ce11">
            <text:p>6091</text:p>
          </table:table-cell>
          <table:table-cell office:value-type="float" office:value="1986864" table:style-name="ce11">
            <text:p>1986864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Ukhrul</text:p>
          </table:table-cell>
          <table:table-cell office:value-type="string" table:style-name="ce10">
            <text:p>Manipur</text:p>
          </table:table-cell>
          <table:table-cell office:value-type="float" office:value="4544" table:style-name="ce11">
            <text:p>4544</text:p>
          </table:table-cell>
          <table:table-cell office:value-type="float" office:value="183998" table:style-name="ce11">
            <text:p>183998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Umaria</text:p>
          </table:table-cell>
          <table:table-cell office:value-type="string" table:style-name="ce10">
            <text:p>Madhya Pradesh</text:p>
          </table:table-cell>
          <table:table-cell office:value-type="float" office:value="4076" table:style-name="ce11">
            <text:p>4076</text:p>
          </table:table-cell>
          <table:table-cell office:value-type="float" office:value="644758" table:style-name="ce11">
            <text:p>644758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Una</text:p>
          </table:table-cell>
          <table:table-cell office:value-type="string" table:style-name="ce10">
            <text:p>Himachal Pradesh</text:p>
          </table:table-cell>
          <table:table-cell office:value-type="float" office:value="1540" table:style-name="ce11">
            <text:p>1540</text:p>
          </table:table-cell>
          <table:table-cell office:value-type="float" office:value="521173" table:style-name="ce11">
            <text:p>521173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Unnao</text:p>
          </table:table-cell>
          <table:table-cell office:value-type="string" table:style-name="ce10">
            <text:p>Uttar Pradesh</text:p>
          </table:table-cell>
          <table:table-cell office:value-type="float" office:value="4558" table:style-name="ce11">
            <text:p>4558</text:p>
          </table:table-cell>
          <table:table-cell office:value-type="float" office:value="3108367" table:style-name="ce11">
            <text:p>3108367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Upper Siang</text:p>
          </table:table-cell>
          <table:table-cell office:value-type="string" table:style-name="ce10">
            <text:p>Arunachal Pradesh</text:p>
          </table:table-cell>
          <table:table-cell office:value-type="float" office:value="6590" table:style-name="ce11">
            <text:p>6590</text:p>
          </table:table-cell>
          <table:table-cell office:value-type="float" office:value="35320" table:style-name="ce11">
            <text:p>3532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Upper Subansiri</text:p>
          </table:table-cell>
          <table:table-cell office:value-type="string" table:style-name="ce10">
            <text:p>Arunachal Pradesh</text:p>
          </table:table-cell>
          <table:table-cell office:value-type="float" office:value="7032" table:style-name="ce11">
            <text:p>7032</text:p>
          </table:table-cell>
          <table:table-cell office:value-type="float" office:value="83448" table:style-name="ce11">
            <text:p>83448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Uttar Dinajpur</text:p>
          </table:table-cell>
          <table:table-cell office:value-type="string" table:style-name="ce10">
            <text:p>West Bengal</text:p>
          </table:table-cell>
          <table:table-cell office:value-type="float" office:value="3140" table:style-name="ce11">
            <text:p>3140</text:p>
          </table:table-cell>
          <table:table-cell office:value-type="float" office:value="3007134" table:style-name="ce11">
            <text:p>3007134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Uttara Kannada</text:p>
          </table:table-cell>
          <table:table-cell office:value-type="string" table:style-name="ce10">
            <text:p>Karnataka</text:p>
          </table:table-cell>
          <table:table-cell office:value-type="float" office:value="10277" table:style-name="ce11">
            <text:p>10277</text:p>
          </table:table-cell>
          <table:table-cell office:value-type="float" office:value="1437169" table:style-name="ce11">
            <text:p>1437169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Uttarkashi</text:p>
          </table:table-cell>
          <table:table-cell office:value-type="string" table:style-name="ce10">
            <text:p>Uttarakhand</text:p>
          </table:table-cell>
          <table:table-cell office:value-type="float" office:value="8016" table:style-name="ce11">
            <text:p>8016</text:p>
          </table:table-cell>
          <table:table-cell office:value-type="float" office:value="330086" table:style-name="ce11">
            <text:p>330086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Vadodara</text:p>
          </table:table-cell>
          <table:table-cell office:value-type="string" table:style-name="ce10">
            <text:p>Gujarat</text:p>
          </table:table-cell>
          <table:table-cell office:value-type="float" office:value="7546" table:style-name="ce11">
            <text:p>7546</text:p>
          </table:table-cell>
          <table:table-cell office:value-type="float" office:value="4165626" table:style-name="ce11">
            <text:p>4165626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Vaishali</text:p>
          </table:table-cell>
          <table:table-cell office:value-type="string" table:style-name="ce10">
            <text:p>Bihar</text:p>
          </table:table-cell>
          <table:table-cell office:value-type="float" office:value="2036" table:style-name="ce11">
            <text:p>2036</text:p>
          </table:table-cell>
          <table:table-cell office:value-type="float" office:value="3495021" table:style-name="ce11">
            <text:p>349502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Valsad</text:p>
          </table:table-cell>
          <table:table-cell office:value-type="string" table:style-name="ce10">
            <text:p>Gujarat</text:p>
          </table:table-cell>
          <table:table-cell office:value-type="float" office:value="3008" table:style-name="ce11">
            <text:p>3008</text:p>
          </table:table-cell>
          <table:table-cell office:value-type="float" office:value="1705678" table:style-name="ce11">
            <text:p>1705678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Varanasi</text:p>
          </table:table-cell>
          <table:table-cell office:value-type="string" table:style-name="ce10">
            <text:p>Uttar Pradesh</text:p>
          </table:table-cell>
          <table:table-cell office:value-type="float" office:value="1535" table:style-name="ce11">
            <text:p>1535</text:p>
          </table:table-cell>
          <table:table-cell office:value-type="float" office:value="3676841" table:style-name="ce11">
            <text:p>367684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Vellore</text:p>
          </table:table-cell>
          <table:table-cell office:value-type="string" table:style-name="ce10">
            <text:p>Tamil Nadu</text:p>
          </table:table-cell>
          <table:table-cell office:value-type="float" office:value="6075" table:style-name="ce11">
            <text:p>6075</text:p>
          </table:table-cell>
          <table:table-cell office:value-type="float" office:value="3936331" table:style-name="ce11">
            <text:p>393633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Vidisha</text:p>
          </table:table-cell>
          <table:table-cell office:value-type="string" table:style-name="ce10">
            <text:p>Madhya Pradesh</text:p>
          </table:table-cell>
          <table:table-cell office:value-type="float" office:value="7371" table:style-name="ce11">
            <text:p>7371</text:p>
          </table:table-cell>
          <table:table-cell office:value-type="float" office:value="1458875" table:style-name="ce11">
            <text:p>145887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Kancheepuram</text:p>
          </table:table-cell>
          <table:table-cell office:value-type="string" table:style-name="ce10">
            <text:p>Tamil Nadu</text:p>
          </table:table-cell>
          <table:table-cell office:value-type="float" office:value="4483" table:style-name="ce11">
            <text:p>4483</text:p>
          </table:table-cell>
          <table:table-cell office:value-type="float" office:value="3998252" table:style-name="ce11">
            <text:p>399825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Chennai</text:p>
          </table:table-cell>
          <table:table-cell office:value-type="string" table:style-name="ce10">
            <text:p>Tamil Nadu</text:p>
          </table:table-cell>
          <table:table-cell office:value-type="float" office:value="175" table:style-name="ce11">
            <text:p>175</text:p>
          </table:table-cell>
          <table:table-cell office:value-type="float" office:value="4646732" table:style-name="ce11">
            <text:p>464673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Visakhapatnam</text:p>
          </table:table-cell>
          <table:table-cell office:value-type="string" table:style-name="ce10">
            <text:p>Andhra Pradesh</text:p>
          </table:table-cell>
          <table:table-cell office:value-type="float" office:value="11161" table:style-name="ce11">
            <text:p>11161</text:p>
          </table:table-cell>
          <table:table-cell office:value-type="float" office:value="4290589" table:style-name="ce11">
            <text:p>4290589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Vizianagaram</text:p>
          </table:table-cell>
          <table:table-cell office:value-type="string" table:style-name="ce10">
            <text:p>Andhra Pradesh</text:p>
          </table:table-cell>
          <table:table-cell office:value-type="float" office:value="6539" table:style-name="ce11">
            <text:p>6539</text:p>
          </table:table-cell>
          <table:table-cell office:value-type="float" office:value="2344474" table:style-name="ce11">
            <text:p>2344474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Warangal</text:p>
          </table:table-cell>
          <table:table-cell office:value-type="string" table:style-name="ce10">
            <text:p>Andhra Pradesh</text:p>
          </table:table-cell>
          <table:table-cell office:value-type="float" office:value="12846" table:style-name="ce11">
            <text:p>12846</text:p>
          </table:table-cell>
          <table:table-cell office:value-type="float" office:value="3512576" table:style-name="ce11">
            <text:p>3512576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Wardha</text:p>
          </table:table-cell>
          <table:table-cell office:value-type="string" table:style-name="ce10">
            <text:p>Maharashtra</text:p>
          </table:table-cell>
          <table:table-cell office:value-type="float" office:value="6309" table:style-name="ce11">
            <text:p>6309</text:p>
          </table:table-cell>
          <table:table-cell office:value-type="float" office:value="1300774" table:style-name="ce11">
            <text:p>1300774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Washim</text:p>
          </table:table-cell>
          <table:table-cell office:value-type="string" table:style-name="ce10">
            <text:p>Maharashtra</text:p>
          </table:table-cell>
          <table:table-cell office:value-type="float" office:value="4898" table:style-name="ce11">
            <text:p>4898</text:p>
          </table:table-cell>
          <table:table-cell office:value-type="float" office:value="1197160" table:style-name="ce11">
            <text:p>119716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Wayanad</text:p>
          </table:table-cell>
          <table:table-cell office:value-type="string" table:style-name="ce10">
            <text:p>Kerala</text:p>
          </table:table-cell>
          <table:table-cell office:value-type="float" office:value="2130" table:style-name="ce11">
            <text:p>2130</text:p>
          </table:table-cell>
          <table:table-cell office:value-type="float" office:value="817420" table:style-name="ce11">
            <text:p>817420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West</text:p>
          </table:table-cell>
          <table:table-cell office:value-type="float" office:value="0" table:formula="of:=#N/A" table:style-name="ce10">
            <text:p>#N/A</text:p>
          </table:table-cell>
          <table:table-cell office:value-type="float" office:value="130" table:style-name="ce11">
            <text:p>130</text:p>
          </table:table-cell>
          <table:table-cell office:value-type="float" office:value="2543243" table:style-name="ce11">
            <text:p>2543243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West District</text:p>
          </table:table-cell>
          <table:table-cell office:value-type="float" office:value="0" table:formula="of:=#N/A" table:style-name="ce10">
            <text:p>#N/A</text:p>
          </table:table-cell>
          <table:table-cell office:value-type="float" office:value="1166" table:style-name="ce11">
            <text:p>1166</text:p>
          </table:table-cell>
          <table:table-cell office:value-type="float" office:value="136435" table:style-name="ce11">
            <text:p>13643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West Garo Hills</text:p>
          </table:table-cell>
          <table:table-cell office:value-type="string" table:style-name="ce10">
            <text:p>Meghalaya</text:p>
          </table:table-cell>
          <table:table-cell office:value-type="float" office:value="3677" table:style-name="ce11">
            <text:p>3677</text:p>
          </table:table-cell>
          <table:table-cell office:value-type="float" office:value="643291" table:style-name="ce11">
            <text:p>64329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West Godavari</text:p>
          </table:table-cell>
          <table:table-cell office:value-type="string" table:style-name="ce10">
            <text:p>Andhra Pradesh</text:p>
          </table:table-cell>
          <table:table-cell office:value-type="float" office:value="7742" table:style-name="ce11">
            <text:p>7742</text:p>
          </table:table-cell>
          <table:table-cell office:value-type="float" office:value="3936966" table:style-name="ce11">
            <text:p>3936966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West Kameng</text:p>
          </table:table-cell>
          <table:table-cell office:value-type="string" table:style-name="ce10">
            <text:p>Arunachal Pradesh</text:p>
          </table:table-cell>
          <table:table-cell office:value-type="float" office:value="7422" table:style-name="ce11">
            <text:p>7422</text:p>
          </table:table-cell>
          <table:table-cell office:value-type="float" office:value="83947" table:style-name="ce11">
            <text:p>83947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West Khasi Hills</text:p>
          </table:table-cell>
          <table:table-cell office:value-type="string" table:style-name="ce10">
            <text:p>Meghalaya</text:p>
          </table:table-cell>
          <table:table-cell office:value-type="float" office:value="5247" table:style-name="ce11">
            <text:p>5247</text:p>
          </table:table-cell>
          <table:table-cell office:value-type="float" office:value="383461" table:style-name="ce11">
            <text:p>38346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West Siang</text:p>
          </table:table-cell>
          <table:table-cell office:value-type="string" table:style-name="ce10">
            <text:p>Arunachal Pradesh</text:p>
          </table:table-cell>
          <table:table-cell office:value-type="float" office:value="8325" table:style-name="ce11">
            <text:p>8325</text:p>
          </table:table-cell>
          <table:table-cell office:value-type="float" office:value="112274" table:style-name="ce11">
            <text:p>112274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West Tripura</text:p>
          </table:table-cell>
          <table:table-cell office:value-type="string" table:style-name="ce10">
            <text:p>Tripura</text:p>
          </table:table-cell>
          <table:table-cell office:value-type="float" office:value="2993" table:style-name="ce11">
            <text:p>2993</text:p>
          </table:table-cell>
          <table:table-cell office:value-type="float" office:value="1725739" table:style-name="ce11">
            <text:p>1725739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Wokha</text:p>
          </table:table-cell>
          <table:table-cell office:value-type="string" table:style-name="ce10">
            <text:p>Nagaland</text:p>
          </table:table-cell>
          <table:table-cell office:value-type="float" office:value="1628" table:style-name="ce11">
            <text:p>1628</text:p>
          </table:table-cell>
          <table:table-cell office:value-type="float" office:value="166343" table:style-name="ce11">
            <text:p>166343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Yadgir</text:p>
          </table:table-cell>
          <table:table-cell office:value-type="string" table:style-name="ce10">
            <text:p>Karnataka</text:p>
          </table:table-cell>
          <table:table-cell office:value-type="float" office:value="5270" table:style-name="ce11">
            <text:p>5270</text:p>
          </table:table-cell>
          <table:table-cell office:value-type="float" office:value="1174271" table:style-name="ce11">
            <text:p>1174271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Yamunanagar</text:p>
          </table:table-cell>
          <table:table-cell office:value-type="string" table:style-name="ce10">
            <text:p>Haryana</text:p>
          </table:table-cell>
          <table:table-cell office:value-type="float" office:value="1768" table:style-name="ce11">
            <text:p>1768</text:p>
          </table:table-cell>
          <table:table-cell office:value-type="float" office:value="1214205" table:style-name="ce11">
            <text:p>1214205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Yanam</text:p>
          </table:table-cell>
          <table:table-cell office:value-type="string" table:style-name="ce10">
            <text:p>Puducherry</text:p>
          </table:table-cell>
          <table:table-cell office:value-type="float" office:value="30" table:style-name="ce11">
            <text:p>30</text:p>
          </table:table-cell>
          <table:table-cell office:value-type="float" office:value="55626" table:style-name="ce11">
            <text:p>55626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Yavatmal</text:p>
          </table:table-cell>
          <table:table-cell office:value-type="string" table:style-name="ce10">
            <text:p>Maharashtra</text:p>
          </table:table-cell>
          <table:table-cell office:value-type="float" office:value="13582" table:style-name="ce11">
            <text:p>13582</text:p>
          </table:table-cell>
          <table:table-cell office:value-type="float" office:value="2772348" table:style-name="ce11">
            <text:p>2772348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YSR</text:p>
          </table:table-cell>
          <table:table-cell office:value-type="string" table:style-name="ce10">
            <text:p>Andhra Pradesh</text:p>
          </table:table-cell>
          <table:table-cell office:value-type="float" office:value="15359" table:style-name="ce11">
            <text:p>15359</text:p>
          </table:table-cell>
          <table:table-cell office:value-type="float" office:value="2882469" table:style-name="ce11">
            <text:p>2882469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Zunheboto</text:p>
          </table:table-cell>
          <table:table-cell office:value-type="string" table:style-name="ce10">
            <text:p>Nagaland</text:p>
          </table:table-cell>
          <table:table-cell office:value-type="float" office:value="1255" table:style-name="ce11">
            <text:p>1255</text:p>
          </table:table-cell>
          <table:table-cell office:value-type="float" office:value="140757" table:style-name="ce11">
            <text:p>140757</text:p>
          </table:table-cell>
          <table:table-cell table:number-columns-repeated="16380"/>
        </table:table-row>
        <table:table-row table:number-rows-repeated="359" table:style-name="ro1">
          <table:table-cell table:number-columns-repeated="2" table:style-name="ce5"/>
          <table:table-cell table:number-columns-repeated="2" table:style-name="ce6"/>
          <table:table-cell table:number-columns-repeated="16380"/>
        </table:table-row>
        <table:table-row table:number-rows-repeated="1047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Inconsolata" svg:font-family="Inconsolat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f1" style:family="table-cell" style:data-style-name="N0">
      <style:table-cell-properties fo:background-color="#B7E1CD"/>
      <style:text-properties fo:color="#4472C4"/>
    </style:style>
    <style:style style:name="cf2" style:family="table-cell" style:data-style-name="N0">
      <style:table-cell-properties fo:background-color="#FFC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3" style:family="table-cell">
      <style:table-cell-properties fo:background-color="#B7E1CD"/>
      <style:text-properties fo:color="#4472C4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75in" fo:margin-left="0.7in" fo:margin-right="0.7in" fo:margin-bottom="0in"/>
      </style:header-style>
      <style:footer-style>
        <style:header-footer-properties fo:min-height="0.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726</meta:generator>
    <meta:initial-creator>Ashutosh kumar</meta:initial-creator>
    <dc:creator>PRANSHUL MASHTA</dc:creator>
    <meta:creation-date>2022-05-19T04:36:04Z</meta:creation-date>
    <dc:date>2022-12-04T05:08:19Z</dc:date>
  </office:meta>
</office:document-meta>
</file>